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3" svg:font-family="Monaco"/>
    <style:font-face style:name="Times New Roman1" svg:font-family="'Times New Roman'"/>
    <style:font-face style:name="ＭＳ Ｐゴシック3" svg:font-family="'ＭＳ Ｐゴシック'"/>
    <style:font-face style:name="Arial Unicode MS" svg:font-family="'Arial Unicode MS'" style:font-family-generic="roman"/>
    <style:font-face style:name="Liberation Serif" svg:font-family="'Liberation Serif'" style:font-family-generic="roman"/>
    <style:font-face style:name="Times New Roman" svg:font-family="'Times New Roman'" style:font-family-generic="roman"/>
    <style:font-face style:name="Arial" svg:font-family="Arial" style:font-family-generic="swiss"/>
    <style:font-face style:name="Arial Unicode MS4" svg:font-family="'Arial Unicode MS'" style:font-family-generic="swiss"/>
    <style:font-face style:name="Times New Roman2" svg:font-family="'Times New Roman'" style:font-family-generic="swiss"/>
    <style:font-face style:name="ＭＳ Ｐゴシック4" svg:font-family="'ＭＳ Ｐゴシック'" style:font-family-generic="swiss"/>
    <style:font-face style:name="Monaco1" svg:font-family="Monaco" style:font-family-generic="modern" style:font-pitch="fixed"/>
    <style:font-face style:name="Arial Unicode MS3" svg:font-family="'Arial Unicode MS'" style:font-pitch="variable"/>
    <style:font-face style:name="Monaco2" svg:font-family="Monaco" style:font-pitch="variable"/>
    <style:font-face style:name="ＭＳ 明朝" svg:font-family="'ＭＳ 明朝'" style:font-pitch="variable"/>
    <style:font-face style:name="ＭＳ Ｐゴシック" svg:font-family="'ＭＳ Ｐゴシック'" style:font-pitch="variable"/>
    <style:font-face style:name="ＭＳ Ｐゴシック2" svg:font-family="'ＭＳ Ｐゴシック'" style:font-adornments="標準" style:font-pitch="variable"/>
    <style:font-face style:name="ＭＳ Ｐ明朝1" svg:font-family="'ＭＳ Ｐ明朝'" style:font-pitch="variable"/>
    <style:font-face style:name="Arial Unicode MS2" svg:font-family="'Arial Unicode MS'" style:font-family-generic="modern" style:font-pitch="variable"/>
    <style:font-face style:name="Monaco" svg:font-family="Monaco" style:font-family-generic="modern" style:font-pitch="variable"/>
    <style:font-face style:name="ＭＳ Ｐ明朝3" svg:font-family="'ＭＳ Ｐ明朝'" style:font-family-generic="modern" style:font-pitch="variable"/>
    <style:font-face style:name="ＭＳ Ｐゴシック1" svg:font-family="'ＭＳ Ｐゴシック'" style:font-family-generic="swiss" style:font-pitch="variable"/>
    <style:font-face style:name="ＭＳ Ｐ明朝2" svg:font-family="'ＭＳ Ｐ明朝'" style:font-family-generic="swiss" style:font-pitch="variable"/>
    <style:font-face style:name="Arial Unicode MS1" svg:font-family="'Arial Unicode MS'" style:font-family-generic="system" style:font-pitch="variable"/>
    <style:font-face style:name="Liberation Sans" svg:font-family="'Liberation Sans'" style:font-family-generic="system" style:font-pitch="variable"/>
    <style:font-face style:name="Tahoma" svg:font-family="Tahoma" style:font-family-generic="system" style:font-pitch="variable"/>
    <style:font-face style:name="ＭＳ Ｐゴシック5"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break-before="page"/>
      <style:text-properties officeooo:rsid="00332528" officeooo:paragraph-rsid="00332528"/>
    </style:style>
    <style:style style:name="P4" style:family="paragraph" style:parent-style-name="Standard">
      <style:paragraph-properties fo:break-before="page"/>
      <style:text-properties officeooo:paragraph-rsid="007e8efc"/>
    </style:style>
    <style:style style:name="P5" style:family="paragraph" style:parent-style-name="Standard">
      <style:paragraph-properties fo:text-align="center" style:justify-single-word="false"/>
      <style:text-properties fo:font-size="20pt" officeooo:paragraph-rsid="007cc9b3" style:font-name-asian="ＭＳ 明朝" style:font-size-asian="20pt" style:language-asian="ja" style:country-asian="JP" style:font-size-complex="20pt"/>
    </style:style>
    <style:style style:name="P6" style:family="paragraph" style:parent-style-name="Standard">
      <style:paragraph-properties fo:text-align="center" style:justify-single-word="false"/>
      <style:text-properties fo:font-size="20pt" fo:font-weight="bold" officeooo:paragraph-rsid="007cc9b3" style:font-name-asian="ＭＳ 明朝" style:font-size-asian="20pt" style:language-asian="ja" style:country-asian="JP"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bold" officeooo:rsid="00196d35" officeooo:paragraph-rsid="007cc9b3" style:font-name-asian="ＭＳ 明朝" style:font-size-asian="20pt" style:language-asian="ja" style:country-asian="JP" style:font-weight-asian="bold" style:font-size-complex="20pt" style:font-weight-complex="bold"/>
    </style:style>
    <style:style style:name="P8" style:family="paragraph" style:parent-style-name="Standard" style:master-page-name="First_20_Page">
      <style:paragraph-properties fo:text-align="start" style:justify-single-word="false" style:page-number="auto"/>
      <style:text-properties fo:font-size="12pt" officeooo:paragraph-rsid="007cc9b3" style:font-name-asian="ＭＳ 明朝" style:font-size-asian="12pt" style:language-asian="ja" style:country-asian="JP" style:font-size-complex="12pt"/>
    </style:style>
    <style:style style:name="P9" style:family="paragraph" style:parent-style-name="Standard" style:master-page-name="Standard">
      <style:paragraph-properties style:page-number="1" fo:break-before="page"/>
      <style:text-properties officeooo:paragraph-rsid="0053ca5a"/>
    </style:style>
    <style:style style:name="P10" style:family="paragraph" style:parent-style-name="Standard">
      <style:paragraph-properties fo:text-align="center" style:justify-single-word="false"/>
      <style:text-properties fo:font-size="12pt" officeooo:rsid="017a0df9" officeooo:paragraph-rsid="007cc9b3" style:font-name-asian="ＭＳ 明朝" style:font-size-asian="12pt" style:language-asian="ja" style:country-asian="JP" style:font-size-complex="12pt"/>
    </style:style>
    <style:style style:name="P11" style:family="paragraph" style:parent-style-name="Standard">
      <style:text-properties fo:font-size="12pt" officeooo:paragraph-rsid="007cc9b3" style:font-name-asian="ＭＳ 明朝" style:font-size-asian="12pt" style:language-asian="ja" style:country-asian="JP" style:font-size-complex="12pt"/>
    </style:style>
    <style:style style:name="P12" style:family="paragraph" style:parent-style-name="Standard">
      <style:paragraph-properties fo:text-align="end" style:justify-single-word="false"/>
      <style:text-properties fo:font-size="12pt" officeooo:paragraph-rsid="007cc9b3" style:font-name-asian="ＭＳ 明朝" style:font-size-asian="12pt" style:language-asian="ja" style:country-asian="JP" style:font-size-complex="12pt"/>
    </style:style>
    <style:style style:name="P13" style:family="paragraph">
      <style:paragraph-properties style:text-autospace="none"/>
    </style:style>
    <style:style style:name="P14" style:family="paragraph">
      <style:text-properties style:font-name="ＭＳ Ｐゴシック" fo:font-size="8pt" fo:font-style="normal" fo:font-weight="normal" style:font-name-asian="ＭＳ Ｐゴシック" style:font-size-asian="8pt" style:font-style-asian="normal" style:font-weight-asian="normal" style:font-size-complex="8pt"/>
    </style:style>
    <style:style style:name="P15" style:family="paragraph">
      <style:paragraph-properties fo:text-align="center"/>
      <style:text-properties fo:font-size="12pt"/>
    </style:style>
    <style:style style:name="P16" style:family="paragraph">
      <style:paragraph-properties fo:text-align="center"/>
    </style:style>
    <style:style style:name="P17" style:family="paragraph">
      <style:text-properties style:font-name="ＭＳ Ｐゴシック" fo:font-size="8.5pt" fo:font-style="normal" fo:font-weight="normal" style:font-name-asian="ＭＳ Ｐゴシック" style:font-size-asian="8.5pt" style:font-style-asian="normal" style:font-weight-asian="normal" style:font-size-complex="8.5pt"/>
    </style:style>
    <style:style style:name="P18" style:family="paragraph">
      <style:paragraph-properties fo:text-align="start"/>
    </style:style>
    <style:style style:name="P19" style:family="paragraph">
      <style:paragraph-properties fo:text-align="center"/>
      <style:text-properties style:font-name="ＭＳ Ｐゴシック" fo:font-size="8.5pt" style:font-size-asian="8.5pt" style:font-size-complex="8.5pt"/>
    </style:style>
    <style:style style:name="P20" style:family="paragraph">
      <style:paragraph-properties fo:text-align="center"/>
      <style:text-properties style:font-name="ＭＳ Ｐゴシック" fo:font-size="9pt" style:font-size-asian="9pt" style:font-size-complex="9pt"/>
    </style:style>
    <style:style style:name="P21" style:family="paragraph">
      <style:text-properties style:font-name="ＭＳ Ｐゴシック" fo:font-size="9pt" fo:font-style="normal" fo:font-weight="normal" style:font-name-asian="ＭＳ Ｐゴシック" style:font-size-asian="9pt" style:font-style-asian="normal" style:font-weight-asian="normal" style:font-size-complex="9pt"/>
    </style:style>
    <style:style style:name="P22" style:family="paragraph">
      <style:paragraph-properties fo:text-align="center"/>
      <style:text-properties style:font-name="ＭＳ Ｐゴシック" fo:font-size="8pt" style:font-size-asian="8pt" style:font-size-complex="8pt"/>
    </style:style>
    <style:style style:name="P23" style:family="paragraph">
      <style:text-properties style:font-name="ＭＳ Ｐゴシック" fo:font-size="8.5pt" fo:font-style="normal" fo:font-weight="normal" style:font-name-asian="ＭＳ Ｐゴシック" style:font-size-asian="8.5pt" style:font-style-asian="normal" style:font-weight-asian="normal" style:font-size-complex="8.5pt" style:font-weight-complex="normal"/>
    </style:style>
    <style:style style:name="P24" style:family="paragraph">
      <style:text-properties style:font-name="ＭＳ Ｐゴシック" fo:font-size="9pt" fo:font-style="normal" fo:font-weight="normal" style:font-name-asian="ＭＳ Ｐゴシック" style:font-size-asian="9pt" style:font-style-asian="normal" style:font-weight-asian="normal" style:font-size-complex="9pt" style:font-weight-complex="normal"/>
    </style:style>
    <style:style style:name="P25" style:family="paragraph">
      <style:text-properties style:font-name="ＭＳ Ｐゴシック" fo:font-size="9pt" style:font-name-asian="ＭＳ Ｐゴシック" style:font-size-asian="9pt" style:font-size-complex="9pt"/>
    </style:style>
    <style:style style:name="P26" style:family="paragraph">
      <style:text-properties style:font-name="ＭＳ Ｐゴシック2" fo:font-size="9pt" fo:font-style="normal" fo:font-weight="normal" style:font-name-asian="ＭＳ Ｐゴシック2" style:font-size-asian="9pt" style:font-style-asian="normal" style:font-weight-asian="normal" style:font-size-complex="9pt"/>
    </style:style>
    <style:style style:name="P27" style:family="paragraph">
      <style:paragraph-properties fo:text-align="center"/>
      <style:text-properties style:font-name="ＭＳ Ｐゴシック" fo:font-size="12pt"/>
    </style:style>
    <style:style style:name="P28" style:family="paragraph">
      <style:paragraph-properties fo:text-align="center"/>
      <style:text-properties style:font-name="ＭＳ Ｐゴシック" fo:font-size="9pt" fo:font-style="normal" fo:font-weight="normal" style:font-name-asian="ＭＳ Ｐゴシック2" style:font-size-asian="9pt" style:font-style-asian="normal" style:font-weight-asian="normal" style:font-size-complex="9pt"/>
    </style:style>
    <style:style style:name="P29" style:family="paragraph">
      <style:paragraph-properties fo:text-align="start"/>
      <style:text-properties style:font-name="ＭＳ Ｐゴシック" fo:font-size="8.5pt" fo:font-style="normal" fo:font-weight="normal" style:font-name-asian="ＭＳ Ｐゴシック" style:font-size-asian="8.5pt" style:font-style-asian="normal" style:font-weight-asian="normal" style:font-size-complex="8.5pt"/>
    </style:style>
    <style:style style:name="P30" style:family="paragraph">
      <style:text-properties style:font-name="ＭＳ Ｐゴシック2" fo:font-size="8.5pt" fo:font-style="normal" fo:font-weight="normal" style:font-name-asian="ＭＳ Ｐゴシック2" style:font-size-asian="8.5pt" style:font-style-asian="normal" style:font-weight-asian="normal" style:font-size-complex="8.5pt"/>
    </style:style>
    <style:style style:name="P31" style:family="paragraph">
      <style:text-properties style:font-name="ＭＳ Ｐゴシック" fo:font-size="8.5pt" style:font-name-asian="ＭＳ Ｐゴシック" style:font-size-asian="8.5pt" style:font-size-complex="8.5pt"/>
    </style:style>
    <style:style style:name="P32" style:family="paragraph">
      <style:text-properties style:font-name="ＭＳ Ｐゴシック" fo:font-size="8pt" style:font-name-asian="ＭＳ Ｐゴシック" style:font-size-asian="8pt" style:font-size-complex="8pt"/>
    </style:style>
    <style:style style:name="P33" style:family="paragraph">
      <style:paragraph-properties fo:text-align="center"/>
      <style:text-properties style:font-name="ＭＳ Ｐゴシック" fo:font-size="11.5pt" style:font-size-asian="11.5pt" style:font-size-complex="11.5pt"/>
    </style:style>
    <style:style style:name="P34" style:family="paragraph">
      <style:text-properties style:font-name="ＭＳ Ｐゴシック2" fo:font-size="9pt" style:font-name-asian="ＭＳ Ｐゴシック" style:font-size-asian="9pt" style:font-size-complex="9pt"/>
    </style:style>
    <style:style style:name="P35" style:family="paragraph">
      <style:text-properties style:font-name="ＭＳ Ｐゴシック1" fo:font-size="9pt" style:font-name-asian="ＭＳ Ｐゴシック1" style:font-size-asian="9pt" style:font-size-complex="9pt"/>
    </style:style>
    <style:style style:name="P36" style:family="paragraph">
      <style:paragraph-properties fo:text-align="center"/>
      <style:text-properties style:font-name="ＭＳ Ｐゴシック1" fo:font-size="9pt" style:font-size-asian="9pt" style:font-size-complex="9pt"/>
    </style:style>
    <style:style style:name="P37" style:family="paragraph">
      <style:text-properties style:font-name="ＭＳ Ｐゴシック1" style:font-name-asian="ＭＳ Ｐゴシック1"/>
    </style:style>
    <style:style style:name="T1" style:family="text">
      <style:text-properties fo:color="#000000" style:text-outline="false" style:text-line-through-style="none" style:text-line-through-type="none" style:font-name="ＭＳ Ｐゴシック" fo:font-size="8pt" fo:font-style="normal" fo:text-shadow="none" style:text-underline-style="none" fo:font-weight="normal" style:letter-kerning="true" style:font-name-asian="ＭＳ Ｐゴシック" style:font-size-asian="8pt" style:font-style-asian="normal" style:font-weight-asian="normal" style:font-name-complex="Monaco1" style:font-size-complex="8pt" style:font-style-complex="normal" style:font-weight-complex="normal" style:text-emphasize="none" style:font-relief="none" style:text-overline-style="none" style:text-overline-color="font-color"/>
    </style:style>
    <style:style style:name="T2" style:family="text">
      <style:text-properties style:font-name="ＭＳ Ｐゴシック" fo:font-size="8pt" fo:font-style="normal" fo:font-weight="normal" style:font-name-asian="ＭＳ Ｐゴシック" style:font-size-asian="8pt" style:font-style-asian="normal" style:font-weight-asian="normal" style:font-size-complex="8pt"/>
    </style:style>
    <style:style style:name="T3" style:family="text">
      <style:text-properties fo:color="#000000" style:font-name="ＭＳ Ｐゴシック" fo:font-size="8pt" fo:font-style="normal" style:text-underline-style="none" fo:font-weight="normal" style:font-name-asian="ＭＳ Ｐゴシック" style:font-size-asian="8pt" style:font-style-asian="normal" style:font-weight-asian="normal" style:font-name-complex="Monaco3" style:font-size-complex="8pt"/>
    </style:style>
    <style:style style:name="T4" style:family="text">
      <style:text-properties fo:color="#000000" style:text-outline="false" style:text-line-through-style="none" style:text-line-through-type="none" style:font-name="ＭＳ Ｐゴシック" fo:font-size="8.5pt" fo:font-style="normal" fo:text-shadow="none" style:text-underline-style="none" fo:font-weight="normal" style:letter-kerning="true" style:font-name-asian="ＭＳ Ｐゴシック" style:font-size-asian="8.5pt" style:font-style-asian="normal" style:font-weight-asian="normal" style:font-name-complex="Monaco1" style:font-size-complex="8.5pt" style:font-style-complex="normal" style:font-weight-complex="normal" style:text-emphasize="none" style:font-relief="none" style:text-overline-style="none" style:text-overline-color="font-color"/>
    </style:style>
    <style:style style:name="T5" style:family="text">
      <style:text-properties style:font-name="ＭＳ Ｐゴシック" fo:font-size="8.5pt" fo:font-style="normal" fo:font-weight="normal" style:font-name-asian="ＭＳ Ｐゴシック" style:font-size-asian="8.5pt" style:font-style-asian="normal" style:font-weight-asian="normal" style:font-size-complex="8.5pt"/>
    </style:style>
    <style:style style:name="T6" style:family="text">
      <style:text-properties fo:color="#000000" style:font-name="ＭＳ Ｐゴシック" fo:font-size="8.5pt" fo:font-style="normal" style:text-underline-style="none" fo:font-weight="normal" style:font-name-asian="ＭＳ Ｐゴシック" style:font-size-asian="8.5pt" style:font-style-asian="normal" style:font-weight-asian="normal" style:font-name-complex="Monaco3" style:font-size-complex="8.5pt"/>
    </style:style>
    <style:style style:name="T7" style:family="text">
      <style:text-properties style:font-name="ＭＳ Ｐゴシック" fo:font-size="8.5pt" style:font-size-asian="8.5pt" style:font-size-complex="8.5pt"/>
    </style:style>
    <style:style style:name="T8" style:family="text">
      <style:text-properties style:font-name="ＭＳ Ｐゴシック" fo:font-size="8.5pt" fo:font-style="normal" fo:font-weight="normal" style:font-name-asian="ＭＳ Ｐゴシック2" style:font-size-asian="8.5pt" style:font-style-asian="normal" style:font-weight-asian="normal" style:font-size-complex="8.5pt"/>
    </style:style>
    <style:style style:name="T9" style:family="text">
      <style:text-properties fo:color="#000000" style:text-outline="false" style:text-line-through-style="none" style:text-line-through-type="none" style:font-name="ＭＳ Ｐゴシック" fo:font-size="8.5pt" fo:font-style="normal" fo:text-shadow="none" style:text-underline-style="none" fo:font-weight="normal" style:letter-kerning="true" style:font-name-asian="ＭＳ Ｐゴシック2" style:font-size-asian="8.5pt" style:font-style-asian="normal" style:font-weight-asian="normal" style:font-name-complex="Monaco1" style:font-size-complex="8.5pt" style:font-style-complex="normal" style:font-weight-complex="normal" style:text-emphasize="none" style:font-relief="none" style:text-overline-style="none" style:text-overline-color="font-color"/>
    </style:style>
    <style:style style:name="T10" style:family="text">
      <style:text-properties style:font-name="ＭＳ Ｐゴシック" fo:font-size="9pt" fo:font-style="normal" fo:font-weight="normal" style:font-name-asian="ＭＳ Ｐゴシック2" style:font-size-asian="9pt" style:font-style-asian="normal" style:font-weight-asian="normal" style:font-size-complex="9pt"/>
    </style:style>
    <style:style style:name="T11" style:family="text">
      <style:text-properties fo:color="#000000" style:text-outline="false" style:text-line-through-style="none" style:text-line-through-type="none" style:font-name="ＭＳ Ｐゴシック" fo:font-size="9pt" fo:font-style="normal" fo:text-shadow="none" style:text-underline-style="none" fo:font-weight="normal" style:letter-kerning="true" style:font-name-asian="ＭＳ Ｐゴシック" style:font-size-asian="9pt" style:font-style-asian="normal" style:font-weight-asian="normal" style:font-name-complex="Monaco1" style:font-size-complex="9pt" style:font-style-complex="normal" style:font-weight-complex="normal" style:text-emphasize="none" style:font-relief="none" style:text-overline-style="none" style:text-overline-color="font-color"/>
    </style:style>
    <style:style style:name="T12" style:family="text">
      <style:text-properties style:font-name="ＭＳ Ｐゴシック" fo:font-size="8pt" fo:font-style="normal" fo:font-weight="normal" style:font-name-asian="ＭＳ Ｐゴシック2" style:font-size-asian="8pt" style:font-style-asian="normal" style:font-weight-asian="normal" style:font-size-complex="8pt"/>
    </style:style>
    <style:style style:name="T13" style:family="text">
      <style:text-properties fo:color="#000000" style:text-outline="false" style:text-line-through-style="none" style:text-line-through-type="none" style:font-name="ＭＳ Ｐゴシック" fo:font-size="8pt" fo:font-style="normal" fo:text-shadow="none" style:text-underline-style="none" fo:font-weight="normal" style:letter-kerning="true" style:font-name-asian="ＭＳ Ｐゴシック2" style:font-size-asian="8pt" style:font-style-asian="normal" style:font-weight-asian="normal" style:font-name-complex="Monaco1" style:font-size-complex="8pt" style:font-style-complex="normal" style:font-weight-complex="normal" style:text-emphasize="none" style:font-relief="none" style:text-overline-style="none" style:text-overline-color="font-color"/>
    </style:style>
    <style:style style:name="T14" style:family="text">
      <style:text-properties style:font-name="ＭＳ Ｐゴシック" fo:font-size="8.5pt" style:font-name-asian="ＭＳ Ｐゴシック" style:font-size-asian="8.5pt" style:font-size-complex="8.5pt"/>
    </style:style>
    <style:style style:name="T15" style:family="text">
      <style:text-properties style:font-name="ＭＳ Ｐゴシック" fo:font-size="9pt" style:font-name-asian="ＭＳ Ｐゴシック" style:font-size-asian="9pt" style:font-size-complex="9pt"/>
    </style:style>
    <style:style style:name="T16" style:family="text">
      <style:text-properties fo:font-size="10pt" style:font-size-asian="10pt" style:font-size-complex="10pt"/>
    </style:style>
    <style:style style:name="T17" style:family="text">
      <style:text-properties style:font-name="ＭＳ Ｐゴシック2" fo:font-size="9pt" fo:font-style="normal" fo:font-weight="normal" style:font-name-asian="ＭＳ Ｐゴシック2" style:font-size-asian="9pt" style:font-style-asian="normal" style:font-weight-asian="normal" style:font-size-complex="15.8999996185303pt"/>
    </style:style>
    <style:style style:name="T18" style:family="text">
      <style:text-properties style:font-name="ＭＳ Ｐゴシック2" fo:font-size="9pt" fo:font-style="normal" fo:font-weight="normal" style:font-name-asian="ＭＳ Ｐゴシック2" style:font-size-asian="9pt" style:font-style-asian="normal" style:font-weight-asian="normal" style:font-size-complex="9pt"/>
    </style:style>
    <style:style style:name="T19" style:family="text">
      <style:text-properties style:font-name="ＭＳ Ｐゴシック" fo:font-size="9pt" fo:font-style="normal" fo:font-weight="normal" style:font-name-asian="ＭＳ Ｐゴシック" style:font-size-asian="9pt" style:font-style-asian="normal" style:font-weight-asian="normal" style:font-size-complex="15.8999996185303pt"/>
    </style:style>
    <style:style style:name="T20" style:family="text">
      <style:text-properties style:font-name="ＭＳ Ｐゴシック2" fo:font-size="9pt" fo:font-style="normal" fo:font-weight="normal" style:font-name-asian="ＭＳ Ｐゴシック2" style:font-size-asian="9pt" style:font-style-asian="normal" style:font-weight-asian="normal"/>
    </style:style>
    <style:style style:name="T21" style:family="text">
      <style:text-properties style:font-name="ＭＳ Ｐゴシック" fo:font-size="9pt" fo:font-style="normal" fo:font-weight="normal" style:font-name-asian="ＭＳ Ｐゴシック" style:font-size-asian="9pt" style:font-style-asian="normal" style:font-weight-asian="normal" style:font-size-complex="9pt"/>
    </style:style>
    <style:style style:name="T22" style:family="text">
      <style:text-properties fo:color="#000000" style:text-outline="false" style:text-line-through-style="none" style:text-line-through-type="none" style:font-name="ＭＳ Ｐゴシック" fo:font-size="9pt" fo:font-style="normal" fo:text-shadow="none" style:text-underline-style="none" fo:font-weight="normal" style:letter-kerning="true" style:font-name-asian="Monaco1" style:font-size-asian="9pt" style:font-style-asian="normal" style:font-weight-asian="normal" style:font-name-complex="Monaco1" style:font-size-complex="15.8999996185303pt"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style:text-line-through-type="none" style:font-name="ＭＳ Ｐゴシック" fo:font-size="9pt" fo:font-style="normal" fo:text-shadow="none" style:text-underline-style="none" fo:font-weight="normal" style:letter-kerning="true" style:font-name-asian="ＭＳ Ｐゴシック" style:font-size-asian="9pt" style:font-style-asian="normal" style:font-weight-asian="normal" style:font-name-complex="Monaco1" style:font-size-complex="15.8999996185303pt" style:font-style-complex="normal" style:font-weight-complex="normal" style:text-emphasize="none" style:font-relief="none" style:text-overline-style="none" style:text-overline-color="font-color"/>
    </style:style>
    <style:style style:name="T24" style:family="text">
      <style:text-properties fo:color="#000000" style:text-outline="false" style:text-line-through-style="none" style:text-line-through-type="none" style:font-name="ＭＳ Ｐゴシック" fo:font-size="9pt" fo:font-style="normal" fo:text-shadow="none" style:text-underline-style="none" fo:font-weight="normal" style:letter-kerning="true" style:font-name-asian="ＭＳ Ｐゴシック" style:font-size-asian="9pt" style:font-style-asian="normal" style:font-weight-asian="normal" style:font-name-complex="Monaco1" style:font-size-complex="19.3999996185303pt" style:font-style-complex="normal" style:font-weight-complex="normal" style:text-emphasize="none" style:font-relief="none" style:text-overline-style="none" style:text-overline-color="font-color"/>
    </style:style>
    <style:style style:name="T25" style:family="text">
      <style:text-properties style:font-name="ＭＳ Ｐゴシック" fo:font-size="12pt" style:font-size-asian="9pt"/>
    </style:style>
    <style:style style:name="T26" style:family="text">
      <style:text-properties style:font-name="ＭＳ Ｐゴシック" fo:font-size="9pt" style:font-size-asian="9pt" style:font-size-complex="9pt"/>
    </style:style>
    <style:style style:name="T27" style:family="text">
      <style:text-properties style:font-name="ＭＳ Ｐゴシック2" fo:font-size="8.5pt" fo:font-style="normal" fo:font-weight="normal" style:font-name-asian="ＭＳ Ｐゴシック2" style:font-size-asian="8.5pt" style:font-style-asian="normal" style:font-weight-asian="normal" style:font-size-complex="8.5pt"/>
    </style:style>
    <style:style style:name="T28" style:family="text">
      <style:text-properties style:font-name="ＭＳ Ｐゴシック" fo:font-size="9pt" fo:font-style="normal" fo:font-weight="normal" style:font-name-asian="ＭＳ Ｐゴシック" style:font-size-asian="9pt" style:font-style-asian="normal" style:font-weight-asian="normal"/>
    </style:style>
    <style:style style:name="T29" style:family="text">
      <style:text-properties fo:color="#000000" style:text-outline="false" style:text-line-through-style="none" style:text-line-through-type="none" style:font-name="ＭＳ Ｐゴシック" fo:font-size="9pt" fo:font-style="normal" fo:text-shadow="none" style:text-underline-style="none" fo:font-weight="normal" style:letter-kerning="true" style:font-name-asian="ＭＳ Ｐゴシック2" style:font-size-asian="9pt" style:font-style-asian="normal" style:font-weight-asian="normal" style:font-name-complex="Monaco1" style:font-size-complex="15.8999996185303pt" style:font-style-complex="normal" style:font-weight-complex="normal" style:text-emphasize="none" style:font-relief="none" style:text-overline-style="none" style:text-overline-color="font-color"/>
    </style:style>
    <style:style style:name="T30" style:family="text">
      <style:text-properties fo:color="#000000" style:text-outline="false" style:text-line-through-style="none" style:text-line-through-type="none" style:font-name="ＭＳ Ｐゴシック2" fo:font-size="8.5pt" fo:font-style="normal" fo:text-shadow="none" style:text-underline-style="none" fo:font-weight="normal" style:letter-kerning="true" style:font-name-asian="ＭＳ Ｐゴシック2" style:font-size-asian="8.5pt" style:font-style-asian="normal" style:font-weight-asian="normal" style:font-name-complex="Monaco1" style:font-size-complex="8.5pt" style:font-style-complex="normal" style:font-weight-complex="normal" style:text-emphasize="none" style:font-relief="none" style:text-overline-style="none" style:text-overline-color="font-color"/>
    </style:style>
    <style:style style:name="T31" style:family="text">
      <style:text-properties fo:color="#000000" style:text-outline="false" style:text-line-through-style="none" style:text-line-through-type="none" style:font-name="ＭＳ Ｐゴシック" fo:font-size="9pt" fo:font-style="normal" fo:text-shadow="none" style:text-underline-style="none" fo:font-weight="normal" style:letter-kerning="true" style:font-name-asian="Monaco1" style:font-size-asian="9pt" style:font-style-asian="normal" style:font-weight-asian="normal" style:font-name-complex="Monaco1" style:font-size-complex="9pt" style:font-style-complex="normal" style:font-weight-complex="normal" style:text-emphasize="none" style:font-relief="none" style:text-overline-style="none" style:text-overline-color="font-color"/>
    </style:style>
    <style:style style:name="T32" style:family="text">
      <style:text-properties fo:color="#000000" style:text-outline="false" style:text-line-through-style="none" style:text-line-through-type="none" style:font-name="ＭＳ Ｐゴシック" fo:font-size="9pt" fo:font-style="normal" fo:text-shadow="none" style:text-underline-style="none" style:letter-kerning="true" style:font-name-asian="ＭＳ Ｐゴシック" style:font-size-asian="9pt" style:font-style-asian="normal" style:font-name-complex="Monaco1" style:font-size-complex="15.8999996185303pt" style:font-style-complex="normal" style:font-weight-complex="normal" style:text-emphasize="none" style:font-relief="none" style:text-overline-style="none" style:text-overline-color="font-color"/>
    </style:style>
    <style:style style:name="T33" style:family="text">
      <style:text-properties style:font-name="ＭＳ Ｐゴシック" fo:font-size="9pt" style:font-name-asian="ＭＳ Ｐゴシック" style:font-size-asian="9pt"/>
    </style:style>
    <style:style style:name="T34" style:family="text">
      <style:text-properties fo:color="#000000" style:text-outline="false" style:text-line-through-style="none" style:text-line-through-type="none" style:font-name="ＭＳ Ｐゴシック" fo:font-size="8.5pt" fo:font-style="normal" fo:text-shadow="none" style:text-underline-style="none" style:letter-kerning="true" style:font-name-asian="ＭＳ Ｐゴシック" style:font-size-asian="8.5pt" style:font-style-asian="normal" style:font-name-complex="Monaco1" style:font-size-complex="8.5pt" style:font-style-complex="normal" style:font-weight-complex="normal" style:text-emphasize="none" style:font-relief="none" style:text-overline-style="none" style:text-overline-color="font-color"/>
    </style:style>
    <style:style style:name="T35" style:family="text">
      <style:text-properties style:font-name="ＭＳ Ｐゴシック" fo:font-size="9pt" style:font-name-asian="ＭＳ Ｐゴシック" style:font-size-asian="9pt" style:font-size-complex="15.8999996185303pt"/>
    </style:style>
    <style:style style:name="T36" style:family="text">
      <style:text-properties fo:color="#000000" style:text-outline="false" style:text-line-through-style="none" style:text-line-through-type="none" style:font-name="ＭＳ Ｐゴシック" fo:font-size="9pt" fo:font-style="normal" fo:text-shadow="none" style:text-underline-style="none" fo:font-weight="normal" style:letter-kerning="true" style:font-name-asian="ＭＳ Ｐゴシック" style:font-size-asian="9pt" style:font-style-asian="normal" style:font-weight-asian="normal" style:font-name-complex="Monaco1" style:font-size-complex="11pt" style:font-style-complex="normal" style:font-weight-complex="normal" style:text-emphasize="none" style:font-relief="none" style:text-overline-style="none" style:text-overline-color="font-color"/>
    </style:style>
    <style:style style:name="T37" style:family="text">
      <style:text-properties fo:color="#000000" style:text-outline="false" style:text-line-through-style="none" style:text-line-through-type="none" style:font-name="ＭＳ Ｐゴシック" fo:font-size="8.5pt" fo:font-style="normal" fo:text-shadow="none" style:text-underline-style="none" fo:font-weight="normal" style:letter-kerning="true" style:font-name-asian="ＭＳ Ｐゴシック" style:font-size-asian="8.5pt" style:font-style-asian="normal" style:font-weight-asian="normal" style:font-name-complex="Monaco1" style:font-size-complex="8.5pt" style:font-style-complex="normal" style:text-emphasize="none" style:font-relief="none" style:text-overline-style="none" style:text-overline-color="font-color"/>
    </style:style>
    <style:style style:name="T38" style:family="text">
      <style:text-properties fo:color="#000000" style:text-outline="false" style:text-line-through-style="none" style:text-line-through-type="none" style:font-name="ＭＳ Ｐゴシック" fo:font-size="9pt" fo:font-style="normal" fo:text-shadow="none" style:text-underline-style="none" fo:font-weight="normal" style:letter-kerning="true" style:font-name-asian="ＭＳ Ｐゴシック" style:font-size-asian="9pt" style:font-style-asian="normal" style:font-weight-asian="normal" style:font-name-complex="Monaco1" style:font-size-complex="15.8999996185303pt" style:font-style-complex="normal" style:text-emphasize="none" style:font-relief="none" style:text-overline-style="none" style:text-overline-color="font-color"/>
    </style:style>
    <style:style style:name="T39" style:family="text">
      <style:text-properties fo:color="#000000" style:text-outline="false" style:text-line-through-style="none" style:text-line-through-type="none" style:font-name="ＭＳ Ｐゴシック" fo:font-size="9pt" fo:font-style="normal" fo:text-shadow="none" style:text-underline-style="none" style:letter-kerning="true" style:font-name-asian="Monaco1" style:font-size-asian="9pt" style:font-style-asian="normal" style:font-name-complex="Monaco1" style:font-size-complex="15.8999996185303pt" style:font-style-complex="normal" style:text-emphasize="none" style:font-relief="none" style:text-overline-style="none" style:text-overline-color="font-color"/>
    </style:style>
    <style:style style:name="T40" style:family="text">
      <style:text-properties style:font-name="ＭＳ Ｐゴシック" fo:font-size="8pt" style:font-name-asian="ＭＳ Ｐゴシック" style:font-size-asian="8pt" style:font-size-complex="8pt"/>
    </style:style>
    <style:style style:name="T41" style:family="text">
      <style:text-properties fo:color="#000000" style:text-outline="false" style:text-line-through-style="none" style:text-line-through-type="none" style:font-name="ＭＳ Ｐゴシック" fo:font-size="9pt" fo:font-style="normal" fo:text-shadow="none" style:text-underline-style="none" style:letter-kerning="true" style:font-name-asian="ＭＳ Ｐゴシック" style:font-size-asian="9pt" style:font-style-asian="normal" style:font-name-complex="Monaco1" style:font-size-complex="15.8999996185303pt" style:font-style-complex="normal" style:text-emphasize="none" style:font-relief="none" style:text-overline-style="none" style:text-overline-color="font-color"/>
    </style:style>
    <style:style style:name="T42" style:family="text">
      <style:text-properties style:font-name="ＭＳ Ｐゴシック" fo:font-size="11.5pt" style:font-size-asian="11.5pt" style:font-size-complex="11.5pt"/>
    </style:style>
    <style:style style:name="T43" style:family="text">
      <style:text-properties style:font-name="ＭＳ Ｐゴシック" fo:font-size="12pt" style:font-name-asian="ＭＳ Ｐゴシック" style:font-size-asian="9pt"/>
    </style:style>
    <style:style style:name="T44" style:family="text">
      <style:text-properties fo:color="#000000" style:text-outline="false" style:text-line-through-style="none" style:text-line-through-type="none" style:font-name="ＭＳ Ｐゴシック" fo:font-size="9pt" fo:font-style="normal" fo:text-shadow="none" style:text-underline-style="none" style:letter-kerning="true" style:font-name-asian="ＭＳ Ｐゴシック" style:font-size-asian="9pt" style:font-style-asian="normal" style:font-name-complex="Monaco1" style:font-size-complex="9pt" style:font-style-complex="normal" style:text-emphasize="none" style:font-relief="none" style:text-overline-style="none" style:text-overline-color="font-color"/>
    </style:style>
    <style:style style:name="T45" style:family="text">
      <style:text-properties fo:color="#000000" style:text-outline="false" style:text-line-through-style="none" style:text-line-through-type="none" style:font-name="ＭＳ Ｐゴシック2" fo:font-size="9pt" fo:font-style="normal" fo:text-shadow="none" style:text-underline-style="none" style:letter-kerning="true" style:font-name-asian="Monaco1" style:font-size-asian="9pt" style:font-style-asian="normal" style:font-name-complex="Monaco1" style:font-size-complex="9pt" style:font-style-complex="normal" style:text-emphasize="none" style:font-relief="none" style:text-overline-style="none" style:text-overline-color="font-color"/>
    </style:style>
    <style:style style:name="T46" style:family="text">
      <style:text-properties fo:color="#000000" style:text-outline="false" style:text-line-through-style="none" style:text-line-through-type="none" style:font-name="ＭＳ Ｐゴシック2" fo:font-size="9pt" fo:font-style="normal" fo:text-shadow="none" style:text-underline-style="none" fo:font-weight="normal" style:letter-kerning="true" style:font-name-asian="Monaco1" style:font-size-asian="9pt" style:font-style-asian="normal" style:font-weight-asian="normal" style:font-name-complex="Monaco1" style:font-size-complex="9pt" style:font-style-complex="normal" style:font-weight-complex="normal" style:text-emphasize="none" style:font-relief="none" style:text-overline-style="none" style:text-overline-color="font-color"/>
    </style:style>
    <style:style style:name="T47" style:family="text">
      <style:text-properties fo:color="#000000" style:text-outline="false" style:text-line-through-style="none" style:text-line-through-type="none" style:font-name="ＭＳ Ｐゴシック" fo:font-size="9pt" fo:font-style="normal" fo:text-shadow="none" style:text-underline-style="none" style:letter-kerning="true" style:font-name-asian="Monaco1" style:font-size-asian="9pt" style:font-style-asian="normal" style:font-name-complex="Monaco1" style:font-size-complex="9pt" style:font-style-complex="normal" style:text-emphasize="none" style:font-relief="none" style:text-overline-style="none" style:text-overline-color="font-color"/>
    </style:style>
    <style:style style:name="T48" style:family="text">
      <style:text-properties style:font-name="ＭＳ Ｐゴシック" fo:font-size="9pt" style:font-size-asian="9pt" style:font-size-complex="15.8999996185303pt"/>
    </style:style>
    <style:style style:name="T49" style:family="text">
      <style:text-properties fo:font-size="12pt"/>
    </style:style>
    <style:style style:name="T50" style:family="text">
      <style:text-properties style:font-name="ＭＳ Ｐゴシック" fo:font-size="9pt" style:font-name-asian="ＭＳ Ｐゴシック" style:font-size-asian="9pt" style:font-size-complex="10pt"/>
    </style:style>
    <style:style style:name="T51" style:family="text">
      <style:text-properties style:font-name="ＭＳ Ｐゴシック2" fo:font-size="9pt" style:font-size-asian="9pt" style:font-size-complex="9pt"/>
    </style:style>
    <style:style style:name="T52" style:family="text">
      <style:text-properties style:font-name="ＭＳ Ｐゴシック2" fo:font-size="9pt" style:font-size-asian="9pt"/>
    </style:style>
    <style:style style:name="T53" style:family="text">
      <style:text-properties style:font-name="ＭＳ Ｐゴシック1" fo:font-size="9pt" style:font-name-asian="ＭＳ Ｐゴシック1" style:font-size-asian="9pt" style:font-size-complex="9pt"/>
    </style:style>
    <style:style style:name="T54" style:family="text">
      <style:text-properties style:font-name="ＭＳ Ｐゴシック1" fo:font-size="9pt" style:font-size-asian="9pt" style:font-size-complex="9pt"/>
    </style:style>
    <style:style style:name="T55" style:family="text">
      <style:text-properties style:font-name="ＭＳ Ｐゴシック1" fo:font-size="10pt" style:font-name-asian="ＭＳ Ｐゴシック1" style:font-size-asian="10pt" style:font-size-complex="10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5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5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5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6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stroke="none" svg:stroke-color="#000000" draw:fill="none" draw:fill-color="#ffffff" fo:min-height="115pt" style:run-through="foreground"/>
    </style:style>
    <style:style style:name="gr3" style:family="graphic">
      <style:graphic-properties svg:stroke-color="#000000" draw:textarea-horizontal-align="center" draw:textarea-vertical-align="middle" style:run-through="foreground"/>
    </style:style>
    <style:style style:name="gr4" style:family="graphic">
      <style:graphic-properties draw:stroke="solid" svg:stroke-color="#000000" draw:fill="solid" draw:fill-color="#ffffff" draw:textarea-horizontal-align="center" draw:textarea-vertical-align="middle" style:run-through="foreground"/>
    </style:style>
    <style:style style:name="gr5" style:family="graphic">
      <style:graphic-properties svg:stroke-color="#000000" draw:marker-start="Arrow" draw:marker-start-width="4.99pt" draw:marker-end="Arrow" draw:marker-end-width="0pt" draw:textarea-horizontal-align="center" draw:textarea-vertical-align="middle" style:run-through="foreground"/>
    </style:style>
    <style:style style:name="gr6" style:family="graphic">
      <style:graphic-properties draw:stroke="none" svg:stroke-color="#000000" draw:fill="none" draw:fill-color="#ffffff" fo:min-height="44.25pt" style:run-through="foreground"/>
    </style:style>
    <style:style style:name="gr7" style:family="graphic">
      <style:graphic-properties draw:stroke="none" svg:stroke-color="#000000" draw:fill="none" draw:fill-color="#ffffff" fo:min-height="55.3pt" style:run-through="foreground"/>
    </style:style>
    <style:style style:name="gr8" style:family="graphic">
      <style:graphic-properties draw:stroke="solid" svg:stroke-color="#000000" draw:fill="none" draw:fill-color="#ffffff" draw:textarea-horizontal-align="center" draw:textarea-vertical-align="middle" style:run-through="foreground"/>
    </style:style>
    <style:style style:name="gr9" style:family="graphic">
      <style:graphic-properties draw:stroke="solid" svg:stroke-color="#000000" draw:fill="none" draw:fill-color="#ffffff" draw:textarea-horizontal-align="center" draw:textarea-vertical-align="middle" style:run-through="foreground"/>
    </style:style>
    <style:style style:name="gr10" style:family="graphic">
      <style:graphic-properties draw:stroke="none" svg:stroke-color="#000000" draw:fill="none" draw:fill-color="#ffffff" fo:min-height="15.59pt" style:run-through="foreground"/>
    </style:style>
    <style:style style:name="gr11" style:family="graphic">
      <style:graphic-properties svg:stroke-color="#000000" draw:marker-end="Arrow" draw:marker-end-width="4.99pt" draw:textarea-horizontal-align="center" draw:textarea-vertical-align="middle" style:run-through="foreground"/>
    </style:style>
    <style:style style:name="gr12" style:family="graphic">
      <style:graphic-properties draw:stroke="none" svg:stroke-color="#000000" draw:fill="none" draw:fill-color="#ffffff" fo:min-height="66.36pt" style:run-through="foreground"/>
    </style:style>
    <style:style style:name="gr13" style:family="graphic">
      <style:graphic-properties draw:stroke="none" svg:stroke-color="#000000" draw:fill="none" draw:fill-color="#ffffff" fo:min-height="23.44pt" style:run-through="foreground"/>
    </style:style>
    <style:style style:name="gr14" style:family="graphic">
      <style:graphic-properties draw:stroke="none" svg:stroke-color="#000000" draw:fill="none" draw:fill-color="#ffffff" fo:min-height="36.06pt" style:run-through="foreground"/>
    </style:style>
    <style:style style:name="gr15" style:family="graphic">
      <style:graphic-properties draw:stroke="none" svg:stroke-color="#000000" draw:fill="none" draw:fill-color="#ffffff" fo:min-height="46.86pt" style:run-through="foreground"/>
    </style:style>
    <style:style style:name="gr16" style:family="graphic">
      <style:graphic-properties svg:stroke-width="4.51pt" svg:stroke-color="#ffffff" draw:marker-start-width="16.75pt" draw:marker-end-width="16.75pt" draw:textarea-horizontal-align="center" draw:textarea-vertical-align="middle" fo:padding-top="2.24pt" fo:padding-bottom="2.24pt" fo:padding-left="2.24pt" fo:padding-right="2.24pt" style:run-through="foreground"/>
    </style:style>
    <style:style style:name="gr17" style:family="graphic">
      <style:graphic-properties style:run-through="foreground"/>
    </style:style>
    <style:style style:name="gr18" style:family="graphic">
      <style:graphic-properties svg:stroke-color="#000000" draw:fill="none" draw:textarea-horizontal-align="center" draw:textarea-vertical-align="middle" style:run-through="foreground"/>
    </style:style>
    <style:style style:name="gr19" style:family="graphic">
      <style:graphic-properties draw:stroke="none" svg:stroke-color="#000000" draw:fill="none" draw:fill-color="#ffffff" fo:min-height="70.24pt" style:run-through="foreground"/>
    </style:style>
    <style:style style:name="gr20" style:family="graphic">
      <style:graphic-properties draw:stroke="none" svg:stroke-color="#000000" draw:fill="none" draw:fill-color="#ffffff" fo:min-height="128.75pt" style:run-through="foreground"/>
    </style:style>
    <style:style style:name="gr21" style:family="graphic">
      <style:graphic-properties draw:stroke="none" svg:stroke-color="#000000" draw:fill="none" draw:fill-color="#ffffff" fo:min-height="11.76pt" style:run-through="foreground"/>
    </style:style>
    <style:style style:name="gr22" style:family="graphic">
      <style:graphic-properties draw:stroke="dash" draw:stroke-dash="長い破線" svg:stroke-color="#000000" draw:marker-start="Arrow" draw:marker-start-width="4.99pt" draw:marker-end="Arrow" draw:marker-end-width="0pt" draw:textarea-horizontal-align="center" draw:textarea-vertical-align="middle" style:run-through="foreground"/>
    </style:style>
    <style:style style:name="gr23" style:family="graphic">
      <style:graphic-properties svg:stroke-width="4pt" svg:stroke-color="#ffffff" draw:marker-start-width="15.99pt" draw:marker-end-width="15.99pt" draw:textarea-horizontal-align="center" draw:textarea-vertical-align="middle" fo:padding-top="2.01pt" fo:padding-bottom="2.01pt" fo:padding-left="2.01pt" fo:padding-right="2.01pt" style:run-through="foreground"/>
    </style:style>
    <style:style style:name="gr24" style:family="graphic">
      <style:graphic-properties draw:stroke="none" svg:stroke-color="#000000" draw:fill="none" draw:fill-color="#ffffff" fo:min-height="81.95pt" style:run-through="foreground"/>
    </style:style>
    <style:style style:name="gr25" style:family="graphic">
      <style:graphic-properties draw:stroke="none" svg:stroke-color="#000000" draw:fill="none" draw:fill-color="#ffffff" fo:min-height="52.3pt" style:run-through="foreground"/>
    </style:style>
    <style:style style:name="gr26" style:family="graphic">
      <style:graphic-properties draw:stroke="none" svg:stroke-color="#000000" draw:fill="none" draw:fill-color="#ffffff" fo:min-height="33.19pt" style:run-through="foreground"/>
    </style:style>
    <style:style style:name="gr27" style:family="graphic">
      <style:graphic-properties draw:stroke="none" svg:stroke-color="#000000" draw:fill="none" draw:fill-color="#ffffff" fo:min-height="35.15pt" style:run-through="foreground"/>
    </style:style>
    <style:style style:name="gr28" style:family="graphic">
      <style:graphic-properties draw:stroke="none" svg:stroke-color="#000000" draw:fill="none" draw:fill-color="#ffffff" fo:min-height="88.44pt" style:run-through="foreground"/>
    </style:style>
    <style:style style:name="gr29" style:family="graphic">
      <style:graphic-properties draw:stroke="none" svg:stroke-color="#000000" draw:fill="none" draw:fill-color="#ffffff" fo:min-height="79.2pt" style:run-through="foreground"/>
    </style:style>
    <style:style style:name="gr30" style:family="graphic">
      <style:graphic-properties draw:stroke="none" svg:stroke-color="#000000" draw:fill="none" draw:fill-color="#ffffff" fo:min-height="62.76pt" style:run-through="foreground"/>
    </style:style>
    <style:style style:name="gr31" style:family="graphic">
      <style:graphic-properties draw:stroke="none" svg:stroke-color="#000000" draw:fill="none" draw:fill-color="#ffffff" fo:min-height="15.31pt" style:run-through="foreground"/>
    </style:style>
    <style:style style:name="gr32" style:family="graphic">
      <style:graphic-properties draw:stroke="none" svg:stroke-color="#000000" draw:fill="none" draw:fill-color="#ffffff" fo:min-height="58.56pt" style:run-through="foreground"/>
    </style:style>
    <style:style style:name="gr33" style:family="graphic">
      <style:graphic-properties draw:stroke="none" svg:stroke-color="#000000" draw:fill="none" draw:fill-color="#ffffff" fo:min-height="63.04pt" style:run-through="foreground"/>
    </style:style>
    <style:style style:name="gr34" style:family="graphic">
      <style:graphic-properties draw:stroke="none" svg:stroke-color="#000000" draw:fill="none" draw:fill-color="#ffffff" fo:min-height="105.36pt" style:run-through="foreground"/>
    </style:style>
    <style:style style:name="gr35" style:family="graphic">
      <style:graphic-properties draw:stroke="none" svg:stroke-color="#000000" draw:fill="none" draw:fill-color="#ffffff" fo:min-height="117.04pt" style:run-through="foreground"/>
    </style:style>
    <style:style style:name="gr36" style:family="graphic">
      <style:graphic-properties draw:stroke="none" svg:stroke-color="#000000" draw:fill="none" draw:fill-color="#ffffff" fo:min-height="54.06pt" style:run-through="foreground"/>
    </style:style>
    <style:style style:name="gr37" style:family="graphic">
      <style:graphic-properties draw:stroke="none" svg:stroke-color="#000000" draw:fill="none" draw:fill-color="#ffffff" fo:min-height="99.35pt" style:run-through="foreground"/>
    </style:style>
    <style:style style:name="gr38" style:family="graphic">
      <style:graphic-properties draw:stroke="none" svg:stroke-color="#000000" draw:fill="none" draw:fill-color="#ffffff" fo:min-height="60.01pt" style:run-through="foreground"/>
    </style:style>
    <style:style style:name="gr39" style:family="graphic">
      <style:graphic-properties draw:stroke="none" svg:stroke-color="#000000" draw:fill="none" draw:fill-color="#ffffff" fo:min-height="27.1pt" style:run-through="foreground"/>
    </style:style>
    <style:style style:name="gr40" style:family="graphic">
      <style:graphic-properties draw:stroke="none" svg:stroke-color="#000000" draw:fill="none" draw:fill-color="#ffffff" fo:min-height="34.5pt" style:run-through="foreground"/>
    </style:style>
    <style:style style:name="gr41" style:family="graphic">
      <style:graphic-properties draw:stroke="none" svg:stroke-color="#000000" draw:fill="none" draw:fill-color="#ffffff" fo:min-height="77.5pt" style:run-through="foreground"/>
    </style:style>
    <style:style style:name="gr42" style:family="graphic">
      <style:graphic-properties draw:stroke="none" svg:stroke-color="#000000" draw:fill="none" draw:fill-color="#ffffff" fo:min-height="13.69pt" style:run-through="foreground"/>
    </style:style>
    <style:style style:name="gr43" style:family="graphic">
      <style:graphic-properties style:run-through="foreground" style:vertical-pos="from-top" style:vertical-rel="page" style:horizontal-pos="from-left" style:horizontal-rel="paragraph" draw:wrap-influence-on-position="once-concurrent" style:flow-with-text="false"/>
    </style:style>
    <style:style style:name="gr44" style:family="graphic">
      <style:graphic-properties draw:stroke="none" svg:stroke-color="#000000" draw:fill="none" draw:fill-color="#ffffff" fo:min-height="51.51pt" style:run-through="foreground"/>
    </style:style>
    <style:style style:name="gr45" style:family="graphic">
      <style:graphic-properties draw:stroke="none" svg:stroke-color="#000000" draw:fill="none" draw:fill-color="#ffffff" fo:min-height="68.85pt" style:run-through="foreground"/>
    </style:style>
    <style:style style:name="gr46" style:family="graphic">
      <style:graphic-properties draw:stroke="none" svg:stroke-color="#000000" draw:fill="none" draw:fill-color="#ffffff" fo:min-height="51.14pt" style:run-through="foreground"/>
    </style:style>
    <style:style style:name="gr47" style:family="graphic">
      <style:graphic-properties draw:stroke="none" svg:stroke-color="#000000" draw:fill="none" draw:fill-color="#ffffff" fo:min-height="51.31pt" style:run-through="foreground"/>
    </style:style>
    <style:style style:name="gr48" style:family="graphic">
      <style:graphic-properties draw:stroke="none" svg:stroke-color="#000000" draw:fill="none" draw:fill-color="#ffffff" fo:min-height="51.25pt" style:run-through="foreground"/>
    </style:style>
    <style:style style:name="gr49" style:family="graphic">
      <style:graphic-properties draw:stroke="none" svg:stroke-color="#000000" draw:fill="none" draw:fill-color="#ffffff" fo:min-height="71.55pt" style:run-through="foreground"/>
    </style:style>
    <style:style style:name="gr50" style:family="graphic">
      <style:graphic-properties draw:stroke="none" svg:stroke-color="#000000" draw:fill="none" draw:fill-color="#ffffff" fo:min-height="34.44pt" style:run-through="foreground"/>
    </style:style>
    <style:style style:name="gr51" style:family="graphic">
      <style:graphic-properties draw:stroke="none" svg:stroke-color="#000000" draw:fill="none" draw:fill-color="#ffffff" fo:min-height="93.66pt"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5" draw:z-index="11" draw:style-name="gr43">
        <draw:g draw:style-name="gr17">
          <draw:rect draw:style-name="gr18" draw:text-style-name="P16" svg:width="81.72pt" svg:height="26.93pt" svg:x="201.86pt" svg:y="87.14pt">
            <text:p text:style-name="P16"><text:span text:style-name="T16">HTML</text:span></text:p>
          </draw:rect>
          <draw:line draw:style-name="gr3" draw:text-style-name="P16" svg:x1="243.16pt" svg:y1="113.95pt" svg:x2="243.16pt" svg:y2="735.34pt">
            <text:p/>
          </draw:line>
        </draw:g>
        <draw:g draw:style-name="gr17">
          <draw:rect draw:style-name="gr18" draw:text-style-name="P16" svg:width="81.67pt" svg:height="26.93pt" svg:x="461.11pt" svg:y="87.14pt">
            <text:p text:style-name="P16"><text:span text:style-name="T16">サーバ</text:span></text:p>
          </draw:rect>
          <draw:line draw:style-name="gr3" draw:text-style-name="P16" svg:x1="501.05pt" svg:y1="113.95pt" svg:x2="501.05pt" svg:y2="735.34pt">
            <text:p/>
          </draw:line>
        </draw:g>
        <draw:g draw:style-name="gr17">
          <draw:rect draw:style-name="gr18" draw:text-style-name="P16" svg:width="81.72pt" svg:height="26.93pt" svg:x="69.36pt" svg:y="87.14pt">
            <text:p text:style-name="P16"><text:span text:style-name="T16">ユーザ</text:span></text:p>
          </draw:rect>
          <draw:line draw:style-name="gr3" draw:text-style-name="P16" svg:x1="111.43pt" svg:y1="113.95pt" svg:x2="111.43pt" svg:y2="735.34pt">
            <text:p/>
          </draw:line>
        </draw:g>
        <draw:frame draw:style-name="gr32" draw:text-style-name="P25" svg:width="115.71pt" svg:height="58.56pt" svg:x="122.17pt" svg:y="114.66pt">
          <draw:text-box>
            <text:p><text:span text:style-name="T15">7:</text:span></text:p>
            <text:p><text:span text:style-name="T15">編集子ウィンドウなしのページ</text:span><text:span text:style-name="T15">:</text:span></text:p>
            <text:p><text:span text:style-name="T15">リストのレコードをクリックする。</text:span></text:p>
          </draw:text-box>
        </draw:frame>
        <draw:frame draw:style-name="gr24" draw:text-style-name="P25" svg:width="119.57pt" svg:height="81.98pt" svg:x="251.01pt" svg:y="126.54pt">
          <draw:text-box>
            <text:p><text:span text:style-name="T15">7.1:</text:span><text:span text:style-name="T15"><text:line-break/></text:span><text:span text:style-name="T15">jqGrid</text:span><text:span text:style-name="T15">のリストのレコードがクリックされたイベントのコールバック関数が実行される。</text:span></text:p>
            <text:p><text:span text:style-name="T15">$('#fig2-1-list').jqgrid({</text:span><text:span text:style-name="T11">ondblClickRow:function(){}</text:span><text:span text:style-name="T15">})</text:span></text:p>
          </draw:text-box>
        </draw:frame>
        <draw:frame draw:style-name="gr35" draw:text-style-name="P25" svg:width="57.77pt" svg:height="117.07pt" svg:x="382.05pt" svg:y="170.65pt">
          <draw:text-box>
            <text:p><text:span text:style-name="T15">7.2</text:span></text:p>
            <text:p><text:span text:style-name="T15">引数に行番号を指定して</text:span><text:span text:style-name="T15">jqGrid</text:span><text:span text:style-name="T15">のレコード編集ダイアログを出す。</text:span></text:p>
            <text:p><text:span text:style-name="T15">$('#2-1-list').editGridRow("1", gridoption);</text:span></text:p>
          </draw:text-box>
        </draw:frame>
        <draw:frame draw:style-name="gr44" draw:text-style-name="P25" svg:width="103.46pt" svg:height="51.53pt" svg:x="127.47pt" svg:y="331.94pt">
          <draw:text-box>
            <text:p><text:span text:style-name="T15">7.3:</text:span></text:p>
            <text:p><text:span text:style-name="T15">表示された編集ダイアログを操作する。</text:span></text:p>
          </draw:text-box>
        </draw:frame>
        <draw:rect draw:style-name="gr4" draw:text-style-name="P16" svg:width="9.67pt" svg:height="264.67pt" svg:x="106.87pt" svg:y="123.96pt">
          <text:p/>
        </draw:rect>
        <draw:rect draw:style-name="gr4" draw:text-style-name="P15" svg:width="9.86pt" svg:height="36.37pt" svg:x="237.86pt" svg:y="173.79pt">
          <text:p/>
        </draw:rect>
        <draw:line draw:style-name="gr11" draw:text-style-name="P16" svg:x1="116.48pt" svg:y1="173.79pt" svg:x2="237.97pt" svg:y2="173.79pt">
          <text:p/>
        </draw:line>
        <draw:g draw:style-name="gr17">
          <draw:rect draw:style-name="gr18" draw:text-style-name="P15" svg:width="81.72pt" svg:height="26.99pt" svg:x="329.75pt" svg:y="86.4pt">
            <text:p text:style-name="P16"><text:span text:style-name="T16">JavaScript</text:span></text:p>
          </draw:rect>
          <draw:line draw:style-name="gr3" draw:text-style-name="P16" svg:x1="370.6pt" svg:y1="113.27pt" svg:x2="370.6pt" svg:y2="734.66pt">
            <text:p/>
          </draw:line>
        </draw:g>
        <draw:rect draw:style-name="gr4" draw:text-style-name="P15" svg:width="9.86pt" svg:height="80.67pt" svg:x="365.07pt" svg:y="210.16pt">
          <text:p/>
        </draw:rect>
        <draw:line draw:style-name="gr11" draw:text-style-name="P16" svg:x1="242.56pt" svg:y1="210.16pt" svg:x2="370.57pt" svg:y2="210.16pt">
          <text:p/>
        </draw:line>
        <draw:rect draw:style-name="gr18" draw:text-style-name="P20" svg:width="99.33pt" svg:height="16.53pt" svg:x="388.26pt" svg:y="153.75pt">
          <text:p><text:span text:style-name="T26">jQuery UI Autocomplete</text:span></text:p>
        </draw:rect>
        <draw:line draw:style-name="gr3" draw:text-style-name="P15" svg:x1="439.71pt" svg:y1="170.25pt" svg:x2="441.35pt" svg:y2="383.19pt">
          <text:p/>
        </draw:line>
        <draw:line draw:style-name="gr11" draw:text-style-name="P16" svg:x1="371.91pt" svg:y1="292.93pt" svg:x2="434.64pt" svg:y2="292.93pt">
          <text:p/>
        </draw:line>
        <draw:rect draw:style-name="gr4" draw:text-style-name="P15" svg:width="11.17pt" svg:height="41.61pt" svg:x="434.66pt" svg:y="292.96pt">
          <text:p/>
        </draw:rect>
        <draw:rect draw:style-name="gr4" draw:text-style-name="P15" svg:width="9.86pt" svg:height="38.18pt" svg:x="236.21pt" svg:y="334.69pt">
          <text:p/>
        </draw:rect>
        <draw:line draw:style-name="gr5" draw:text-style-name="P16" svg:x1="246.08pt" svg:y1="334.63pt" svg:x2="439.85pt" svg:y2="334.49pt">
          <text:p/>
        </draw:line>
        <draw:rect draw:style-name="gr4" draw:text-style-name="P16" svg:width="9.67pt" svg:height="306.71pt" svg:x="105.22pt" svg:y="412.5pt">
          <text:p/>
        </draw:rect>
        <draw:frame draw:style-name="gr44" draw:text-style-name="P25" svg:width="120.13pt" svg:height="51.53pt" svg:x="117.86pt" svg:y="406.29pt">
          <draw:text-box>
            <text:p><text:span text:style-name="T15">8:</text:span></text:p>
            <text:p><text:span text:style-name="T15">編集子ウィンドウありのページ</text:span><text:span text:style-name="T15">:</text:span></text:p>
            <text:p><text:span text:style-name="T15">リストのレコードをクリックする。</text:span></text:p>
          </draw:text-box>
        </draw:frame>
        <draw:frame draw:style-name="gr24" draw:text-style-name="P25" svg:width="114.46pt" svg:height="81.98pt" svg:x="255.37pt" svg:y="427.75pt">
          <draw:text-box>
            <text:p><text:span text:style-name="T15">8.1:</text:span></text:p>
            <text:p><text:span text:style-name="T15">jqGrid</text:span><text:span text:style-name="T15">のリストのレコードがクリックされたイベントのコールバック関数が実行される。</text:span></text:p>
            <text:p><text:span text:style-name="T15">$('#fig2-list').jqgrid({</text:span><text:span text:style-name="T11">ondblClickRow:function(){}</text:span><text:span text:style-name="T15">})</text:span></text:p>
          </draw:text-box>
        </draw:frame>
        <draw:frame draw:style-name="gr24" draw:text-style-name="P25" svg:width="57.17pt" svg:height="81.98pt" svg:x="377.57pt" svg:y="478.94pt">
          <draw:text-box>
            <text:p><text:span text:style-name="T15">8.2:</text:span></text:p>
            <text:p><text:span text:style-name="T15">コールバック関数で指定された画面を呼ぶ。</text:span></text:p>
            <text:p><text:span text:style-name="T15">callPage('fig2-1');</text:span></text:p>
          </draw:text-box>
        </draw:frame>
        <draw:frame draw:style-name="gr44" draw:text-style-name="P25" svg:width="111.63pt" svg:height="51.53pt" svg:x="122.31pt" svg:y="662.85pt">
          <draw:text-box>
            <text:p><text:span text:style-name="T15">8.7:</text:span></text:p>
            <text:p><text:span text:style-name="T15">表示された編集子ウィンドウを操作する。</text:span></text:p>
          </draw:text-box>
        </draw:frame>
        <draw:rect draw:style-name="gr4" draw:text-style-name="P16" svg:width="9.67pt" svg:height="65.37pt" svg:x="239.67pt" svg:y="444.76pt">
          <text:p/>
        </draw:rect>
        <draw:rect draw:style-name="gr4" draw:text-style-name="P16" svg:width="9.67pt" svg:height="51.56pt" svg:x="366.32pt" svg:y="510.35pt">
          <text:p/>
        </draw:rect>
        <draw:line draw:style-name="gr11" draw:text-style-name="P16" svg:x1="114.86pt" svg:y1="444.76pt" svg:x2="237.97pt" svg:y2="444.76pt">
          <text:p/>
        </draw:line>
        <draw:line draw:style-name="gr11" draw:text-style-name="P16" svg:x1="245.45pt" svg:y1="510.35pt" svg:x2="371.99pt" svg:y2="510.35pt">
          <text:p/>
        </draw:line>
        <draw:rect draw:style-name="gr18" draw:text-style-name="P20" svg:width="84.47pt" svg:height="16.53pt" svg:x="396.62pt" svg:y="472.45pt">
          <text:p text:style-name="P16"><text:span text:style-name="T26">callPage(name)</text:span></text:p>
        </draw:rect>
        <draw:line draw:style-name="gr3" draw:text-style-name="P15" svg:x1="438.01pt" svg:y1="488.95pt" svg:x2="439.26pt" svg:y2="708.66pt">
          <text:p/>
        </draw:line>
        <draw:line draw:style-name="gr11" draw:text-style-name="P16" svg:x1="375.28pt" svg:y1="561.91pt" svg:x2="438.01pt" svg:y2="561.91pt">
          <text:p/>
        </draw:line>
        <draw:rect draw:style-name="gr4" draw:text-style-name="P16" svg:width="9.67pt" svg:height="129.23pt" svg:x="434.72pt" svg:y="561.91pt">
          <text:p/>
        </draw:rect>
        <draw:rect draw:style-name="gr4" draw:text-style-name="P16" svg:width="9.67pt" svg:height="78.46pt" svg:x="239.67pt" svg:y="630.06pt">
          <text:p/>
        </draw:rect>
        <draw:line draw:style-name="gr5" draw:text-style-name="P16" svg:x1="249.28pt" svg:y1="630.03pt" svg:x2="434.75pt" svg:y2="630.03pt">
          <text:p/>
        </draw:line>
        <draw:line draw:style-name="gr5" draw:text-style-name="P16" svg:x1="114.86pt" svg:y1="707.67pt" svg:x2="242.42pt" svg:y2="707.67pt">
          <text:p/>
        </draw:line>
        <draw:line draw:style-name="gr5" draw:text-style-name="P16" svg:x1="116.48pt" svg:y1="372.98pt" svg:x2="236.18pt" svg:y2="372.84pt">
          <text:p/>
        </draw:line>
        <draw:rect draw:style-name="gr4" draw:text-style-name="P16" svg:width="9.67pt" svg:height="47.74pt" svg:x="496.2pt" svg:y="572.4pt">
          <text:p/>
        </draw:rect>
        <draw:frame draw:style-name="gr45" draw:text-style-name="P25" svg:width="57.23pt" svg:height="68.88pt" svg:x="444.36pt" svg:y="510.21pt">
          <draw:text-box>
            <text:p><text:span text:style-name="T15">8.3:Ajax</text:span><text:span text:style-name="T15">通信で</text:span><text:span text:style-name="T15">HTML</text:span><text:span text:style-name="T15">ファイル取得のリクエストを送る</text:span></text:p>
          </draw:text-box>
        </draw:frame>
        <draw:frame draw:style-name="gr27" draw:text-style-name="P25" svg:width="46.57pt" svg:height="35.18pt" svg:x="449.6pt" svg:y="579.54pt">
          <draw:text-box>
            <text:p><text:span text:style-name="T15">8.4:HTML</text:span><text:span text:style-name="T15">ファイルを返す</text:span></text:p>
          </draw:text-box>
        </draw:frame>
        <draw:line draw:style-name="gr5" draw:text-style-name="P16" svg:x1="249.28pt" svg:y1="700.5pt" svg:x2="434.75pt" svg:y2="700.5pt">
          <text:p/>
        </draw:line>
        <draw:frame draw:style-name="gr15" draw:text-style-name="P25" svg:width="109.53pt" svg:height="46.89pt" svg:x="256.56pt" svg:y="578.64pt">
          <draw:text-box>
            <text:p><text:span text:style-name="T15">8.5:</text:span></text:p>
            <text:p><text:span text:style-name="T15">取得した</text:span><text:span text:style-name="T15">HTML</text:span><text:span text:style-name="T15">を表示する。</text:span><text:span text:style-name="T15"><text:line-break/></text:span><text:span text:style-name="T15">$('.page:first').html($(html).find('.main'));</text:span></text:p>
          </draw:text-box>
        </draw:frame>
        <draw:frame draw:style-name="gr19" draw:text-style-name="P25" svg:width="117.27pt" svg:height="70.27pt" svg:x="253.3pt" svg:y="631.36pt">
          <draw:text-box>
            <text:p><text:span text:style-name="T15">8.6:</text:span></text:p>
            <text:p><text:span text:style-name="T15">親ウィンドウとなるページを非表示にする。</text:span><text:span text:style-name="T15"><text:line-break/></text:span><text:span text:style-name="T15">$('.page:first').next().css('display', 'none');</text:span></text:p>
          </draw:text-box>
        </draw:frame>
        <draw:line draw:style-name="gr11" draw:text-style-name="P16" svg:x1="443.88pt" svg:y1="572.4pt" svg:x2="501.59pt" svg:y2="572.4pt">
          <text:p/>
        </draw:line>
        <draw:line draw:style-name="gr5" draw:text-style-name="P16" svg:x1="444.5pt" svg:y1="620.08pt" svg:x2="501.17pt" svg:y2="620.08pt">
          <text:p/>
        </draw:line>
      </draw:g>
      <text:p text:style-name="P8"/>
      <text:p text:style-name="P5"/>
      <text:p text:style-name="P5"/>
      <text:p text:style-name="P5"/>
      <text:p text:style-name="P5"/>
      <text:p text:style-name="P5"/>
      <text:p text:style-name="P5"/>
      <text:p text:style-name="P6">ボルグシステム</text:p>
      <text:p text:style-name="P7">機能</text:p>
      <text:p text:style-name="P7">シーケンス図</text:p>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
      <text:p text:style-name="P12">株式会社デジタルデザインシンク</text:p>
      <text:p text:style-name="P9"><draw:g text:anchor-type="as-char" draw:z-index="13" draw:style-name="gr1"><draw:g draw:style-name="gr17"><draw:g draw:style-name="gr17"><draw:rect draw:style-name="gr18" draw:text-style-name="P16" svg:width="81.38pt" svg:height="26.82pt" svg:x="131.9pt" svg:y="0.74pt"><text:p text:style-name="P16"><text:span text:style-name="T16">HTML</text:span></text:p></draw:rect><draw:line draw:style-name="gr3" draw:text-style-name="P16" svg:x1="173.14pt" svg:y1="27.44pt" svg:x2="173.14pt" svg:y2="646.38pt"><text:p/></draw:line></draw:g><draw:g draw:style-name="gr17"><draw:rect draw:style-name="gr18" draw:text-style-name="P16" svg:width="81.38pt" svg:height="26.82pt" svg:x="390.19pt" svg:y="0.74pt"><text:p text:style-name="P16"><text:span text:style-name="T16">サーバ</text:span></text:p></draw:rect><draw:line draw:style-name="gr3" draw:text-style-name="P16" svg:x1="430.02pt" svg:y1="27.44pt" svg:x2="430.02pt" svg:y2="646.38pt"><text:p/></draw:line></draw:g><draw:g draw:style-name="gr17"><draw:rect draw:style-name="gr18" draw:text-style-name="P16" svg:width="81.38pt" svg:height="26.82pt" svg:x="0pt" svg:y="0.74pt"><text:p text:style-name="P16"><text:span text:style-name="T16">ユーザ</text:span></text:p></draw:rect><draw:line draw:style-name="gr3" draw:text-style-name="P16" svg:x1="41.92pt" svg:y1="27.44pt" svg:x2="41.92pt" svg:y2="646.38pt"><text:p/></draw:line></draw:g><draw:frame draw:style-name="gr13" draw:text-style-name="P37" svg:width="78.63pt" svg:height="23.47pt" svg:x="52.55pt" svg:y="42.24pt"><draw:text-box><text:p><text:span text:style-name="T53">1:callpage</text:span><text:span text:style-name="T53">クラスのボタンをクリックする</text:span></text:p></draw:text-box></draw:frame><draw:frame draw:style-name="gr19" draw:text-style-name="P35" svg:width="57.51pt" svg:height="70.27pt" svg:x="311.44pt" svg:y="88.24pt"><draw:text-box><text:p><text:span text:style-name="T53">1.2:</text:span></text:p><text:p><text:span text:style-name="T53">ボタンで指定された画面名の画面を呼ぶ。</text:span></text:p><text:p><text:span text:style-name="T53">callPage(name);</text:span></text:p></draw:text-box></draw:frame><draw:frame draw:style-name="gr47" draw:text-style-name="P35" svg:width="130.93pt" svg:height="51.34pt" svg:x="177.76pt" svg:y="168.89pt"><draw:text-box><text:p><text:span text:style-name="T53">1.5:</text:span></text:p><text:p><text:span text:style-name="T53">取得した</text:span><text:span text:style-name="T53">HTML</text:span><text:span text:style-name="T53">を表示する。</text:span><text:span text:style-name="T53"><text:line-break/></text:span><text:span text:style-name="T53">$('.page:first').html($(html).find('.main'));</text:span></text:p></draw:text-box></draw:frame><draw:rect draw:style-name="gr4" draw:text-style-name="P16" svg:width="9.61pt" svg:height="34.47pt" svg:x="37.36pt" svg:y="37.39pt"><text:p/></draw:rect><draw:rect draw:style-name="gr4" draw:text-style-name="P15" svg:width="9.81pt" svg:height="34.67pt" svg:x="167.95pt" svg:y="71.86pt"><text:p/></draw:rect><draw:line draw:style-name="gr11" draw:text-style-name="P16" svg:x1="41.92pt" svg:y1="71.86pt" svg:x2="167.98pt" svg:y2="71.86pt"><text:p/></draw:line><draw:g draw:style-name="gr17"><draw:rect draw:style-name="gr18" draw:text-style-name="P15" svg:width="81.41pt" svg:height="26.87pt" svg:x="259.31pt" svg:y="0pt"><text:p text:style-name="P16"><text:span text:style-name="T16">JavaScript</text:span></text:p></draw:rect><draw:line draw:style-name="gr3" draw:text-style-name="P16" svg:x1="300.08pt" svg:y1="26.76pt" svg:x2="300.08pt" svg:y2="645.7pt"><text:p/></draw:line></draw:g><draw:rect draw:style-name="gr4" draw:text-style-name="P15" svg:width="9.81pt" svg:height="41.61pt" svg:x="294.55pt" svg:y="106.5pt"><text:p/></draw:rect><draw:line draw:style-name="gr11" draw:text-style-name="P16" svg:x1="172.52pt" svg:y1="106.41pt" svg:x2="300.02pt" svg:y2="106.41pt"><text:p/></draw:line><draw:rect draw:style-name="gr18" draw:text-style-name="P20" svg:width="67.92pt" svg:height="16.53pt" svg:x="335.4pt" svg:y="81.1pt"><text:p text:style-name="P16"><text:span text:style-name="T26">callPage(name)</text:span></text:p></draw:rect><draw:line draw:style-name="gr3" draw:text-style-name="P15" svg:x1="368.96pt" svg:y1="97.71pt" svg:x2="370.46pt" svg:y2="295.71pt"><text:p/></draw:line><draw:line draw:style-name="gr11" draw:text-style-name="P16" svg:x1="300.08pt" svg:y1="148.11pt" svg:x2="362.55pt" svg:y2="148.11pt"><text:p/></draw:line><draw:rect draw:style-name="gr4" draw:text-style-name="P15" svg:width="9.81pt" svg:height="141.17pt" svg:x="362.49pt" svg:y="148.11pt"><text:p/></draw:rect><draw:frame draw:style-name="gr32" draw:text-style-name="P35" svg:width="51.68pt" svg:height="58.56pt" svg:x="378.34pt" svg:y="106.24pt"><draw:text-box><text:p><text:span text:style-name="T53">1.3:Ajax</text:span><text:span text:style-name="T53">通信で</text:span><text:span text:style-name="T53">HTML</text:span><text:span text:style-name="T53">ファイル取得のリクエストを送る</text:span></text:p></draw:text-box></draw:frame><draw:rect draw:style-name="gr4" draw:text-style-name="P15" svg:width="9.81pt" svg:height="41.02pt" svg:x="423.55pt" svg:y="169pt"><text:p/></draw:rect><draw:line draw:style-name="gr11" draw:text-style-name="P16" svg:x1="372.33pt" svg:y1="168.46pt" svg:x2="425pt" svg:y2="168.46pt"><text:p/></draw:line><draw:frame draw:style-name="gr47" draw:text-style-name="P35" svg:width="43.77pt" svg:height="51.34pt" svg:x="376.89pt" svg:y="171.64pt"><draw:text-box><text:p><text:span text:style-name="T53">1.4:HTML</text:span><text:span text:style-name="T53">ファイルを返す</text:span></text:p></draw:text-box></draw:frame><draw:line draw:style-name="gr5" draw:text-style-name="P16" svg:x1="372.33pt" svg:y1="209.96pt" svg:x2="425pt" svg:y2="209.96pt"><text:p/></draw:line><draw:rect draw:style-name="gr4" draw:text-style-name="P15" svg:width="9.81pt" svg:height="75.37pt" svg:x="167.95pt" svg:y="217.76pt"><text:p/></draw:rect><draw:line draw:style-name="gr5" draw:text-style-name="P16" svg:x1="177.76pt" svg:y1="217.73pt" svg:x2="362.49pt" svg:y2="217.73pt"><text:p/></draw:line><draw:line draw:style-name="gr5" draw:text-style-name="P16" svg:x1="177.76pt" svg:y1="289.73pt" svg:x2="362.49pt" svg:y2="289.73pt"><text:p/></draw:line><draw:frame draw:style-name="gr19" draw:text-style-name="P35" svg:width="122.91pt" svg:height="70.27pt" svg:x="181.36pt" svg:y="220.2pt"><draw:text-box><text:p><text:span text:style-name="T53">1.6:</text:span></text:p><text:p><text:span text:style-name="T53">前の最前面のページを非表示にする。</text:span><text:span text:style-name="T53"><text:line-break/></text:span><text:span text:style-name="T53">$('.page:firaaast').next().css('display', 'none');</text:span></text:p></draw:text-box></draw:frame><draw:rect draw:style-name="gr4" draw:text-style-name="P16" svg:width="9.61pt" svg:height="26.48pt" svg:x="35.74pt" svg:y="297.84pt"><text:p/></draw:rect><draw:frame draw:style-name="gr48" draw:text-style-name="P35" svg:width="130.88pt" svg:height="51.28pt" svg:x="54.4pt" svg:y="301.04pt"><draw:text-box><text:p><text:span text:style-name="T53">2:</text:span><text:span text:style-name="T53">商品登録・編集画面</text:span><text:span text:style-name="T53"><text:line-break/></text:span><text:span text:style-name="T53">登録ボタンをクリックする</text:span></text:p></draw:text-box></draw:frame><draw:frame draw:style-name="gr19" draw:text-style-name="P35" svg:width="114.01pt" svg:height="70.27pt" svg:x="185.24pt" svg:y="300.64pt"><draw:text-box><text:p><text:span text:style-name="T53">2.1:</text:span></text:p><text:p><text:span text:style-name="T53">登録ボタンが押されたイベントのコールバック関数が実行される。</text:span></text:p><text:p><text:span text:style-name="T53">$(document).on('click', <text:s/>'.add-confirm:first', function(){});</text:span></text:p></draw:text-box></draw:frame><draw:frame draw:style-name="gr24" draw:text-style-name="P35" svg:width="56.98pt" svg:height="81.98pt" svg:x="308.86pt" svg:y="358.89pt"><draw:text-box><text:p><text:span text:style-name="T53">2.2:</text:span></text:p><text:p><text:span text:style-name="T53">最前面のページを消す関数がコールされる。</text:span></text:p><text:p><text:span text:style-name="T53">disappearPage();</text:span></text:p></draw:text-box></draw:frame><draw:frame draw:style-name="gr47" draw:text-style-name="P35" svg:width="130.93pt" svg:height="51.34pt" svg:x="173.06pt" svg:y="417.15pt"><draw:text-box><text:p><text:span text:style-name="T53">2.3:</text:span></text:p><text:p><text:span text:style-name="T53">最前面のページを閉じる</text:span><text:span text:style-name="T53"><text:line-break/></text:span><text:span text:style-name="T53">$('.page:first', document).remove();</text:span></text:p></draw:text-box></draw:frame><draw:frame draw:style-name="gr32" draw:text-style-name="P35" svg:width="104.12pt" svg:height="58.56pt" svg:x="189.89pt" svg:y="469.7pt"><draw:text-box><text:p><text:span text:style-name="T53">2.4:</text:span></text:p><text:p><text:span text:style-name="T53">ひとつ前のページを表示する</text:span><text:span text:style-name="T53"><text:line-break/></text:span><text:span text:style-name="T53">$('.page:first', document).remove();</text:span></text:p></draw:text-box></draw:frame><draw:rect draw:style-name="gr4" draw:text-style-name="P16" svg:width="9.67pt" svg:height="48.87pt" svg:x="169.54pt" svg:y="324.31pt"><text:p/></draw:rect><draw:rect draw:style-name="gr4" draw:text-style-name="P16" svg:width="9.67pt" svg:height="61.03pt" svg:x="294.35pt" svg:y="373.15pt"><text:p/></draw:rect><draw:line draw:style-name="gr11" draw:text-style-name="P16" svg:x1="41.92pt" svg:y1="324.31pt" svg:x2="167.98pt" svg:y2="324.31pt"><text:p/></draw:line><draw:line draw:style-name="gr11" draw:text-style-name="P16" svg:x1="173.99pt" svg:y1="373.21pt" svg:x2="300.05pt" svg:y2="373.21pt"><text:p/></draw:line><draw:rect draw:style-name="gr18" draw:text-style-name="P20" svg:width="67.97pt" svg:height="16.47pt" svg:x="332.19pt" svg:y="335.34pt"><text:p><text:span text:style-name="T26">disappearPage()</text:span></text:p></draw:rect><draw:line draw:style-name="gr3" draw:text-style-name="P15" svg:x1="365.75pt" svg:y1="351.81pt" svg:x2="367.26pt" svg:y2="549.81pt"><text:p/></draw:line><draw:line draw:style-name="gr11" draw:text-style-name="P16" svg:x1="300.08pt" svg:y1="434.04pt" svg:x2="362.55pt" svg:y2="434.04pt"><text:p/></draw:line><draw:rect draw:style-name="gr4" draw:text-style-name="P16" svg:width="9.61pt" svg:height="98.53pt" svg:x="362.49pt" svg:y="433.25pt"><text:p/></draw:rect><draw:rect draw:style-name="gr4" draw:text-style-name="P16" svg:width="9.61pt" svg:height="48.87pt" svg:x="168.29pt" svg:y="463.69pt"><text:p/></draw:rect><draw:rect draw:style-name="gr4" draw:text-style-name="P16" svg:width="9.61pt" svg:height="48.87pt" svg:x="168.15pt" svg:y="531.75pt"><text:p/></draw:rect><draw:line draw:style-name="gr5" draw:text-style-name="P16" svg:x1="177.76pt" svg:y1="463.69pt" svg:x2="362.49pt" svg:y2="463.69pt"><text:p/></draw:line><draw:line draw:style-name="gr5" draw:text-style-name="P16" svg:x1="177.76pt" svg:y1="531.78pt" svg:x2="362.49pt" svg:y2="531.78pt"><text:p/></draw:line></draw:g><draw:frame draw:style-name="gr49" draw:text-style-name="P37" svg:width="113.61pt" svg:height="71.57pt" svg:x="178.41pt" svg:y="31.41pt"><draw:text-box><text:p><text:span text:style-name="T55">1.1:</text:span></text:p><text:p><text:span text:style-name="T53">リンクのボタンが押されたイベントのコールバック関数が実行される。</text:span><text:span text:style-name="T53"><text:line-break/></text:span><text:span text:style-name="T53">$(document).on('click', '.callpage', function({});</text:span></text:p></draw:text-box></draw:frame></draw:g></text:p>
      <text:p text:style-name="P2"><draw:g text:anchor-type="as-char" draw:z-index="12" draw:style-name="gr1"><draw:g draw:style-name="gr17"><draw:rect draw:style-name="gr18" draw:text-style-name="P16" svg:width="81.21pt" svg:height="26.76pt" svg:x="131.61pt" svg:y="0.71pt"><text:p text:style-name="P16"><text:span text:style-name="T16">HTML</text:span></text:p></draw:rect><draw:line draw:style-name="gr3" draw:text-style-name="P16" svg:x1="172.66pt" svg:y1="27.38pt" svg:x2="172.66pt" svg:y2="644.97pt"><text:p/></draw:line></draw:g><draw:g draw:style-name="gr17"><draw:rect draw:style-name="gr18" draw:text-style-name="P16" svg:width="81.21pt" svg:height="26.76pt" svg:x="389.34pt" svg:y="0.71pt"><text:p text:style-name="P16"><text:span text:style-name="T16">サーバ</text:span></text:p></draw:rect><draw:line draw:style-name="gr3" draw:text-style-name="P16" svg:x1="429.08pt" svg:y1="27.38pt" svg:x2="429.08pt" svg:y2="644.97pt"><text:p/></draw:line></draw:g><draw:g draw:style-name="gr17"><draw:rect draw:style-name="gr18" draw:text-style-name="P16" svg:width="81.21pt" svg:height="26.76pt" svg:x="0pt" svg:y="0.71pt"><text:p text:style-name="P16"><text:span text:style-name="T16">ユーザ</text:span></text:p></draw:rect><draw:line draw:style-name="gr3" draw:text-style-name="P16" svg:x1="41.81pt" svg:y1="27.38pt" svg:x2="41.81pt" svg:y2="644.97pt"><text:p/></draw:line></draw:g><draw:frame draw:style-name="gr27" draw:text-style-name="P35" svg:width="106.58pt" svg:height="35.18pt" svg:x="52.44pt" svg:y="32.74pt"><draw:text-box><text:p><text:span text:style-name="T53">3:</text:span></text:p><text:p><text:span text:style-name="T53">設定ボタン</text:span><text:span text:style-name="T53">(</text:span><text:span text:style-name="T53">リンクリストのボタン</text:span><text:span text:style-name="T53">)</text:span><text:span text:style-name="T53">をクリックする</text:span></text:p></draw:text-box></draw:frame><draw:frame draw:style-name="gr24" draw:text-style-name="P35" svg:width="113.39pt" svg:height="81.98pt" svg:x="180.54pt" svg:y="32.8pt"><draw:text-box><text:p><text:span text:style-name="T53">3.1:</text:span></text:p><text:p><text:span text:style-name="T53">設定ボタン</text:span><text:span text:style-name="T53">(</text:span><text:span text:style-name="T53">リンクリストのボタン</text:span><text:span text:style-name="T53">)</text:span><text:span text:style-name="T53">がクリックされたイベントのコールバック関数が実行される。</text:span><text:span text:style-name="T53"><text:line-break/></text:span><text:span text:style-name="T53">$(document).on('click', '.setting-button', function({});</text:span></text:p></draw:text-box></draw:frame><draw:frame draw:style-name="gr19" draw:text-style-name="P35" svg:width="57.43pt" svg:height="70.27pt" svg:x="310.76pt" svg:y="87.96pt"><draw:text-box><text:p><text:span text:style-name="T53">3.2:</text:span></text:p><text:p><text:span text:style-name="T53">リンクリストを表示させる関数をコールする。</text:span></text:p><text:p><text:span text:style-name="T53">showLinkList();</text:span></text:p></draw:text-box></draw:frame><draw:frame draw:style-name="gr46" draw:text-style-name="P35" svg:width="130.62pt" svg:height="51.17pt" svg:x="177.36pt" svg:y="168.55pt"><draw:text-box><text:p><text:span text:style-name="T53">3.3:</text:span></text:p><text:p><text:span text:style-name="T53">非表示にしてあったリンクリストを表示する。</text:span><text:span text:style-name="T53"><text:line-break/></text:span><text:span text:style-name="T53">$('#modal').dialog('open');</text:span></text:p></draw:text-box></draw:frame><draw:rect draw:style-name="gr4" draw:text-style-name="P16" svg:width="9.61pt" svg:height="34.41pt" svg:x="37.25pt" svg:y="37.3pt"><text:p/></draw:rect><draw:rect draw:style-name="gr4" draw:text-style-name="P15" svg:width="9.78pt" svg:height="44.93pt" svg:x="167.61pt" svg:y="71.66pt"><text:p/></draw:rect><draw:line draw:style-name="gr11" draw:text-style-name="P16" svg:x1="41.81pt" svg:y1="71.63pt" svg:x2="167.58pt" svg:y2="71.63pt"><text:p/></draw:line><draw:g draw:style-name="gr17"><draw:rect draw:style-name="gr18" draw:text-style-name="P15" svg:width="81.21pt" svg:height="26.82pt" svg:x="258.75pt" svg:y="0pt"><text:p text:style-name="P16"><text:span text:style-name="T16">JavaScript</text:span></text:p></draw:rect><draw:line draw:style-name="gr3" draw:text-style-name="P16" svg:x1="299.31pt" svg:y1="26.7pt" svg:x2="299.31pt" svg:y2="644.29pt"><text:p/></draw:line></draw:g><draw:rect draw:style-name="gr4" draw:text-style-name="P15" svg:width="9.81pt" svg:height="41.58pt" svg:x="293.9pt" svg:y="116.59pt"><text:p/></draw:rect><draw:line draw:style-name="gr11" draw:text-style-name="P16" svg:x1="172.66pt" svg:y1="116.53pt" svg:x2="299.88pt" svg:y2="116.53pt"><text:p/></draw:line><draw:rect draw:style-name="gr18" draw:text-style-name="P36" svg:width="67.83pt" svg:height="16.41pt" svg:x="334.66pt" svg:y="80.96pt"><text:p><text:span text:style-name="T54">showLinkList()</text:span></text:p></draw:rect><draw:line draw:style-name="gr3" draw:text-style-name="P15" svg:x1="368.16pt" svg:y1="97.34pt" svg:x2="369.67pt" svg:y2="294.89pt"><text:p/></draw:line><draw:line draw:style-name="gr11" draw:text-style-name="P16" svg:x1="299.31pt" svg:y1="158.06pt" svg:x2="361.64pt" svg:y2="158.06pt"><text:p/></draw:line><draw:rect draw:style-name="gr4" draw:text-style-name="P15" svg:width="9.81pt" svg:height="58.96pt" svg:x="361.7pt" svg:y="158.14pt"><text:p/></draw:rect><draw:rect draw:style-name="gr4" draw:text-style-name="P15" svg:width="9.78pt" svg:height="37.98pt" svg:x="167.61pt" svg:y="217.25pt"><text:p/></draw:rect><draw:line draw:style-name="gr5" draw:text-style-name="P16" svg:x1="177.36pt" svg:y1="217.19pt" svg:x2="361.7pt" svg:y2="217.19pt"><text:p/></draw:line><draw:rect draw:style-name="gr4" draw:text-style-name="P16" svg:width="9.61pt" svg:height="40.88pt" svg:x="35.66pt" svg:y="282.76pt"><text:p/></draw:rect><draw:frame draw:style-name="gr46" draw:text-style-name="P35" svg:width="121.01pt" svg:height="51.17pt" svg:x="48.19pt" svg:y="286.24pt"><draw:text-box><text:p><text:span text:style-name="T53">4:</text:span><text:span text:style-name="T53">コンボボックスのボタンをクリックする。</text:span></text:p></draw:text-box></draw:frame><draw:frame draw:style-name="gr34" draw:text-style-name="P35" svg:width="113.78pt" svg:height="105.36pt" svg:x="184.85pt" svg:y="286.95pt"><draw:text-box><text:p><text:span text:style-name="T53">4.1:</text:span></text:p><text:p><text:span text:style-name="T53">コンボボックス生成時にボタンに登録されたクリックイベントのコールバック関数が実行される。</text:span></text:p><text:p><text:span text:style-name="T53">$('&lt;button&gt;').addClass( "custom-combobox-toggle" )click(function(){});</text:span></text:p></draw:text-box></draw:frame><draw:frame draw:style-name="gr19" draw:text-style-name="P35" svg:width="56.83pt" svg:height="70.27pt" svg:x="309.6pt" svg:y="380.24pt"><draw:text-box><text:p><text:span text:style-name="T53">4.2.</text:span></text:p><text:p><text:span text:style-name="T53">空のサーチを行う。</text:span></text:p><text:p><text:span text:style-name="T53">input.autocomplete( "search", "" );</text:span></text:p></draw:text-box></draw:frame><draw:frame draw:style-name="gr24" draw:text-style-name="P35" svg:width="103.92pt" svg:height="81.98pt" svg:x="190.91pt" svg:y="464.85pt"><draw:text-box><text:p><text:span text:style-name="T53">4.3:</text:span></text:p><text:p><text:span text:style-name="T53">プルダウンメニューを絞り込みなしで表示する。</text:span></text:p><text:p><text:span text:style-name="T53">input.autocomplete({response:function(){$('.ui-autocomplete:visible').toggle();}})</text:span></text:p></draw:text-box></draw:frame><draw:rect draw:style-name="gr4" draw:text-style-name="P16" svg:width="9.61pt" svg:height="70.61pt" svg:x="169.2pt" svg:y="323.6pt"><text:p/></draw:rect><draw:rect draw:style-name="gr4" draw:text-style-name="P16" svg:width="9.61pt" svg:height="60.92pt" svg:x="295.14pt" svg:y="394.44pt"><text:p/></draw:rect><draw:line draw:style-name="gr11" draw:text-style-name="P16" svg:x1="41.81pt" svg:y1="323.57pt" svg:x2="167.58pt" svg:y2="323.57pt"><text:p/></draw:line><draw:line draw:style-name="gr11" draw:text-style-name="P16" svg:x1="175.01pt" svg:y1="394.44pt" svg:x2="300.78pt" svg:y2="394.44pt"><text:p/></draw:line><draw:rect draw:style-name="gr18" draw:text-style-name="P36" svg:width="83.96pt" svg:height="16.41pt" svg:x="325.25pt" svg:y="356.8pt"><text:p><text:span text:style-name="T54">input.autocomplete()</text:span></text:p></draw:rect><draw:line draw:style-name="gr3" draw:text-style-name="P15" svg:x1="366.43pt" svg:y1="373.12pt" svg:x2="367.94pt" svg:y2="570.67pt"><text:p/></draw:line><draw:line draw:style-name="gr11" draw:text-style-name="P16" svg:x1="300.81pt" svg:y1="455.27pt" svg:x2="363.15pt" svg:y2="455.27pt"><text:p/></draw:line><draw:rect draw:style-name="gr4" draw:text-style-name="P16" svg:width="9.61pt" svg:height="98.28pt" svg:x="363.15pt" svg:y="454.45pt"><text:p/></draw:rect><draw:rect draw:style-name="gr4" draw:text-style-name="P16" svg:width="9.61pt" svg:height="48.78pt" svg:x="169.2pt" svg:y="552.7pt"><text:p/></draw:rect><draw:line draw:style-name="gr5" draw:text-style-name="P16" svg:x1="178.81pt" svg:y1="552.64pt" svg:x2="363.15pt" svg:y2="552.64pt"><text:p/></draw:line></draw:g></text:p>
      <text:p text:style-name="P2"/>
      <text:p text:style-name="P4"><draw:g text:anchor-type="as-char" draw:z-index="14" draw:style-name="gr1"><draw:g draw:style-name="gr17"><draw:rect draw:style-name="gr18" draw:text-style-name="P16" svg:width="81.67pt" svg:height="26.93pt" svg:x="132.46pt" svg:y="0.74pt"><text:p text:style-name="P16"><text:span text:style-name="T16">HTML</text:span></text:p></draw:rect><draw:line draw:style-name="gr3" draw:text-style-name="P16" svg:x1="173.76pt" svg:y1="27.61pt" svg:x2="173.76pt" svg:y2="648.94pt"><text:p/></draw:line></draw:g><draw:g draw:style-name="gr17"><draw:rect draw:style-name="gr18" draw:text-style-name="P16" svg:width="81.67pt" svg:height="26.93pt" svg:x="391.69pt" svg:y="0.74pt"><text:p text:style-name="P16"><text:span text:style-name="T16">サーバ</text:span></text:p></draw:rect><draw:line draw:style-name="gr3" draw:text-style-name="P16" svg:x1="431.6pt" svg:y1="27.61pt" svg:x2="431.6pt" svg:y2="648.94pt"><text:p/></draw:line></draw:g><draw:g draw:style-name="gr17"><draw:rect draw:style-name="gr18" draw:text-style-name="P16" svg:width="81.67pt" svg:height="26.93pt" svg:x="0pt" svg:y="0.74pt"><text:p text:style-name="P16"><text:span text:style-name="T16">ユーザ</text:span></text:p></draw:rect><draw:line draw:style-name="gr3" draw:text-style-name="P16" svg:x1="42.01pt" svg:y1="27.61pt" svg:x2="42.01pt" svg:y2="648.94pt"><text:p/></draw:line></draw:g><draw:frame draw:style-name="gr50" draw:text-style-name="P35" svg:width="115.71pt" svg:height="34.47pt" svg:x="52.81pt" svg:y="37.64pt"><draw:text-box><text:p><text:span text:style-name="T53">5:</text:span><text:span text:style-name="T53">コンボボックスのプルダウンメニューの項目を選択する。</text:span></text:p></draw:text-box></draw:frame><draw:frame draw:style-name="gr24" draw:text-style-name="P35" svg:width="119.57pt" svg:height="81.98pt" svg:x="182.21pt" svg:y="36.2pt"><draw:text-box><text:p><text:span text:style-name="T53">5.1:</text:span><text:span text:style-name="T53"><text:line-break/></text:span><text:span text:style-name="T53">コンボボックスのプルダウンメニューが選択されたイベントのコールバック関数が実行される。</text:span></text:p><text:p><text:span text:style-name="T53">autocompleteselect: function( event, ui ) {});</text:span></text:p></draw:text-box></draw:frame><draw:frame draw:style-name="gr35" draw:text-style-name="P35" svg:width="57.77pt" svg:height="117.07pt" svg:x="312.66pt" svg:y="70.55pt"><draw:text-box><text:p><text:span text:style-name="T53">5.2</text:span></text:p><text:p><text:span text:style-name="T53">jQuery UI Autocomplete</text:span><text:span text:style-name="T53">の</text:span><text:span text:style-name="T53">select</text:span><text:span text:style-name="T53">イベントを走らせる。</text:span></text:p><text:p><text:span text:style-name="T53">this._trigger( "select", event, {item:ui.item.option});</text:span></text:p></draw:text-box></draw:frame><draw:frame draw:style-name="gr44" draw:text-style-name="P35" svg:width="131.39pt" svg:height="51.53pt" svg:x="176.66pt" svg:y="211.44pt"><draw:text-box><text:p><text:span text:style-name="T53">5.3:</text:span></text:p><text:p><text:span text:style-name="T53">該当するテキストボックスの内容が書き換えられる。</text:span></text:p></draw:text-box></draw:frame><draw:rect draw:style-name="gr4" draw:text-style-name="P16" svg:width="9.67pt" svg:height="34.58pt" svg:x="37.5pt" svg:y="37.56pt"><text:p/></draw:rect><draw:rect draw:style-name="gr4" draw:text-style-name="P15" svg:width="9.86pt" svg:height="49.92pt" svg:x="168.66pt" svg:y="72.11pt"><text:p/></draw:rect><draw:line draw:style-name="gr11" draw:text-style-name="P16" svg:x1="42.01pt" svg:y1="72.09pt" svg:x2="168.55pt" svg:y2="72.09pt"><text:p/></draw:line><draw:g draw:style-name="gr17"><draw:rect draw:style-name="gr18" draw:text-style-name="P15" svg:width="81.78pt" svg:height="26.99pt" svg:x="260.31pt" svg:y="0pt"><text:p text:style-name="P16"><text:span text:style-name="T16">JavaScript</text:span></text:p></draw:rect><draw:line draw:style-name="gr3" draw:text-style-name="P16" svg:x1="301.18pt" svg:y1="26.82pt" svg:x2="301.18pt" svg:y2="648.14pt"><text:p/></draw:line></draw:g><draw:rect draw:style-name="gr4" draw:text-style-name="P15" svg:width="9.86pt" svg:height="67.12pt" svg:x="295.71pt" svg:y="122pt"><text:p/></draw:rect><draw:line draw:style-name="gr11" draw:text-style-name="P16" svg:x1="173.76pt" svg:y1="122pt" svg:x2="301.75pt" svg:y2="122pt"><text:p/></draw:line><draw:rect draw:style-name="gr18" draw:text-style-name="P36" svg:width="99.33pt" svg:height="16.53pt" svg:x="318.84pt" svg:y="53.26pt"><text:p><text:span text:style-name="T54">jQuery UI Autocomplete</text:span></text:p></draw:rect><draw:line draw:style-name="gr3" draw:text-style-name="P15" svg:x1="370.2pt" svg:y1="70.55pt" svg:x2="371.91pt" svg:y2="296.82pt"><text:p/></draw:line><draw:line draw:style-name="gr11" draw:text-style-name="P16" svg:x1="305.55pt" svg:y1="188.76pt" svg:x2="368.25pt" svg:y2="188.76pt"><text:p/></draw:line><draw:rect draw:style-name="gr4" draw:text-style-name="P15" svg:width="11.11pt" svg:height="59.39pt" svg:x="365.3pt" svg:y="188.79pt"><text:p/></draw:rect><draw:rect draw:style-name="gr4" draw:text-style-name="P15" svg:width="9.81pt" svg:height="38.21pt" svg:x="166.85pt" svg:y="248.26pt"><text:p/></draw:rect><draw:line draw:style-name="gr5" draw:text-style-name="P16" svg:x1="176.68pt" svg:y1="248.2pt" svg:x2="370.46pt" svg:y2="248.06pt"><text:p/></draw:line><draw:rect draw:style-name="gr4" draw:text-style-name="P16" svg:width="9.67pt" svg:height="26.56pt" svg:x="35.86pt" svg:y="299pt"><text:p/></draw:rect><draw:frame draw:style-name="gr44" draw:text-style-name="P35" svg:width="120.13pt" svg:height="51.53pt" svg:x="48.5pt" svg:y="302.2pt"><draw:text-box><text:p><text:span text:style-name="T53">6:</text:span><text:span text:style-name="T53">リストのレコード追加ボタンをクリックする。</text:span></text:p></draw:text-box></draw:frame><draw:frame draw:style-name="gr24" draw:text-style-name="P35" svg:width="114.46pt" svg:height="81.98pt" svg:x="186.01pt" svg:y="313.51pt"><draw:text-box><text:p><text:span text:style-name="T53">6.1:</text:span></text:p><text:p><text:span text:style-name="T53">レコード追加ボタンが押されたイベントのコールバック関数が実行される。</text:span></text:p><text:p><text:span text:style-name="T53">$(document).on('click', '.add-button.add-record', function(){});</text:span></text:p></draw:text-box></draw:frame><draw:frame draw:style-name="gr51" draw:text-style-name="P35" svg:width="57.23pt" svg:height="93.69pt" svg:x="311.44pt" svg:y="373.21pt"><draw:text-box><text:p><text:span text:style-name="T53">6.2</text:span></text:p><text:p><text:span text:style-name="T53">jqGrid</text:span><text:span text:style-name="T53">のレコード編集ダイアログを出す。</text:span></text:p><text:p><text:span text:style-name="T53">$('#fig2-1-list').editGridRow("new", gridoption);</text:span></text:p></draw:text-box></draw:frame><draw:frame draw:style-name="gr44" draw:text-style-name="P35" svg:width="104.57pt" svg:height="51.53pt" svg:x="59.3pt" svg:y="524.41pt"><draw:text-box><text:p><text:span text:style-name="T53">6.3:</text:span></text:p><text:p><text:span text:style-name="T53">表示された編集ダイアログを操作する。</text:span></text:p></draw:text-box></draw:frame><draw:rect draw:style-name="gr4" draw:text-style-name="P16" svg:width="9.67pt" svg:height="71.01pt" svg:x="170.25pt" svg:y="325.56pt"><text:p/></draw:rect><draw:rect draw:style-name="gr4" draw:text-style-name="P16" svg:width="9.67pt" svg:height="71.46pt" svg:x="296.96pt" svg:y="396.85pt"><text:p/></draw:rect><draw:line draw:style-name="gr11" draw:text-style-name="P16" svg:x1="42.01pt" svg:y1="325.56pt" svg:x2="168.55pt" svg:y2="325.56pt"><text:p/></draw:line><draw:line draw:style-name="gr11" draw:text-style-name="P16" svg:x1="176.06pt" svg:y1="396.85pt" svg:x2="302.6pt" svg:y2="396.85pt"><text:p/></draw:line><draw:rect draw:style-name="gr18" draw:text-style-name="P36" svg:width="84.47pt" svg:height="16.53pt" svg:x="327.2pt" svg:y="358.95pt"><text:p><text:span text:style-name="T54">jqGrid</text:span></text:p></draw:rect><draw:line draw:style-name="gr3" draw:text-style-name="P15" svg:x1="368.65pt" svg:y1="375.36pt" svg:x2="370.15pt" svg:y2="574.13pt"><text:p/></draw:line><draw:line draw:style-name="gr11" draw:text-style-name="P16" svg:x1="305.86pt" svg:y1="468.31pt" svg:x2="368.56pt" svg:y2="468.31pt"><text:p/></draw:line><draw:rect draw:style-name="gr4" draw:text-style-name="P16" svg:width="9.67pt" svg:height="48.22pt" svg:x="365.36pt" svg:y="468.31pt"><text:p/></draw:rect><draw:rect draw:style-name="gr4" draw:text-style-name="P16" svg:width="9.67pt" svg:height="49.07pt" svg:x="170.25pt" svg:y="516.5pt"><text:p/></draw:rect><draw:line draw:style-name="gr5" draw:text-style-name="P16" svg:x1="179.94pt" svg:y1="516.5pt" svg:x2="365.41pt" svg:y2="516.5pt"><text:p/></draw:line><draw:line draw:style-name="gr5" draw:text-style-name="P16" svg:x1="46.2pt" svg:y1="565.51pt" svg:x2="173.74pt" svg:y2="565.51pt"><text:p/></draw:line><draw:rect draw:style-name="gr4" draw:text-style-name="P16" svg:width="9.67pt" svg:height="29.51pt" svg:x="36.6pt" svg:y="565.54pt"><text:p/></draw:rect></draw:g></text:p>
      <text:p text:style-name="P3"><draw:g text:anchor-type="as-char" draw:z-index="10" draw:style-name="gr1"><draw:g draw:style-name="gr17"><draw:rect draw:style-name="gr18" draw:text-style-name="P16" svg:width="81.81pt" svg:height="26.99pt" svg:x="132.6pt" svg:y="0.74pt"><text:p text:style-name="P16"><text:span text:style-name="T16">HTML</text:span></text:p></draw:rect><draw:line draw:style-name="gr3" draw:text-style-name="P16" svg:x1="174.02pt" svg:y1="27.61pt" svg:x2="174.02pt" svg:y2="649.7pt"><text:p/></draw:line></draw:g><draw:g draw:style-name="gr17"><draw:rect draw:style-name="gr18" draw:text-style-name="P16" svg:width="81.78pt" svg:height="26.99pt" svg:x="0pt" svg:y="0.74pt"><text:p text:style-name="P16"><text:span text:style-name="T16">ユーザ</text:span></text:p></draw:rect><draw:line draw:style-name="gr3" draw:text-style-name="P16" svg:x1="42.12pt" svg:y1="27.61pt" svg:x2="42.12pt" svg:y2="649.7pt"><text:p/></draw:line></draw:g><draw:frame draw:style-name="gr40" draw:text-style-name="P25" svg:width="115.88pt" svg:height="34.53pt" svg:x="52.84pt" svg:y="42.41pt"><draw:text-box><text:p><text:span text:style-name="T35">9:</text:span></text:p><text:p><text:span text:style-name="T15">クローズボタンを押す。</text:span></text:p></draw:text-box></draw:frame><draw:frame draw:style-name="gr19" draw:text-style-name="P25" svg:width="119.74pt" svg:height="70.27pt" svg:x="181.84pt" svg:y="47.76pt"><draw:text-box><text:p><text:span text:style-name="T35">9.1:</text:span></text:p><text:p><text:span text:style-name="T15">クローズボタンが押されたときのイベントコールバック関数が実行される。</text:span></text:p><text:p><text:span text:style-name="T33">$(document).on('click', '.close-button', function(){});</text:span></text:p></draw:text-box></draw:frame><draw:frame draw:style-name="gr41" draw:text-style-name="P25" svg:width="57.83pt" svg:height="77.53pt" svg:x="313.06pt" svg:y="88.75pt"><draw:text-box><text:p><text:span text:style-name="T35">9.2</text:span></text:p><text:p><text:span text:style-name="T15">画面を閉じる前の判定を行う。</text:span></text:p><text:p><text:span text:style-name="T33">onPageClose();</text:span></text:p></draw:text-box></draw:frame><draw:rect draw:style-name="gr4" draw:text-style-name="P16" svg:width="9.67pt" svg:height="35.23pt" svg:x="37.56pt" svg:y="37.59pt"><text:p/></draw:rect><draw:rect draw:style-name="gr4" draw:text-style-name="P15" svg:width="9.86pt" svg:height="45.27pt" svg:x="168.86pt" svg:y="72.2pt"><text:p/></draw:rect><draw:line draw:style-name="gr11" draw:text-style-name="P16" svg:x1="47.2pt" svg:y1="72.11pt" svg:x2="168.83pt" svg:y2="72.11pt"><text:p/></draw:line><draw:g draw:style-name="gr17"><draw:rect draw:style-name="gr18" draw:text-style-name="P15" svg:width="81.81pt" svg:height="26.99pt" svg:x="260.65pt" svg:y="0pt"><text:p text:style-name="P16"><text:span text:style-name="T16">JavaScript</text:span></text:p></draw:rect><draw:line draw:style-name="gr3" draw:text-style-name="P16" svg:x1="301.55pt" svg:y1="26.93pt" svg:x2="301.55pt" svg:y2="649.02pt"><text:p/></draw:line></draw:g><draw:rect draw:style-name="gr4" draw:text-style-name="P15" svg:width="9.86pt" svg:height="32.23pt" svg:x="296.05pt" svg:y="117.44pt"><text:p/></draw:rect><draw:line draw:style-name="gr11" draw:text-style-name="P16" svg:x1="173.96pt" svg:y1="117.41pt" svg:x2="302.12pt" svg:y2="117.41pt"><text:p/></draw:line><draw:rect draw:style-name="gr18" draw:text-style-name="P20" svg:width="99.61pt" svg:height="16.72pt" svg:x="324.11pt" svg:y="72pt"><text:p text:style-name="P16"><text:span text:style-name="T48">onPageClose()</text:span></text:p></draw:rect><draw:line draw:style-name="gr3" draw:text-style-name="P15" svg:x1="370.86pt" svg:y1="88.75pt" svg:x2="375.17pt" svg:y2="644.71pt"><text:p/></draw:line><draw:line draw:style-name="gr11" draw:text-style-name="P16" svg:x1="301.55pt" svg:y1="149.61pt" svg:x2="365.73pt" svg:y2="149.61pt"><text:p/></draw:line><draw:rect draw:style-name="gr4" draw:text-style-name="P15" svg:width="11.17pt" svg:height="285.62pt" svg:x="365.75pt" svg:y="149.64pt"><text:p/></draw:rect><draw:rect draw:style-name="gr4" draw:text-style-name="P15" svg:width="9.86pt" svg:height="231.17pt" svg:x="167.05pt" svg:y="269.4pt"><text:p/></draw:rect><draw:line draw:style-name="gr5" draw:text-style-name="P16" svg:x1="176.88pt" svg:y1="319.92pt" svg:x2="432.17pt" svg:y2="317.74pt"><text:p/></draw:line><draw:rect draw:style-name="gr18" draw:text-style-name="P20" svg:width="78.07pt" svg:height="16.58pt" svg:x="392.66pt" svg:y="178.84pt"><text:p text:style-name="P16"><text:span text:style-name="T48">disappearPage()</text:span></text:p></draw:rect><draw:line draw:style-name="gr3" draw:text-style-name="P15" svg:x1="432.17pt" svg:y1="195.36pt" svg:x2="432.17pt" svg:y2="323.32pt"><text:p/></draw:line><draw:rect draw:style-name="gr8" draw:text-style-name="P15" svg:width="377.63pt" svg:height="351.58pt" svg:x="97.85pt" svg:y="159.65pt"><text:p/></draw:rect><draw:rect draw:style-name="gr9" draw:text-style-name="P15" svg:width="56.52pt" svg:height="28.52pt" svg:x="97.85pt" svg:y="159.65pt"><text:p text:style-name="P16"><text:span text:style-name="T49">alt</text:span></text:p></draw:rect><draw:frame draw:style-name="gr42" draw:text-style-name="P25" svg:width="79.71pt" svg:height="13.72pt" svg:x="384.35pt" svg:y="165.15pt"><draw:text-box><text:p><text:span text:style-name="T15">[</text:span><text:span text:style-name="T15">リストが保存済み</text:span><text:span text:style-name="T15">]</text:span></text:p></draw:text-box></draw:frame><draw:frame draw:style-name="gr32" draw:text-style-name="P25" svg:width="49.78pt" svg:height="58.56pt" svg:x="382.39pt" svg:y="194pt"><draw:text-box><text:p><text:span text:style-name="T35">9.3-A</text:span></text:p><text:p><text:span text:style-name="T15">そのまま画面を閉じる。</text:span></text:p><text:p><text:span text:style-name="T33">disappearPage();</text:span></text:p></draw:text-box></draw:frame><draw:line draw:style-name="gr11" draw:text-style-name="P16" svg:x1="376.87pt" svg:y1="255.06pt" svg:x2="432.14pt" svg:y2="255.06pt"><text:p/></draw:line><draw:line draw:style-name="gr5" draw:text-style-name="P16" svg:x1="176.88pt" svg:y1="269.38pt" svg:x2="432.17pt" svg:y2="269.43pt"><text:p/></draw:line><draw:frame draw:style-name="gr15" draw:text-style-name="P25" svg:width="110.27pt" svg:height="46.89pt" svg:x="185.81pt" svg:y="221.75pt"><draw:text-box><text:p><text:span text:style-name="T35">9.4-A:</text:span></text:p><text:p><text:span text:style-name="T50">最前面のページを閉じる</text:span><text:span text:style-name="T50"><text:line-break/></text:span><text:span text:style-name="T50">$('.page:first', document).remove();</text:span></text:p></draw:text-box></draw:frame><draw:frame draw:style-name="gr15" draw:text-style-name="P25" svg:width="110.27pt" svg:height="46.89pt" svg:x="183.6pt" svg:y="268.64pt"><draw:text-box><text:p><text:span text:style-name="T35">9.5-A:</text:span></text:p><text:p><text:span text:style-name="T50">ひとつ前のページを表示する</text:span><text:span text:style-name="T50"><text:line-break/></text:span><text:span text:style-name="T15">$('.page:first', document).remove();</text:span></text:p></draw:text-box></draw:frame><draw:rect draw:style-name="gr4" draw:text-style-name="P15" svg:width="10.52pt" svg:height="62.87pt" svg:x="428.4pt" svg:y="254.86pt"><text:p/></draw:rect><draw:frame draw:style-name="gr42" draw:text-style-name="P25" svg:width="79.77pt" svg:height="13.72pt" svg:x="380.44pt" svg:y="331.46pt"><draw:text-box><text:p><text:span text:style-name="T35">[</text:span><text:span text:style-name="T35">リストが未保存</text:span><text:span text:style-name="T35">]</text:span></text:p></draw:text-box></draw:frame><draw:rect draw:style-name="gr18" draw:text-style-name="P20" svg:width="78.07pt" svg:height="16.58pt" svg:x="392.66pt" svg:y="344.44pt"><text:p text:style-name="P16"><text:span text:style-name="T48">saveListe()</text:span></text:p></draw:rect><draw:line draw:style-name="gr3" draw:text-style-name="P15" svg:x1="432.17pt" svg:y1="360.96pt" svg:x2="432.17pt" svg:y2="488.92pt"><text:p/></draw:line><draw:frame draw:style-name="gr19" draw:text-style-name="P25" svg:width="49.78pt" svg:height="70.27pt" svg:x="382.39pt" svg:y="364.31pt"><draw:text-box><text:p><text:span text:style-name="T35">9.3-B:</text:span></text:p><text:p><text:span text:style-name="T15">リストの保存ダイアログを出す処理を行う。</text:span></text:p><text:p text:style-name="P16"><text:span text:style-name="T15">saveList();</text:span></text:p></draw:text-box></draw:frame><draw:line draw:style-name="gr11" draw:text-style-name="P16" svg:x1="376.87pt" svg:y1="434.61pt" svg:x2="424.83pt" svg:y2="434.61pt"><text:p/></draw:line><draw:rect draw:style-name="gr4" draw:text-style-name="P15" svg:width="10.52pt" svg:height="34.53pt" svg:x="424.86pt" svg:y="434.55pt"><text:p/></draw:rect><draw:line draw:style-name="gr5" draw:text-style-name="P16" svg:x1="176.88pt" svg:y1="468.96pt" svg:x2="432.17pt" svg:y2="468.96pt"><text:p/></draw:line><draw:frame draw:style-name="gr32" draw:text-style-name="P25" svg:width="110.27pt" svg:height="58.56pt" svg:x="184.71pt" svg:y="404.25pt"><draw:text-box><text:p><text:span text:style-name="T35">9.4-B:</text:span></text:p><text:p><text:span text:style-name="T51">保存選択のダイアログを呼ぶ。</text:span></text:p><text:p><text:span text:style-name="T52">$('#chooseListSave', document).dialog('open');</text:span></text:p></draw:text-box></draw:frame></draw:g></text:p>
      <text:p text:style-name="P2"><draw:g text:anchor-type="as-char" draw:z-index="9" draw:style-name="gr1"><draw:frame draw:style-name="gr19" draw:text-style-name="P25" svg:width="57.03pt" svg:height="70.27pt" svg:x="303.59pt" svg:y="409.44pt"><draw:text-box><text:p><text:span text:style-name="T41">10.8:</text:span></text:p><text:p><text:span text:style-name="T15">現在の画面のリスト編集フラグを下ろす。</text:span></text:p><text:p><text:span text:style-name="T11">isChange -= figs[fig];</text:span></text:p></draw:text-box></draw:frame><draw:g draw:style-name="gr17"><draw:rect draw:style-name="gr18" draw:text-style-name="P16" svg:width="81.47pt" svg:height="26.82pt" svg:x="132.01pt" svg:y="0.74pt"><text:p text:style-name="P16"><text:span text:style-name="T16">HTML</text:span></text:p></draw:rect><draw:line draw:style-name="gr3" draw:text-style-name="P16" svg:x1="173.23pt" svg:y1="27.41pt" svg:x2="173.23pt" svg:y2="646.72pt"><text:p/></draw:line></draw:g><draw:g draw:style-name="gr17"><draw:rect draw:style-name="gr18" draw:text-style-name="P16" svg:width="81.41pt" svg:height="26.82pt" svg:x="390.44pt" svg:y="0.74pt"><text:p text:style-name="P16"><text:span text:style-name="T16">サーバ</text:span></text:p></draw:rect><draw:line draw:style-name="gr3" draw:text-style-name="P16" svg:x1="430.24pt" svg:y1="27.41pt" svg:x2="430.24pt" svg:y2="646.72pt"><text:p/></draw:line></draw:g><draw:g draw:style-name="gr17"><draw:rect draw:style-name="gr18" draw:text-style-name="P16" svg:width="81.41pt" svg:height="26.82pt" svg:x="0pt" svg:y="0.74pt"><text:p text:style-name="P16"><text:span text:style-name="T16">ユーザ</text:span></text:p></draw:rect><draw:line draw:style-name="gr3" draw:text-style-name="P16" svg:x1="41.92pt" svg:y1="27.41pt" svg:x2="41.92pt" svg:y2="646.72pt"><text:p/></draw:line></draw:g><draw:frame draw:style-name="gr27" draw:text-style-name="P25" svg:width="115.37pt" svg:height="35.18pt" svg:x="52.61pt" svg:y="32.85pt"><draw:text-box><text:p><text:span text:style-name="T35">10:</text:span></text:p><text:p><text:span text:style-name="T15">リスト保存選択ダイアログで保存するボタンを選択する。</text:span></text:p></draw:text-box></draw:frame><draw:frame draw:style-name="gr19" draw:text-style-name="P25" svg:width="119.17pt" svg:height="70.27pt" svg:x="181.05pt" svg:y="42.69pt"><draw:text-box><text:p><text:span text:style-name="T35">10.1:</text:span></text:p><text:p><text:span text:style-name="T15">保存するボタンのコールバック関数を実行する。</text:span></text:p><text:p><text:span text:style-name="T15">$('#chooseListSave').dialog({button:{'</text:span><text:span text:style-name="T15">保存する</text:span><text:span text:style-name="T15">':function(){}});</text:span></text:p></draw:text-box></draw:frame><draw:rect draw:style-name="gr4" draw:text-style-name="P16" svg:width="9.67pt" svg:height="34.47pt" svg:x="37.36pt" svg:y="37.39pt"><text:p/></draw:rect><draw:rect draw:style-name="gr4" draw:text-style-name="P15" svg:width="9.81pt" svg:height="45.01pt" svg:x="168.09pt" svg:y="71.89pt"><text:p/></draw:rect><draw:line draw:style-name="gr11" draw:text-style-name="P16" svg:x1="46.97pt" svg:y1="71.86pt" svg:x2="168.04pt" svg:y2="71.86pt"><text:p/></draw:line><draw:g draw:style-name="gr17"><draw:rect draw:style-name="gr18" draw:text-style-name="P15" svg:width="81.47pt" svg:height="26.87pt" svg:x="259.46pt" svg:y="0pt"><text:p text:style-name="P16"><text:span text:style-name="T16">JavaScript</text:span></text:p></draw:rect><draw:line draw:style-name="gr3" draw:text-style-name="P16" svg:x1="300.19pt" svg:y1="26.76pt" svg:x2="300.19pt" svg:y2="646.07pt"><text:p/></draw:line></draw:g><draw:rect draw:style-name="gr4" draw:text-style-name="P15" svg:width="9.81pt" svg:height="259.63pt" svg:x="294.75pt" svg:y="116.9pt"><text:p/></draw:rect><draw:line draw:style-name="gr11" draw:text-style-name="P16" svg:x1="173.2pt" svg:y1="116.93pt" svg:x2="300.78pt" svg:y2="116.93pt"><text:p/></draw:line><draw:line draw:style-name="gr11" draw:text-style-name="P16" svg:x1="300.19pt" svg:y1="376.5pt" svg:x2="364.14pt" svg:y2="376.5pt"><text:p/></draw:line><draw:rect draw:style-name="gr4" draw:text-style-name="P15" svg:width="9.81pt" svg:height="48.27pt" svg:x="166.25pt" svg:y="171.84pt"><text:p/></draw:rect><draw:line draw:style-name="gr5" draw:text-style-name="P16" svg:x1="304.55pt" svg:y1="276.09pt" svg:x2="423.01pt" svg:y2="275.95pt"><text:p/></draw:line><draw:frame draw:style-name="gr19" draw:text-style-name="P25" svg:width="57.03pt" svg:height="70.27pt" svg:x="307.16pt" svg:y="307.5pt"><draw:text-box><text:p><text:span text:style-name="T35">10.7:</text:span></text:p><text:p><text:span text:style-name="T15">ダイアログを閉じる。</text:span></text:p><text:p><text:span text:style-name="T44">closeChooseListSaveDialog(</text:span><text:span text:style-name="T11">this);</text:span></text:p></draw:text-box></draw:frame><draw:rect draw:style-name="gr4" draw:text-style-name="P16" svg:width="9.61pt" svg:height="30.93pt" svg:x="168.04pt" svg:y="287.74pt"><text:p/></draw:rect><draw:rect draw:style-name="gr4" draw:text-style-name="P16" svg:width="9.67pt" svg:height="51.36pt" svg:x="167.95pt" svg:y="404.19pt"><text:p/></draw:rect><draw:rect draw:style-name="gr18" draw:text-style-name="P20" svg:width="84.22pt" svg:height="24.38pt" svg:x="326.15pt" svg:y="289.45pt"><text:p text:style-name="P16"><text:span text:style-name="T39">closeChooseList</text:span></text:p><text:p text:style-name="P16"><text:span text:style-name="T47">SaveDialog(</text:span><text:span text:style-name="T31">)</text:span></text:p></draw:rect><draw:line draw:style-name="gr3" draw:text-style-name="P15" svg:x1="367.43pt" svg:y1="305.86pt" svg:x2="369.47pt" svg:y2="527.1pt"><text:p/></draw:line><draw:rect draw:style-name="gr4" draw:text-style-name="P15" svg:width="9.67pt" svg:height="143.18pt" svg:x="364.11pt" svg:y="376.5pt"><text:p/></draw:rect><draw:rect draw:style-name="gr4" draw:text-style-name="P16" svg:width="9.67pt" svg:height="59.87pt" svg:x="169.71pt" svg:y="519.9pt"><text:p/></draw:rect><draw:line draw:style-name="gr5" draw:text-style-name="P16" svg:x1="305.29pt" svg:y1="479.79pt" svg:x2="364.08pt" svg:y2="479.79pt"><text:p/></draw:line><draw:line draw:style-name="gr5" draw:text-style-name="P16" svg:x1="175.44pt" svg:y1="287.74pt" svg:x2="294.75pt" svg:y2="287.6pt"><text:p/></draw:line><draw:rect draw:style-name="gr4" draw:text-style-name="P16" svg:width="9.61pt" svg:height="38.13pt" svg:x="425.4pt" svg:y="493.8pt"><text:p/></draw:rect><draw:line draw:style-name="gr5" draw:text-style-name="P16" svg:x1="179.35pt" svg:y1="519.9pt" svg:x2="364.2pt" svg:y2="519.9pt"><text:p/></draw:line><draw:frame draw:style-name="gr15" draw:text-style-name="P25" svg:width="109.13pt" svg:height="46.89pt" svg:x="179.35pt" svg:y="469.81pt"><draw:text-box><text:p><text:span text:style-name="T35">10.9:</text:span></text:p><text:p><text:span text:style-name="T15">現在の画面を閉じて前の画面を出す。</text:span></text:p><text:p><text:span text:style-name="T11">disappearPage();</text:span></text:p></draw:text-box></draw:frame><draw:line draw:style-name="gr11" draw:text-style-name="P16" svg:x1="373.24pt" svg:y1="493.71pt" svg:x2="430.75pt" svg:y2="493.71pt"><text:p/></draw:line><draw:line draw:style-name="gr5" draw:text-style-name="P16" svg:x1="177.59pt" svg:y1="405.3pt" svg:x2="364.11pt" svg:y2="405.3pt"><text:p/></draw:line><draw:frame draw:style-name="gr15" draw:text-style-name="P25" svg:width="108.57pt" svg:height="46.89pt" svg:x="181.05pt" svg:y="121.55pt"><draw:text-box><text:p><text:span text:style-name="T35">10.2:</text:span></text:p><text:p><text:span text:style-name="T15">編集した行データを取得する</text:span></text:p><text:p><text:span text:style-name="T15">$('#fig2-1-table').getRowData(rowId');</text:span></text:p></draw:text-box></draw:frame><draw:line draw:style-name="gr5" draw:text-style-name="P16" svg:x1="176.09pt" svg:y1="172.01pt" svg:x2="294.77pt" svg:y2="172.01pt"><text:p/></draw:line><draw:frame draw:style-name="gr15" draw:text-style-name="P25" svg:width="108.57pt" svg:height="46.89pt" svg:x="183.06pt" svg:y="168.94pt"><draw:text-box><text:p><text:span text:style-name="T35">10.3:</text:span></text:p><text:p><text:span text:style-name="T15">編集した行データを変数に入れる。</text:span></text:p><text:p><text:span text:style-name="T15">var rowData;</text:span></text:p></draw:text-box></draw:frame><draw:line draw:style-name="gr11" draw:text-style-name="P15" svg:x1="176.26pt" svg:y1="220.08pt" svg:x2="294.75pt" svg:y2="220.08pt"><text:p/></draw:line><draw:line draw:style-name="gr11" draw:text-style-name="P15" svg:x1="304.53pt" svg:y1="244.09pt" svg:x2="423.01pt" svg:y2="244.09pt"><text:p/></draw:line><draw:rect draw:style-name="gr4" draw:text-style-name="P16" svg:width="9.61pt" svg:height="31.97pt" svg:x="423.01pt" svg:y="244.15pt"><text:p/></draw:rect><draw:frame draw:style-name="gr27" draw:text-style-name="P25" svg:width="108.57pt" svg:height="35.18pt" svg:x="313.51pt" svg:y="205.74pt"><draw:text-box><text:p><text:span text:style-name="T35">10.4:</text:span></text:p><text:p><text:span text:style-name="T15">Ajax</text:span><text:span text:style-name="T15">通信でサーバに行のデータを送信する。</text:span></text:p></draw:text-box></draw:frame><draw:frame draw:style-name="gr39" draw:text-style-name="P25" svg:width="108.57pt" svg:height="27.13pt" svg:x="308.89pt" svg:y="249.7pt"><draw:text-box><text:p><text:span text:style-name="T35">10.5:</text:span></text:p><text:p><text:span text:style-name="T15">通信結果を返す。</text:span></text:p></draw:text-box></draw:frame><draw:frame draw:style-name="gr27" draw:text-style-name="P25" svg:width="103.18pt" svg:height="35.18pt" svg:x="182.75pt" svg:y="251.21pt"><draw:text-box><text:p><text:span text:style-name="T35">10.6:</text:span></text:p><text:p><text:span text:style-name="T15">通信結果を表示する。</text:span></text:p><text:p><text:span text:style-name="T15">alert(message);</text:span></text:p></draw:text-box></draw:frame><draw:frame draw:style-name="gr32" draw:text-style-name="P25" svg:width="116.02pt" svg:height="58.56pt" svg:x="178.75pt" svg:y="342.26pt"><draw:text-box><text:p><text:span text:style-name="T35">10.6:</text:span></text:p><text:p><text:span text:style-name="T15">実際にダイアログを閉じる。</text:span></text:p><text:p><text:span text:style-name="T15">$('#chooseListSaveDialog').dialog('close');</text:span></text:p></draw:text-box></draw:frame><draw:rect draw:style-name="gr4" draw:text-style-name="P16" svg:width="9.61pt" svg:height="24.97pt" svg:x="295.71pt" svg:y="479.34pt"><text:p/></draw:rect></draw:g></text:p>
      <text:p text:style-name="P2"><draw:g text:anchor-type="as-char" draw:z-index="8" draw:style-name="gr1"><draw:g draw:style-name="gr17"><draw:rect draw:style-name="gr18" draw:text-style-name="P16" svg:width="81.33pt" svg:height="26.82pt" svg:x="131.9pt" svg:y="0.74pt"><text:p text:style-name="P16"><text:span text:style-name="T16">HTML</text:span></text:p></draw:rect><draw:line draw:style-name="gr3" draw:text-style-name="P16" svg:x1="173.08pt" svg:y1="27.44pt" svg:x2="173.08pt" svg:y2="646.13pt"><text:p/></draw:line></draw:g><draw:g draw:style-name="gr17"><draw:rect draw:style-name="gr18" draw:text-style-name="P16" svg:width="81.33pt" svg:height="26.82pt" svg:x="390.05pt" svg:y="0.74pt"><text:p text:style-name="P16"><text:span text:style-name="T16">サーバ</text:span></text:p></draw:rect><draw:line draw:style-name="gr3" draw:text-style-name="P16" svg:x1="429.76pt" svg:y1="27.44pt" svg:x2="429.76pt" svg:y2="646.13pt"><text:p/></draw:line></draw:g><draw:g draw:style-name="gr17"><draw:rect draw:style-name="gr18" draw:text-style-name="P16" svg:width="81.38pt" svg:height="26.82pt" svg:x="0pt" svg:y="0.74pt"><text:p text:style-name="P16"><text:span text:style-name="T16">ユーザ</text:span></text:p></draw:rect><draw:line draw:style-name="gr3" draw:text-style-name="P16" svg:x1="41.9pt" svg:y1="27.44pt" svg:x2="41.9pt" svg:y2="646.13pt"><text:p/></draw:line></draw:g><draw:frame draw:style-name="gr27" draw:text-style-name="P25" svg:width="115.29pt" svg:height="35.18pt" svg:x="52.55pt" svg:y="32.8pt"><draw:text-box><text:p><text:span text:style-name="T15">11:</text:span></text:p><text:p><text:span text:style-name="T15">リスト保存選択ダイアログで保存しないボタンを選択する。</text:span></text:p></draw:text-box></draw:frame><draw:frame draw:style-name="gr19" draw:text-style-name="P25" svg:width="119.08pt" svg:height="70.27pt" svg:x="180.85pt" svg:y="47.45pt"><draw:text-box><text:p><text:span text:style-name="T35">11.1:</text:span></text:p><text:p><text:span text:style-name="T15">保存しないボタンのコールバック関数を実行する。</text:span></text:p><text:p><text:span text:style-name="T15">$('#chooseListSave').dialog({button:{'</text:span><text:span text:style-name="T15">保存しない</text:span><text:span text:style-name="T15">':function(){}});</text:span></text:p></draw:text-box></draw:frame><draw:rect draw:style-name="gr4" draw:text-style-name="P16" svg:width="9.61pt" svg:height="34.38pt" svg:x="37.36pt" svg:y="37.39pt"><text:p/></draw:rect><draw:rect draw:style-name="gr4" draw:text-style-name="P15" svg:width="9.81pt" svg:height="45.01pt" svg:x="167.95pt" svg:y="71.8pt"><text:p/></draw:rect><draw:line draw:style-name="gr11" draw:text-style-name="P16" svg:x1="46.91pt" svg:y1="71.74pt" svg:x2="167.87pt" svg:y2="71.74pt"><text:p/></draw:line><draw:g draw:style-name="gr17"><draw:rect draw:style-name="gr18" draw:text-style-name="P15" svg:width="81.41pt" svg:height="26.82pt" svg:x="259.2pt" svg:y="0pt"><text:p text:style-name="P16"><text:span text:style-name="T16">JavaScript</text:span></text:p></draw:rect><draw:line draw:style-name="gr3" draw:text-style-name="P16" svg:x1="299.91pt" svg:y1="26.79pt" svg:x2="299.91pt" svg:y2="645.48pt"><text:p/></draw:line></draw:g><draw:rect draw:style-name="gr4" draw:text-style-name="P15" svg:width="9.81pt" svg:height="64.03pt" svg:x="294.46pt" svg:y="116.79pt"><text:p/></draw:rect><draw:line draw:style-name="gr11" draw:text-style-name="P16" svg:x1="173.03pt" svg:y1="116.79pt" svg:x2="300.47pt" svg:y2="116.79pt"><text:p/></draw:line><draw:line draw:style-name="gr5" draw:text-style-name="P16" svg:x1="304.21pt" svg:y1="275.84pt" svg:x2="358.95pt" svg:y2="275.84pt"><text:p/></draw:line><draw:frame draw:style-name="gr19" draw:text-style-name="P25" svg:width="48.87pt" svg:height="70.27pt" svg:x="313.46pt" svg:y="107.46pt"><draw:text-box><text:p><text:span text:style-name="T41">11.3:</text:span></text:p><text:p><text:span text:style-name="T15">ダイアログを閉じる。</text:span></text:p><text:p><text:span text:style-name="T44">closeChooseListSaveDialog(</text:span><text:span text:style-name="T11">this);</text:span></text:p></draw:text-box></draw:frame><draw:rect draw:style-name="gr4" draw:text-style-name="P16" svg:width="9.61pt" svg:height="30.93pt" svg:x="168.8pt" svg:y="206.11pt"><text:p/></draw:rect><draw:rect draw:style-name="gr4" draw:text-style-name="P16" svg:width="9.61pt" svg:height="39.57pt" svg:x="168.41pt" svg:y="323.15pt"><text:p/></draw:rect><draw:rect draw:style-name="gr18" draw:text-style-name="P20" svg:width="84.08pt" svg:height="24.38pt" svg:x="321.11pt" svg:y="85.29pt"><text:p text:style-name="P16"><text:span text:style-name="T39">closeChooseList</text:span></text:p><text:p text:style-name="P16"><text:span text:style-name="T47">SaveDialog(</text:span><text:span text:style-name="T31">)</text:span></text:p></draw:rect><draw:line draw:style-name="gr3" draw:text-style-name="P15" svg:x1="362.32pt" svg:y1="109.59pt" svg:x2="364.37pt" svg:y2="330.6pt"><text:p/></draw:line><draw:rect draw:style-name="gr4" draw:text-style-name="P15" svg:width="9.67pt" svg:height="143.01pt" svg:x="359.01pt" svg:y="180.14pt"><text:p/></draw:rect><draw:line draw:style-name="gr5" draw:text-style-name="P16" svg:x1="173.03pt" svg:y1="206.14pt" svg:x2="358.98pt" svg:y2="205.94pt"><text:p/></draw:line><draw:line draw:style-name="gr5" draw:text-style-name="P16" svg:x1="175.41pt" svg:y1="524.27pt" svg:x2="294.46pt" svg:y2="524.27pt"><text:p/></draw:line><draw:line draw:style-name="gr11" draw:text-style-name="P16" svg:x1="301.41pt" svg:y1="180.74pt" svg:x2="358.87pt" svg:y2="180.74pt"><text:p/></draw:line><draw:line draw:style-name="gr5" draw:text-style-name="P16" svg:x1="177.96pt" svg:y1="323.15pt" svg:x2="364.31pt" svg:y2="323.15pt"><text:p/></draw:line><draw:rect draw:style-name="gr4" draw:text-style-name="P16" svg:width="9.61pt" svg:height="31.92pt" svg:x="294.66pt" svg:y="275.81pt"><text:p/></draw:rect><draw:frame draw:style-name="gr32" draw:text-style-name="P25" svg:width="118.63pt" svg:height="58.56pt" svg:x="181.3pt" svg:y="146.89pt"><draw:text-box><text:p><text:span text:style-name="T35">11.4:</text:span></text:p><text:p><text:span text:style-name="T15">実際にダイアログを閉じる。</text:span></text:p><text:p><text:span text:style-name="T15">$('#chooseListSaveDialog').dialog('close');</text:span></text:p></draw:text-box></draw:frame><draw:frame draw:style-name="gr15" draw:text-style-name="P25" svg:width="103.01pt" svg:height="46.89pt" svg:x="182.61pt" svg:y="274.9pt"><draw:text-box><text:p><text:span text:style-name="T35">11.6:</text:span></text:p><text:p><text:span text:style-name="T15">現在の画面を閉じて前の画面を出す。</text:span></text:p><text:p><text:span text:style-name="T11">disappearPage();</text:span></text:p></draw:text-box></draw:frame><draw:rect draw:style-name="gr4" draw:text-style-name="P16" svg:width="9.61pt" svg:height="24.97pt" svg:x="295.4pt" svg:y="469.45pt"><text:p/></draw:rect><draw:frame draw:style-name="gr19" draw:text-style-name="P25" svg:width="56.98pt" svg:height="70.27pt" svg:x="302.06pt" svg:y="205.74pt"><draw:text-box><text:p><text:span text:style-name="T41">11.5:</text:span></text:p><text:p><text:span text:style-name="T15">現在の画面のリスト編集フラグを下ろす。</text:span></text:p><text:p><text:span text:style-name="T11">isChange -= figs[fig];</text:span></text:p></draw:text-box></draw:frame><draw:frame draw:style-name="gr27" draw:text-style-name="P25" svg:width="115.29pt" svg:height="35.18pt" svg:x="52.55pt" svg:y="380.21pt"><draw:text-box><text:p><text:span text:style-name="T15">12:</text:span></text:p><text:p><text:span text:style-name="T15">リスト保存選択ダイアログでキャンセルボタンを選択する。</text:span></text:p></draw:text-box></draw:frame><draw:frame draw:style-name="gr24" draw:text-style-name="P25" svg:width="111.32pt" svg:height="81.98pt" svg:x="183.15pt" svg:y="377.89pt"><draw:text-box><text:p><text:span text:style-name="T15">12.1:</text:span></text:p><text:p><text:span text:style-name="T15">キャンセルボタンのコールバック関数を実行する。</text:span></text:p><text:p><text:span text:style-name="T15">$('#chooseListSave').dialog({button:{'</text:span><text:span text:style-name="T15">キャンセル</text:span><text:span text:style-name="T15">':function(){}});</text:span></text:p></draw:text-box></draw:frame><draw:rect draw:style-name="gr4" draw:text-style-name="P16" svg:width="9.61pt" svg:height="34.41pt" svg:x="37.36pt" svg:y="384.8pt"><text:p/></draw:rect><draw:rect draw:style-name="gr4" draw:text-style-name="P15" svg:width="9.81pt" svg:height="45.01pt" svg:x="167.95pt" svg:y="419.24pt"><text:p/></draw:rect><draw:line draw:style-name="gr11" draw:text-style-name="P16" svg:x1="46.91pt" svg:y1="419.19pt" svg:x2="167.87pt" svg:y2="419.19pt"><text:p/></draw:line><draw:rect draw:style-name="gr4" draw:text-style-name="P15" svg:width="9.81pt" svg:height="60.07pt" svg:x="294.46pt" svg:y="464.26pt"><text:p/></draw:rect><draw:line draw:style-name="gr11" draw:text-style-name="P16" svg:x1="173.03pt" svg:y1="464.26pt" svg:x2="300.47pt" svg:y2="464.26pt"><text:p/></draw:line><draw:frame draw:style-name="gr38" draw:text-style-name="P25" svg:width="119.08pt" svg:height="60.01pt" svg:x="175.41pt" svg:y="465.11pt"><draw:text-box><text:p><text:span text:style-name="T35">12.2:</text:span></text:p><text:p><text:span text:style-name="T15">ダイアログを閉じる。</text:span></text:p><text:p><text:span text:style-name="T15">$('#chooseListSaveDialog'.dialog('close');</text:span></text:p></draw:text-box></draw:frame><draw:rect draw:style-name="gr4" draw:text-style-name="P15" svg:width="9.81pt" svg:height="63.98pt" svg:x="165.6pt" svg:y="524.3pt"><text:p/></draw:rect></draw:g></text:p>
      <text:p text:style-name="P2"><draw:g text:anchor-type="as-char" draw:z-index="7" draw:style-name="gr1"><draw:g draw:style-name="gr17"><draw:rect draw:style-name="gr18" draw:text-style-name="P16" svg:width="81.21pt" svg:height="26.76pt" svg:x="131.7pt" svg:y="0.74pt"><text:p text:style-name="P16"><text:span text:style-name="T16">HTML</text:span></text:p></draw:rect><draw:line draw:style-name="gr3" draw:text-style-name="P16" svg:x1="172.8pt" svg:y1="27.41pt" svg:x2="172.8pt" svg:y2="645.19pt"><text:p/></draw:line></draw:g><draw:g draw:style-name="gr17"><draw:rect draw:style-name="gr18" draw:text-style-name="P16" svg:width="81.21pt" svg:height="26.76pt" svg:x="0pt" svg:y="0.74pt"><text:p text:style-name="P16"><text:span text:style-name="T16">ユーザ</text:span></text:p></draw:rect><draw:line draw:style-name="gr3" draw:text-style-name="P16" svg:x1="41.84pt" svg:y1="27.41pt" svg:x2="41.84pt" svg:y2="645.19pt"><text:p/></draw:line></draw:g><draw:frame draw:style-name="gr27" draw:text-style-name="P25" svg:width="115.06pt" svg:height="35.18pt" svg:x="52.5pt" svg:y="32.71pt"><draw:text-box><text:p><text:span text:style-name="T35">13:</text:span></text:p><text:p><text:span text:style-name="T15">タブのインデックス</text:span><text:span text:style-name="T15">(</text:span><text:span text:style-name="T15">切り替えるボタンをクリックする</text:span><text:span text:style-name="T15">)</text:span><text:span text:style-name="T15">。</text:span></text:p></draw:text-box></draw:frame><draw:frame draw:style-name="gr32" draw:text-style-name="P25" svg:width="118.89pt" svg:height="58.56pt" svg:x="180.6pt" svg:y="66.61pt"><draw:text-box><text:p><text:span text:style-name="T35">13.1:</text:span></text:p><text:p><text:span text:style-name="T15">タブのインデックスが押されたイベントに対する処理が実行される。</text:span></text:p><text:p><text:span text:style-name="T15"/></text:p></draw:text-box></draw:frame><draw:rect draw:style-name="gr4" draw:text-style-name="P16" svg:width="9.58pt" svg:height="34.33pt" svg:x="37.3pt" svg:y="37.36pt"><text:p/></draw:rect><draw:rect draw:style-name="gr4" draw:text-style-name="P15" svg:width="9.78pt" svg:height="44.99pt" svg:x="167.7pt" svg:y="71.69pt"><text:p/></draw:rect><draw:line draw:style-name="gr11" draw:text-style-name="P16" svg:x1="46.86pt" svg:y1="71.66pt" svg:x2="167.64pt" svg:y2="71.66pt"><text:p/></draw:line><draw:g draw:style-name="gr17"><draw:rect draw:style-name="gr18" draw:text-style-name="P15" svg:width="81.33pt" svg:height="26.82pt" svg:x="258.8pt" svg:y="0pt"><text:p text:style-name="P16"><text:span text:style-name="T16">JavaScript</text:span></text:p></draw:rect><draw:line draw:style-name="gr3" draw:text-style-name="P16" svg:x1="299.45pt" svg:y1="26.73pt" svg:x2="299.45pt" svg:y2="644.51pt"><text:p/></draw:line></draw:g><draw:rect draw:style-name="gr4" draw:text-style-name="P15" svg:width="9.81pt" svg:height="63.86pt" svg:x="294.01pt" svg:y="116.65pt"><text:p/></draw:rect><draw:line draw:style-name="gr11" draw:text-style-name="P16" svg:x1="172.74pt" svg:y1="116.56pt" svg:x2="300.02pt" svg:y2="116.56pt"><text:p/></draw:line><draw:frame draw:style-name="gr19" draw:text-style-name="P25" svg:width="56.86pt" svg:height="70.27pt" svg:x="304.95pt" svg:y="107.29pt"><draw:text-box><text:p><text:span text:style-name="T41">13.2:</text:span></text:p><text:p><text:span text:style-name="T44">ライブラリ「</text:span><text:span text:style-name="T44">easytabs</text:span><text:span text:style-name="T44">」によりタブのコンテンツの切り替えを行う。</text:span></text:p></draw:text-box></draw:frame><draw:rect draw:style-name="gr4" draw:text-style-name="P16" svg:width="9.61pt" svg:height="30.87pt" svg:x="168.55pt" svg:y="205.8pt"><text:p/></draw:rect><draw:rect draw:style-name="gr4" draw:text-style-name="P16" svg:width="9.61pt" svg:height="39.46pt" svg:x="168.15pt" svg:y="362.15pt"><text:p/></draw:rect><draw:rect draw:style-name="gr18" draw:text-style-name="P20" svg:width="83.96pt" svg:height="16.41pt" svg:x="320.6pt" svg:y="93.09pt"><text:p text:style-name="P16"><text:span text:style-name="T39">easytabs</text:span></text:p></draw:rect><draw:line draw:style-name="gr3" draw:text-style-name="P15" svg:x1="361.84pt" svg:y1="109.42pt" svg:x2="365.22pt" svg:y2="528.94pt"><text:p/></draw:line><draw:rect draw:style-name="gr4" draw:text-style-name="P15" svg:width="9.67pt" svg:height="349.11pt" svg:x="358.44pt" svg:y="179.89pt"><text:p/></draw:rect><draw:line draw:style-name="gr5" draw:text-style-name="P16" svg:x1="172.74pt" svg:y1="205.82pt" svg:x2="358.44pt" svg:y2="205.63pt"><text:p/></draw:line><draw:line draw:style-name="gr11" draw:text-style-name="P16" svg:x1="301.07pt" svg:y1="180.51pt" svg:x2="358.44pt" svg:y2="180.51pt"><text:p/></draw:line><draw:line draw:style-name="gr5" draw:text-style-name="P16" svg:x1="177.79pt" svg:y1="362.18pt" svg:x2="427.69pt" svg:y2="362.44pt"><text:p/></draw:line><draw:frame draw:style-name="gr27" draw:text-style-name="P25" svg:width="110.38pt" svg:height="35.18pt" svg:x="181.05pt" svg:y="169.2pt"><draw:text-box><text:p><text:span text:style-name="T35">13.3:</text:span></text:p><text:p><text:span text:style-name="T15">アクティブなタブのコンテンツが切り替わる。</text:span></text:p></draw:text-box></draw:frame><draw:frame draw:style-name="gr36" draw:text-style-name="P25" svg:width="102.93pt" svg:height="54.09pt" svg:x="182.3pt" svg:y="302.2pt"><draw:text-box><text:p><text:span text:style-name="T23">13.5:</text:span></text:p><text:p><text:span text:style-name="T45">統計ページのタブであれば、グラフの再描画を行う。</text:span></text:p><text:p><text:span text:style-name="T46">doDrawChart()</text:span><text:span text:style-name="T45">;</text:span></text:p></draw:text-box></draw:frame><draw:frame draw:style-name="gr37" draw:text-style-name="P25" svg:width="56.83pt" svg:height="99.38pt" svg:x="374.14pt" svg:y="202.05pt"><draw:text-box><text:p><text:span text:style-name="T23">13.4:</text:span></text:p><text:p><text:span text:style-name="T45">タブ切替時のコールバック関数を実行する。</text:span></text:p><text:p><text:span text:style-name="T45">$(document).on('easytabs:after',function(){});</text:span></text:p></draw:text-box></draw:frame><draw:rect draw:style-name="gr18" draw:text-style-name="P20" svg:width="83.96pt" svg:height="16.47pt" svg:x="389.79pt" svg:y="150.29pt"><text:p text:style-name="P16"><text:span text:style-name="T39">GoogleChartTools</text:span></text:p></draw:rect><draw:line draw:style-name="gr3" draw:text-style-name="P15" svg:x1="431.04pt" svg:y1="166.71pt" svg:x2="433.98pt" svg:y2="377.72pt"><text:p/></draw:line><draw:rect draw:style-name="gr4" draw:text-style-name="P15" svg:width="9.67pt" svg:height="56.38pt" svg:x="427.66pt" svg:y="306.06pt"><text:p/></draw:rect><draw:line draw:style-name="gr11" draw:text-style-name="P16" svg:x1="368.11pt" svg:y1="306.06pt" svg:x2="427.66pt" svg:y2="306.06pt"><text:p/></draw:line><draw:rect draw:style-name="gr18" draw:text-style-name="P20" svg:width="83.96pt" svg:height="16.47pt" svg:x="389.79pt" svg:y="409.66pt"><text:p text:style-name="P16"><text:span text:style-name="T39">jqGrid</text:span></text:p></draw:rect><draw:line draw:style-name="gr3" draw:text-style-name="P15" svg:x1="431.04pt" svg:y1="426.08pt" svg:x2="433.98pt" svg:y2="613.96pt"><text:p/></draw:line><draw:rect draw:style-name="gr4" draw:text-style-name="P15" svg:width="9.67pt" svg:height="56.38pt" svg:x="427.66pt" svg:y="529pt"><text:p/></draw:rect><draw:frame draw:style-name="gr37" draw:text-style-name="P25" svg:width="56.83pt" svg:height="99.38pt" svg:x="374.14pt" svg:y="428.26pt"><draw:text-box><text:p><text:span text:style-name="T23">13.6:</text:span></text:p><text:p><text:span text:style-name="T45">タブ切替時のコールバック関数を実行する。</text:span></text:p><text:p><text:span text:style-name="T45">$(document).on('easytabs:after',function(){});</text:span></text:p></draw:text-box></draw:frame><draw:line draw:style-name="gr11" draw:text-style-name="P16" svg:x1="368.11pt" svg:y1="529pt" svg:x2="431.01pt" svg:y2="529pt"><text:p/></draw:line><draw:rect draw:style-name="gr4" draw:text-style-name="P16" svg:width="9.61pt" svg:height="39.46pt" svg:x="167.24pt" svg:y="585.5pt"><text:p/></draw:rect><draw:line draw:style-name="gr5" draw:text-style-name="P16" svg:x1="176.85pt" svg:y1="585.13pt" svg:x2="426.76pt" svg:y2="585.38pt"><text:p/></draw:line><draw:frame draw:style-name="gr36" draw:text-style-name="P34" svg:width="122.63pt" svg:height="54.09pt" svg:x="176.85pt" svg:y="531.04pt"><draw:text-box><text:p><text:span text:style-name="T23">13.7:</text:span></text:p><text:p><text:span text:style-name="T45">リストがあるタブであれば、リストのリサイズを行う。</text:span></text:p><text:p><text:span text:style-name="T46">gridResize()</text:span><text:span text:style-name="T45">;</text:span></text:p></draw:text-box></draw:frame></draw:g></text:p>
      <text:p text:style-name="P2"><draw:g text:anchor-type="as-char" draw:z-index="6" draw:style-name="gr1"><draw:frame draw:style-name="gr34" draw:text-style-name="P25" svg:width="80.62pt" svg:height="105.36pt" svg:x="309.26pt" svg:y="305.74pt"><draw:text-box><text:p><text:span text:style-name="T23">15.2:</text:span></text:p><text:p><text:span text:style-name="T44">プルダウンメニューで選択した項目の値を引数に入れ、グラフを描画する関数をコールする。</text:span></text:p><text:p><text:span text:style-name="T44">drawChart('fig8-0', 'line_chart', false, $(this).val());</text:span></text:p></draw:text-box></draw:frame><draw:g draw:style-name="gr17"><draw:rect draw:style-name="gr18" draw:text-style-name="P16" svg:width="81.41pt" svg:height="26.82pt" svg:x="132.01pt" svg:y="0.74pt"><text:p text:style-name="P16"><text:span text:style-name="T16">HTML</text:span></text:p></draw:rect><draw:line draw:style-name="gr3" draw:text-style-name="P16" svg:x1="173.11pt" svg:y1="27.47pt" svg:x2="173.11pt" svg:y2="646.64pt"><text:p/></draw:line></draw:g><draw:g draw:style-name="gr17"><draw:rect draw:style-name="gr18" draw:text-style-name="P16" svg:width="81.41pt" svg:height="26.82pt" svg:x="0pt" svg:y="0.74pt"><text:p text:style-name="P16"><text:span text:style-name="T16">ユーザ</text:span></text:p></draw:rect><draw:line draw:style-name="gr3" draw:text-style-name="P16" svg:x1="41.95pt" svg:y1="27.47pt" svg:x2="41.95pt" svg:y2="646.64pt"><text:p/></draw:line></draw:g><draw:frame draw:style-name="gr13" draw:text-style-name="P25" svg:width="115.31pt" svg:height="23.47pt" svg:x="52.61pt" svg:y="37.5pt"><draw:text-box><text:p><text:span text:style-name="T35">14:</text:span></text:p><text:p><text:span text:style-name="T15">ノード分割ボタンを押す。</text:span></text:p></draw:text-box></draw:frame><draw:frame draw:style-name="gr19" draw:text-style-name="P25" svg:width="113.47pt" svg:height="70.27pt" svg:x="180.99pt" svg:y="36pt"><draw:text-box><text:p><text:span text:style-name="T35">14.1:</text:span></text:p><text:p><text:span text:style-name="T15">ノード分割ボタンが押されたイベントコールバック関数が実行される。</text:span></text:p><text:p><text:span text:style-name="T33">$(document).on('click', '.devide_button', function(){});</text:span></text:p></draw:text-box></draw:frame><draw:rect draw:style-name="gr4" draw:text-style-name="P16" svg:width="9.67pt" svg:height="34.41pt" svg:x="37.36pt" svg:y="37.39pt"><text:p/></draw:rect><draw:rect draw:style-name="gr4" draw:text-style-name="P15" svg:width="9.81pt" svg:height="37.16pt" svg:x="168.01pt" svg:y="71.86pt"><text:p/></draw:rect><draw:line draw:style-name="gr11" draw:text-style-name="P16" svg:x1="46.91pt" svg:y1="71.83pt" svg:x2="167.95pt" svg:y2="71.83pt"><text:p/></draw:line><draw:g draw:style-name="gr17"><draw:rect draw:style-name="gr18" draw:text-style-name="P15" svg:width="81.47pt" svg:height="26.87pt" svg:x="259.4pt" svg:y="0pt"><text:p text:style-name="P16"><text:span text:style-name="T16">JavaScript</text:span></text:p></draw:rect><draw:line draw:style-name="gr3" draw:text-style-name="P16" svg:x1="300.16pt" svg:y1="26.76pt" svg:x2="300.16pt" svg:y2="645.93pt"><text:p/></draw:line></draw:g><draw:rect draw:style-name="gr4" draw:text-style-name="P15" svg:width="9.86pt" svg:height="61.57pt" svg:x="294.66pt" svg:y="108.34pt"><text:p/></draw:rect><draw:line draw:style-name="gr11" draw:text-style-name="P16" svg:x1="172.6pt" svg:y1="108.99pt" svg:x2="300.16pt" svg:y2="108.99pt"><text:p/></draw:line><draw:rect draw:style-name="gr4" draw:text-style-name="P16" svg:width="9.67pt" svg:height="30.93pt" svg:x="168.86pt" svg:y="169.91pt"><text:p/></draw:rect><draw:frame draw:style-name="gr15" draw:text-style-name="P25" svg:width="119.17pt" svg:height="46.89pt" svg:x="178.24pt" svg:y="122.26pt"><draw:text-box><text:p><text:span text:style-name="T35">14.2:</text:span></text:p><text:p><text:span text:style-name="T15">ノード分割ダイアログを表示する。</text:span></text:p><text:p><text:span text:style-name="T33">$('#devide_node').dialog("open")</text:span></text:p></draw:text-box></draw:frame><draw:line draw:style-name="gr5" draw:text-style-name="P15" svg:x1="178.41pt" svg:y1="169.91pt" svg:x2="300.05pt" svg:y2="169.71pt"><text:p/></draw:line><draw:frame draw:style-name="gr27" draw:text-style-name="P25" svg:width="115.31pt" svg:height="35.18pt" svg:x="52.61pt" svg:y="214.81pt"><draw:text-box><text:p><text:span text:style-name="T35">15:</text:span></text:p><text:p><text:span text:style-name="T15">グラフの日付単位選択のプルダウンメニューを選択する。</text:span></text:p></draw:text-box></draw:frame><draw:frame draw:style-name="gr19" draw:text-style-name="P25" svg:width="113.47pt" svg:height="70.27pt" svg:x="180.99pt" svg:y="224.76pt"><draw:text-box><text:p><text:span text:style-name="T35">15.1:</text:span></text:p><text:p><text:span text:style-name="T15">グラフの日付単位選択のイベントのコールバック関数が実行される。</text:span></text:p><text:p><text:span text:style-name="T33">$(document).on('change', '.choose_unit', function(){});</text:span></text:p></draw:text-box></draw:frame><draw:rect draw:style-name="gr4" draw:text-style-name="P16" svg:width="9.67pt" svg:height="34.47pt" svg:x="37.36pt" svg:y="219.34pt"><text:p/></draw:rect><draw:rect draw:style-name="gr4" draw:text-style-name="P15" svg:width="9.81pt" svg:height="45.01pt" svg:x="168.01pt" svg:y="253.84pt"><text:p/></draw:rect><draw:line draw:style-name="gr11" draw:text-style-name="P16" svg:x1="46.91pt" svg:y1="253.84pt" svg:x2="167.95pt" svg:y2="253.84pt"><text:p/></draw:line><draw:rect draw:style-name="gr4" draw:text-style-name="P15" svg:width="9.86pt" svg:height="116.08pt" svg:x="294.66pt" svg:y="298.86pt"><text:p/></draw:rect><draw:line draw:style-name="gr11" draw:text-style-name="P16" svg:x1="173.11pt" svg:y1="298.86pt" svg:x2="294.63pt" svg:y2="298.86pt"><text:p/></draw:line><draw:line draw:style-name="gr5" draw:text-style-name="P16" svg:x1="179.26pt" svg:y1="491.67pt" svg:x2="386.45pt" svg:y2="491.67pt"><text:p/></draw:line><draw:rect draw:style-name="gr18" draw:text-style-name="P20" svg:width="84.33pt" svg:height="16.67pt" svg:x="351.41pt" svg:y="289.11pt"><text:p text:style-name="P16"><text:span text:style-name="T22">GoogleChartTools</text:span></text:p></draw:rect><draw:line draw:style-name="gr3" draw:text-style-name="P15" svg:x1="392.71pt" svg:y1="305.74pt" svg:x2="393.7pt" svg:y2="506.89pt"><text:p/></draw:line><draw:rect draw:style-name="gr4" draw:text-style-name="P15" svg:width="9.67pt" svg:height="80.22pt" svg:x="386.56pt" svg:y="414.34pt"><text:p/></draw:rect><draw:line draw:style-name="gr11" draw:text-style-name="P16" svg:x1="304.41pt" svg:y1="414.34pt" svg:x2="392.77pt" svg:y2="414.91pt"><text:p/></draw:line><draw:rect draw:style-name="gr4" draw:text-style-name="P16" svg:width="9.61pt" svg:height="43.48pt" svg:x="169.74pt" svg:y="491.64pt"><text:p/></draw:rect><draw:frame draw:style-name="gr32" draw:text-style-name="P25" svg:width="113.22pt" svg:height="58.56pt" svg:x="181.45pt" svg:y="429.39pt"><draw:text-box><text:p><text:span text:style-name="T35">15.4:</text:span></text:p><text:p><text:span text:style-name="T15">取得したデータセットからグラフを描画する。</text:span></text:p><text:p><text:span text:style-name="T33">chart.draw(data,chartOptions[contentName]);</text:span></text:p></draw:text-box></draw:frame><draw:frame draw:style-name="gr35" draw:text-style-name="P25" svg:width="80.62pt" svg:height="117.07pt" svg:x="409.41pt" svg:y="415.3pt"><draw:text-box><text:p><text:span text:style-name="T23">15.3:</text:span></text:p><text:p><text:span text:style-name="T11">コンテンツ名、プルダウンメニューで選択した項目の値から該当するデータセットを取得する。</text:span></text:p><text:p><text:span text:style-name="T33">var data = getChartDataFromMap(contentName, unit);</text:span></text:p></draw:text-box></draw:frame></draw:g></text:p>
      <text:p text:style-name="P2"><draw:g text:anchor-type="as-char" draw:z-index="5" draw:style-name="gr1"><draw:g draw:style-name="gr17"><draw:rect draw:style-name="gr18" draw:text-style-name="P16" svg:width="81.21pt" svg:height="26.76pt" svg:x="131.75pt" svg:y="0.74pt"><text:p text:style-name="P16"><text:span text:style-name="T16">HTML</text:span></text:p></draw:rect><draw:line draw:style-name="gr3" draw:text-style-name="P16" svg:x1="172.86pt" svg:y1="27.44pt" svg:x2="172.86pt" svg:y2="645.39pt"><text:p/></draw:line></draw:g><draw:g draw:style-name="gr17"><draw:rect draw:style-name="gr18" draw:text-style-name="P16" svg:width="81.27pt" svg:height="26.76pt" svg:x="0pt" svg:y="0.74pt"><text:p text:style-name="P16"><text:span text:style-name="T16">ユーザ</text:span></text:p></draw:rect><draw:line draw:style-name="gr3" draw:text-style-name="P16" svg:x1="41.81pt" svg:y1="27.44pt" svg:x2="41.81pt" svg:y2="645.39pt"><text:p/></draw:line></draw:g><draw:frame draw:style-name="gr27" draw:text-style-name="P25" svg:width="115.11pt" svg:height="35.18pt" svg:x="52.5pt" svg:y="32.74pt"><draw:text-box><text:p><text:span text:style-name="T35">16:</text:span></text:p><text:p><text:span text:style-name="T15">リストのレコード削除ボタンを押す。</text:span></text:p></draw:text-box></draw:frame><draw:frame draw:style-name="gr19" draw:text-style-name="P25" svg:width="107.23pt" svg:height="70.27pt" svg:x="181.64pt" svg:y="37.36pt"><draw:text-box><text:p><text:span text:style-name="T35">16.1:</text:span></text:p><text:p><text:span text:style-name="T15">リストのレコード削除ボタンが押されたイベントのコールバック関数が実行される。</text:span></text:p><text:p><text:span text:style-name="T33">$(document).on('click', '.delete-button', function(){});</text:span></text:p></draw:text-box></draw:frame><draw:rect draw:style-name="gr4" draw:text-style-name="P16" svg:width="9.61pt" svg:height="34.38pt" svg:x="37.3pt" svg:y="37.36pt"><text:p/></draw:rect><draw:rect draw:style-name="gr4" draw:text-style-name="P15" svg:width="9.78pt" svg:height="37.08pt" svg:x="167.75pt" svg:y="71.74pt"><text:p/></draw:rect><draw:line draw:style-name="gr11" draw:text-style-name="P16" svg:x1="46.89pt" svg:y1="71.69pt" svg:x2="167.7pt" svg:y2="71.69pt"><text:p/></draw:line><draw:g draw:style-name="gr17"><draw:rect draw:style-name="gr18" draw:text-style-name="P15" svg:width="81.27pt" svg:height="26.82pt" svg:x="258.89pt" svg:y="0pt"><text:p text:style-name="P16"><text:span text:style-name="T16">JavaScript</text:span></text:p></draw:rect><draw:line draw:style-name="gr3" draw:text-style-name="P16" svg:x1="299.51pt" svg:y1="26.79pt" svg:x2="299.51pt" svg:y2="644.74pt"><text:p/></draw:line></draw:g><draw:rect draw:style-name="gr4" draw:text-style-name="P15" svg:width="9.81pt" svg:height="73.22pt" svg:x="294.09pt" svg:y="108.11pt"><text:p/></draw:rect><draw:line draw:style-name="gr11" draw:text-style-name="P16" svg:x1="172.26pt" svg:y1="108.77pt" svg:x2="299.57pt" svg:y2="108.77pt"><text:p/></draw:line><draw:rect draw:style-name="gr4" draw:text-style-name="P16" svg:width="9.61pt" svg:height="8.99pt" svg:x="168.55pt" svg:y="181.11pt"><text:p/></draw:rect><draw:rect draw:style-name="gr4" draw:text-style-name="P16" svg:width="9.61pt" svg:height="47.74pt" svg:x="166.85pt" svg:y="356.34pt"><text:p/></draw:rect><draw:line draw:style-name="gr5" draw:text-style-name="P16" svg:x1="303.9pt" svg:y1="461.91pt" svg:x2="392.6pt" svg:y2="461.91pt"><text:p/></draw:line><draw:rect draw:style-name="gr18" draw:text-style-name="P20" svg:width="84.16pt" svg:height="16.58pt" svg:x="357.51pt" svg:y="349.34pt"><text:p text:style-name="P16"><text:span text:style-name="T39">getCurrentDate()</text:span></text:p></draw:rect><draw:line draw:style-name="gr3" draw:text-style-name="P15" svg:x1="398.86pt" svg:y1="366.04pt" svg:x2="398.86pt" svg:y2="467.89pt"><text:p/></draw:line><draw:rect draw:style-name="gr4" draw:text-style-name="P15" svg:width="9.61pt" svg:height="50.63pt" svg:x="392.6pt" svg:y="411.05pt"><text:p/></draw:rect><draw:frame draw:style-name="gr32" draw:text-style-name="P25" svg:width="118.91pt" svg:height="58.56pt" svg:x="177.9pt" svg:y="120.7pt"><draw:text-box><text:p><text:span text:style-name="T35">16.2:</text:span></text:p><text:p><text:span text:style-name="T15">チェックが入った行を削除する。</text:span></text:p><text:p><text:span text:style-name="T33">$targetTable.delRowData($(this).attr('id'));</text:span></text:p></draw:text-box></draw:frame><draw:line draw:style-name="gr5" draw:text-style-name="P15" svg:x1="178.16pt" svg:y1="181.28pt" svg:x2="299.57pt" svg:y2="181.08pt"><text:p/></draw:line><draw:frame draw:style-name="gr27" draw:text-style-name="P25" svg:width="115.11pt" svg:height="35.18pt" svg:x="52.5pt" svg:y="204.04pt"><draw:text-box><text:p><text:span text:style-name="T35">17:</text:span></text:p><text:p><text:span text:style-name="T15">入出庫管理画面</text:span></text:p><text:p><text:span text:style-name="T15">本日ボタンを押す。</text:span></text:p></draw:text-box></draw:frame><draw:frame draw:style-name="gr24" draw:text-style-name="P25" svg:width="113.22pt" svg:height="81.98pt" svg:x="180.65pt" svg:y="201.49pt"><draw:text-box><text:p><text:span text:style-name="T35">17.1:</text:span></text:p><text:p><text:span text:style-name="T15">本日ボタンが押されたときのイベントのコールバック関数が実行される。</text:span></text:p><text:p><text:span text:style-name="T33">$(document).on('click', target + " .today_button", function(){});</text:span></text:p></draw:text-box></draw:frame><draw:rect draw:style-name="gr4" draw:text-style-name="P16" svg:width="9.61pt" svg:height="34.38pt" svg:x="37.3pt" svg:y="203.95pt"><text:p/></draw:rect><draw:rect draw:style-name="gr4" draw:text-style-name="P15" svg:width="9.78pt" svg:height="44.93pt" svg:x="167.75pt" svg:y="238.34pt"><text:p/></draw:rect><draw:line draw:style-name="gr11" draw:text-style-name="P16" svg:x1="46.89pt" svg:y1="238.25pt" svg:x2="167.7pt" svg:y2="238.25pt"><text:p/></draw:line><draw:rect draw:style-name="gr4" draw:text-style-name="P15" svg:width="9.81pt" svg:height="249.42pt" svg:x="294.09pt" svg:y="283.24pt"><text:p/></draw:rect><draw:line draw:style-name="gr11" draw:text-style-name="P16" svg:x1="172.83pt" svg:y1="283.27pt" svg:x2="294.09pt" svg:y2="283.27pt"><text:p/></draw:line><draw:frame draw:style-name="gr33" draw:text-style-name="P32" svg:width="104.77pt" svg:height="63.07pt" svg:x="181.11pt" svg:y="283.24pt"><draw:text-box><text:p><text:span text:style-name="T40">17.2:</text:span></text:p><text:p><text:span text:style-name="T40">チェックが入ったレコードを取得する。</text:span></text:p><text:p><text:span text:style-name="T40">$checked = $(target + "-list .jqgrow:has('input:checkbox:checked')")</text:span><text:span text:style-name="T1">;</text:span></text:p></draw:text-box></draw:frame><draw:frame draw:style-name="gr15" draw:text-style-name="P25" svg:width="87.76pt" svg:height="46.89pt" svg:x="308.15pt" svg:y="362.55pt"><draw:text-box><text:p><text:span text:style-name="T41">17.4:</text:span></text:p><text:p><text:span text:style-name="T15">現在の日付を取得する。</text:span></text:p><text:p><text:span text:style-name="T15">getCurrentDate();</text:span></text:p></draw:text-box></draw:frame><draw:line draw:style-name="gr11" draw:text-style-name="P16" svg:x1="303.9pt" svg:y1="410.54pt" svg:x2="392.6pt" svg:y2="410.54pt"><text:p/></draw:line><draw:rect draw:style-name="gr8" draw:text-style-name="P15" svg:width="268.02pt" svg:height="77.87pt" svg:x="48.9pt" svg:y="117.01pt"><text:p/></draw:rect><draw:rect draw:style-name="gr9" draw:text-style-name="P33" svg:width="121.38pt" svg:height="18.82pt" svg:x="48.9pt" svg:y="117.01pt"><text:p text:style-name="P16"><text:span text:style-name="T26">Loop(1,</text:span><text:span text:style-name="T15">チェックされた行の数</text:span><text:span text:style-name="T42">)</text:span></text:p></draw:rect><draw:line draw:style-name="gr5" draw:text-style-name="P16" svg:x1="172.83pt" svg:y1="356.37pt" svg:x2="294.09pt" svg:y2="356.37pt"><text:p/></draw:line><draw:line draw:style-name="gr11" draw:text-style-name="P16" svg:x1="172.26pt" svg:y1="404.05pt" svg:x2="294.09pt" svg:y2="404.05pt"><text:p/></draw:line><draw:frame draw:style-name="gr15" draw:text-style-name="P25" svg:width="102.78pt" svg:height="46.89pt" svg:x="182.41pt" svg:y="356.54pt"><draw:text-box><text:p><text:span text:style-name="T35">17.3:</text:span></text:p><text:p><text:span text:style-name="T15">チェックが入ったレコードを変数に格納する。</text:span></text:p><text:p><text:span text:style-name="T33">$checked</text:span></text:p></draw:text-box></draw:frame><draw:frame draw:style-name="gr15" draw:text-style-name="P25" svg:width="87.08pt" svg:height="46.89pt" svg:x="308.86pt" svg:y="412.44pt"><draw:text-box><text:p><text:span text:style-name="T41">17.5:</text:span></text:p><text:p><text:span text:style-name="T15">取得した日付を変数に入れる。</text:span></text:p><text:p><text:span text:style-name="T15">current</text:span></text:p></draw:text-box></draw:frame><draw:line draw:style-name="gr5" draw:text-style-name="P16" svg:x1="179.01pt" svg:y1="609.79pt" svg:x2="392.6pt" svg:y2="608.09pt"><text:p/></draw:line><draw:rect draw:style-name="gr18" draw:text-style-name="P20" svg:width="84.16pt" svg:height="16.61pt" svg:x="357.51pt" svg:y="470.69pt"><text:p><text:span text:style-name="T22">setRecordDate()</text:span></text:p></draw:rect><draw:line draw:style-name="gr3" draw:text-style-name="P15" svg:x1="398.86pt" svg:y1="487.39pt" svg:x2="399.63pt" svg:y2="631.16pt"><text:p/></draw:line><draw:rect draw:style-name="gr4" draw:text-style-name="P15" svg:width="9.61pt" svg:height="75.69pt" svg:x="392.6pt" svg:y="532.4pt"><text:p/></draw:rect><draw:frame draw:style-name="gr32" draw:text-style-name="P25" svg:width="85.63pt" svg:height="58.56pt" svg:x="310.2pt" svg:y="473.44pt"><draw:text-box><text:p><text:span text:style-name="T41">17.6:</text:span></text:p><text:p><text:span text:style-name="T15">レコードに日付をセットする。</text:span></text:p><text:p><text:span text:style-name="T11">setRecordDate($checked, current, target);</text:span></text:p></draw:text-box></draw:frame><draw:line draw:style-name="gr11" draw:text-style-name="P16" svg:x1="303.9pt" svg:y1="532.66pt" svg:x2="398.86pt" svg:y2="532.4pt"><text:p/></draw:line><draw:rect draw:style-name="gr4" draw:text-style-name="P16" svg:width="9.61pt" svg:height="21.17pt" svg:x="169.4pt" svg:y="609.76pt"><text:p/></draw:rect><draw:frame draw:style-name="gr19" draw:text-style-name="P25" svg:width="113.02pt" svg:height="70.27pt" svg:x="181.11pt" svg:y="535.01pt"><draw:text-box><text:p><text:span text:style-name="T35">17.7:</text:span></text:p><text:p><text:span text:style-name="T15">チェックが入った行をに日付を入れる。</text:span></text:p><text:p><text:span text:style-name="T33">$(target + '-list').setCell(checkedRecords.eq(i).attr('id'), 'date', date);</text:span></text:p></draw:text-box></draw:frame><draw:rect draw:style-name="gr8" draw:text-style-name="P15" svg:width="361.13pt" svg:height="100.77pt" svg:x="47.51pt" svg:y="536.91pt"><text:p/></draw:rect><draw:rect draw:style-name="gr9" draw:text-style-name="P27" svg:width="121.41pt" svg:height="18.82pt" svg:x="47.51pt" svg:y="536.91pt"><text:p text:style-name="P16"><text:span text:style-name="T25">Loop(1,</text:span><text:span text:style-name="T43">チェックされた行の数</text:span><text:span text:style-name="T25">)</text:span></text:p></draw:rect></draw:g></text:p>
      <text:p text:style-name="P2"><draw:g text:anchor-type="as-char" draw:z-index="4" draw:style-name="gr1"><draw:g draw:style-name="gr17"><draw:rect draw:style-name="gr18" draw:text-style-name="P16" svg:width="81.61pt" svg:height="26.93pt" svg:x="132.35pt" svg:y="0.74pt"><text:p text:style-name="P16"><text:span text:style-name="T16">HTML</text:span></text:p></draw:rect><draw:line draw:style-name="gr3" draw:text-style-name="P16" svg:x1="173.65pt" svg:y1="27.55pt" svg:x2="173.65pt" svg:y2="648.4pt"><text:p/></draw:line></draw:g><draw:g draw:style-name="gr17"><draw:rect draw:style-name="gr18" draw:text-style-name="P16" svg:width="81.61pt" svg:height="26.93pt" svg:x="0pt" svg:y="0.74pt"><text:p text:style-name="P16"><text:span text:style-name="T16">ユーザ</text:span></text:p></draw:rect><draw:line draw:style-name="gr3" draw:text-style-name="P16" svg:x1="42.04pt" svg:y1="27.55pt" svg:x2="42.04pt" svg:y2="648.4pt"><text:p/></draw:line></draw:g><draw:frame draw:style-name="gr27" draw:text-style-name="P25" svg:width="115.68pt" svg:height="35.18pt" svg:x="52.75pt" svg:y="32.94pt"><draw:text-box><text:p><text:span text:style-name="T15">18:</text:span></text:p><text:p><text:span text:style-name="T15">入出庫管理画面</text:span></text:p><text:p><text:span text:style-name="T15">カレンダーボタンを押す。</text:span></text:p></draw:text-box></draw:frame><draw:frame draw:style-name="gr24" draw:text-style-name="P25" svg:width="113.78pt" svg:height="81.98pt" svg:x="181.5pt" svg:y="26.76pt"><draw:text-box><text:p><text:span text:style-name="T19">18.1:</text:span></text:p><text:p><text:span text:style-name="T21">カレンダーボタンが押されたときのイベントのコールバック関数が実行される。</text:span></text:p><text:p><text:span text:style-name="T28">$(document).on('click', target + " .calendar_button", function(){});</text:span></text:p></draw:text-box></draw:frame><draw:rect draw:style-name="gr4" draw:text-style-name="P16" svg:width="9.67pt" svg:height="34.53pt" svg:x="37.45pt" svg:y="37.5pt"><text:p/></draw:rect><draw:rect draw:style-name="gr4" draw:text-style-name="P15" svg:width="9.86pt" svg:height="37.28pt" svg:x="168.49pt" svg:y="72.06pt"><text:p/></draw:rect><draw:line draw:style-name="gr11" draw:text-style-name="P16" svg:x1="47.14pt" svg:y1="72.03pt" svg:x2="168.52pt" svg:y2="72.03pt"><text:p/></draw:line><draw:g draw:style-name="gr17"><draw:rect draw:style-name="gr18" draw:text-style-name="P15" svg:width="81.67pt" svg:height="26.93pt" svg:x="260.11pt" svg:y="0pt"><text:p text:style-name="P16"><text:span text:style-name="T16">JavaScript</text:span></text:p></draw:rect><draw:line draw:style-name="gr3" draw:text-style-name="P16" svg:x1="301.04pt" svg:y1="26.87pt" svg:x2="301.04pt" svg:y2="647.72pt"><text:p/></draw:line></draw:g><draw:rect draw:style-name="gr4" draw:text-style-name="P15" svg:width="9.86pt" svg:height="247.83pt" svg:x="295.46pt" svg:y="108.6pt"><text:p/></draw:rect><draw:line draw:style-name="gr11" draw:text-style-name="P16" svg:x1="173.14pt" svg:y1="109.28pt" svg:x2="301.04pt" svg:y2="109.28pt"><text:p/></draw:line><draw:line draw:style-name="gr5" draw:text-style-name="P16" svg:x1="178.84pt" svg:y1="385.68pt" svg:x2="411.79pt" svg:y2="387.13pt"><text:p/></draw:line><draw:rect draw:style-name="gr18" draw:text-style-name="P20" svg:width="101.96pt" svg:height="16.67pt" svg:x="367.34pt" svg:y="271.9pt"><text:p><text:span text:style-name="T22">createTemporatyElem()</text:span></text:p></draw:rect><draw:line draw:style-name="gr3" draw:text-style-name="P15" svg:x1="417.97pt" svg:y1="288.6pt" svg:x2="417.97pt" svg:y2="390.93pt"><text:p/></draw:line><draw:rect draw:style-name="gr4" draw:text-style-name="P15" svg:width="9.67pt" svg:height="216.43pt" svg:x="411.7pt" svg:y="356.4pt"><text:p/></draw:rect><draw:line draw:style-name="gr22" draw:text-style-name="P15" svg:x1="173.54pt" svg:y1="280.01pt" svg:x2="295.51pt" svg:y2="279.81pt"><text:p/></draw:line><draw:line draw:style-name="gr11" draw:text-style-name="P16" svg:x1="301.04pt" svg:y1="356.43pt" svg:x2="411.76pt" svg:y2="356.43pt"><text:p/></draw:line><draw:rect draw:style-name="gr8" draw:text-style-name="P15" svg:width="218.66pt" svg:height="56.92pt" svg:x="96.55pt" svg:y="229.29pt"><text:p/></draw:rect><draw:rect draw:style-name="gr9" draw:text-style-name="P27" svg:width="58.37pt" svg:height="18.94pt" svg:x="96.35pt" svg:y="229.29pt"><text:p text:style-name="P16"><text:span text:style-name="T25">break</text:span></text:p></draw:rect><draw:frame draw:style-name="gr26" draw:text-style-name="P17" svg:width="96.66pt" svg:height="33.22pt" svg:x="184pt" svg:y="425.14pt"><draw:text-box><text:p><text:span text:style-name="T37">18.7:</text:span></text:p><text:p><text:span text:style-name="T5">カレンダーを作る。</text:span></text:p><text:p><text:span text:style-name="T5">$hidden.datepicker();</text:span></text:p></draw:text-box></draw:frame><draw:line draw:style-name="gr5" draw:text-style-name="P15" svg:x1="173.59pt" svg:y1="172.57pt" svg:x2="295.57pt" svg:y2="172.37pt"><text:p/></draw:line><draw:frame draw:style-name="gr30" draw:text-style-name="P32" svg:width="113.73pt" svg:height="62.76pt" svg:x="181.76pt" svg:y="110.61pt"><draw:text-box><text:p><text:span text:style-name="T2">18.2:</text:span></text:p><text:p><text:span text:style-name="T2">チェックが入ったレコードを取得する。</text:span></text:p><text:p><text:span text:style-name="T2">$checked = $(target + "-list .jqgrow:has('input:checkbox:checked')")</text:span><text:span text:style-name="T1">;</text:span></text:p></draw:text-box></draw:frame><draw:rect draw:style-name="gr4" draw:text-style-name="P15" svg:width="9.86pt" svg:height="45.86pt" svg:x="168.49pt" svg:y="172.4pt"><text:p/></draw:rect><draw:frame draw:style-name="gr15" draw:text-style-name="P21" svg:width="113.73pt" svg:height="46.89pt" svg:x="181.76pt" svg:y="172.74pt"><draw:text-box><text:p><text:span text:style-name="T19">18.3:</text:span></text:p><text:p><text:span text:style-name="T21">チェックが入ったレコードを変数に格納する。</text:span></text:p><text:p><text:span text:style-name="T28">$checked</text:span></text:p></draw:text-box></draw:frame><draw:line draw:style-name="gr11" draw:text-style-name="P16" svg:x1="173.59pt" svg:y1="218.21pt" svg:x2="295.43pt" svg:y2="218.21pt"><text:p/></draw:line><draw:frame draw:style-name="gr31" draw:text-style-name="P28" svg:width="86.91pt" svg:height="15.34pt" svg:x="181.76pt" svg:y="239.16pt"><draw:text-box><text:p text:style-name="P16"><text:span text:style-name="T19">[$checked.length == 0]</text:span></text:p></draw:text-box></draw:frame><draw:frame draw:style-name="gr13" draw:text-style-name="P28" svg:width="86.91pt" svg:height="23.47pt" svg:x="181.76pt" svg:y="253.45pt"><draw:text-box><text:p text:style-name="P16"><text:span text:style-name="T19">処理を終える</text:span></text:p><text:p text:style-name="P16"><text:span text:style-name="T19">return false;</text:span></text:p></draw:text-box></draw:frame><draw:frame draw:style-name="gr19" draw:text-style-name="P25" svg:width="80.87pt" svg:height="70.27pt" svg:x="310.05pt" svg:y="284.91pt"><draw:text-box><text:p><text:span text:style-name="T38">18.4:</text:span></text:p><text:p><text:span text:style-name="T21">カレンダーと、カレンダーの値を一時保存する要素を作る。</text:span></text:p><text:p><text:span text:style-name="T11">createTemporatyElem(target, $checked);</text:span></text:p></draw:text-box></draw:frame><draw:rect draw:style-name="gr4" draw:text-style-name="P15" svg:width="9.72pt" svg:height="38.78pt" svg:x="169.06pt" svg:y="385.65pt"><text:p/></draw:rect><draw:frame draw:style-name="gr24" draw:text-style-name="P21" svg:width="103.27pt" svg:height="81.98pt" svg:x="184pt" svg:y="298.74pt"><draw:text-box><text:p><text:span text:style-name="T23">18.5:</text:span></text:p><text:p><text:span text:style-name="T21">カレンダーで選択した日付を一時保存する要素を作る。</text:span></text:p><text:p><text:span text:style-name="T28">$(target).append($('&lt;input&gt;').attr({id: 'fig12-tmpdate',type: 'text'}));</text:span></text:p></draw:text-box></draw:frame><draw:frame draw:style-name="gr27" draw:text-style-name="P26" svg:width="123.08pt" svg:height="35.18pt" svg:x="184pt" svg:y="387.44pt"><draw:text-box><text:p><text:span text:style-name="T23">18.6:</text:span></text:p><text:p><text:span text:style-name="T18">作成した要素を変数に入れる。</text:span></text:p><text:p><text:span text:style-name="T18">$hidden</text:span></text:p></draw:text-box></draw:frame><draw:line draw:style-name="gr11" draw:text-style-name="P16" svg:x1="173.59pt" svg:y1="424.37pt" svg:x2="411.65pt" svg:y2="424.37pt"><text:p/></draw:line><draw:line draw:style-name="gr5" draw:text-style-name="P16" svg:x1="178.84pt" svg:y1="459.07pt" svg:x2="411.79pt" svg:y2="460.52pt"><text:p/></draw:line><draw:rect draw:style-name="gr4" draw:text-style-name="P15" svg:width="9.72pt" svg:height="38.78pt" svg:x="169.06pt" svg:y="459.04pt"><text:p/></draw:rect><draw:line draw:style-name="gr5" draw:text-style-name="P16" svg:x1="178.84pt" svg:y1="571.75pt" svg:x2="411.79pt" svg:y2="573.19pt"><text:p/></draw:line><draw:frame draw:style-name="gr24" draw:text-style-name="P21" svg:width="121.12pt" svg:height="81.98pt" svg:x="179.86pt" svg:y="486.74pt"><draw:text-box><text:p><text:span text:style-name="T38">18.8:</text:span></text:p><text:p><text:span text:style-name="T21">カレンダーの日付を一時保存する要素の値の変化のイベントを登録する。。</text:span></text:p><text:p><text:span text:style-name="T11">setTemporaryElemChangeEvent(target, checkedRecord, $hidden);</text:span></text:p></draw:text-box></draw:frame><draw:rect draw:style-name="gr4" draw:text-style-name="P15" svg:width="9.72pt" svg:height="38.72pt" svg:x="169.06pt" svg:y="571.75pt"><text:p/></draw:rect></draw:g></text:p>
      <text:p text:style-name="P2"><draw:g text:anchor-type="as-char" draw:z-index="3" draw:style-name="gr1"><draw:g draw:style-name="gr17"><draw:rect draw:style-name="gr18" draw:text-style-name="P16" svg:width="81.52pt" svg:height="26.87pt" svg:x="132.15pt" svg:y="0.74pt"><text:p text:style-name="P16"><text:span text:style-name="T16">HTML</text:span></text:p></draw:rect><draw:line draw:style-name="gr3" draw:text-style-name="P16" svg:x1="173.42pt" svg:y1="27.5pt" svg:x2="173.42pt" svg:y2="647.49pt"><text:p/></draw:line></draw:g><draw:g draw:style-name="gr17"><draw:rect draw:style-name="gr18" draw:text-style-name="P16" svg:width="81.52pt" svg:height="26.87pt" svg:x="0pt" svg:y="0.74pt"><text:p text:style-name="P16"><text:span text:style-name="T16">ユーザ</text:span></text:p></draw:rect><draw:line draw:style-name="gr3" draw:text-style-name="P16" svg:x1="41.98pt" svg:y1="27.5pt" svg:x2="41.98pt" svg:y2="647.49pt"><text:p/></draw:line></draw:g><draw:frame draw:style-name="gr27" draw:text-style-name="P25" svg:width="115.51pt" svg:height="35.18pt" svg:x="52.64pt" svg:y="28.15pt"><draw:text-box><text:p><text:span text:style-name="T15">19:</text:span></text:p><text:p><text:span text:style-name="T15">入出庫管理画面</text:span></text:p><text:p><text:span text:style-name="T15">カレンダーの日付を選択する。</text:span></text:p></draw:text-box></draw:frame><draw:frame draw:style-name="gr28" draw:text-style-name="P31" svg:width="113.58pt" svg:height="88.47pt" svg:x="181.25pt" svg:y="29.54pt"><draw:text-box><text:p><text:span text:style-name="T14">19.1:</text:span></text:p><text:p><text:span text:style-name="T14">カレンダーの日付を一時保存する要素の値が変わったときのイベントのコールバック関数が実行される。</text:span></text:p><text:p><text:span text:style-name="T14">$(document).on('change.tmpdate', temporaryElem, function()</text:span></text:p></draw:text-box></draw:frame><draw:rect draw:style-name="gr4" draw:text-style-name="P16" svg:width="9.67pt" svg:height="34.47pt" svg:x="37.39pt" svg:y="37.45pt"><text:p/></draw:rect><draw:rect draw:style-name="gr4" draw:text-style-name="P15" svg:width="9.81pt" svg:height="48.78pt" svg:x="168.29pt" svg:y="71.94pt"><text:p/></draw:rect><draw:line draw:style-name="gr11" draw:text-style-name="P16" svg:x1="47.03pt" svg:y1="71.86pt" svg:x2="168.24pt" svg:y2="71.86pt"><text:p/></draw:line><draw:g draw:style-name="gr17"><draw:rect draw:style-name="gr18" draw:text-style-name="P15" svg:width="81.58pt" svg:height="26.93pt" svg:x="259.74pt" svg:y="0pt"><text:p text:style-name="P16"><text:span text:style-name="T16">JavaScript</text:span></text:p></draw:rect><draw:line draw:style-name="gr3" draw:text-style-name="P16" svg:x1="300.53pt" svg:y1="26.79pt" svg:x2="300.53pt" svg:y2="646.78pt"><text:p/></draw:line></draw:g><draw:rect draw:style-name="gr4" draw:text-style-name="P15" svg:width="9.86pt" svg:height="474.38pt" svg:x="295.06pt" svg:y="120.7pt"><text:p/></draw:rect><draw:line draw:style-name="gr5" draw:text-style-name="P16" svg:x1="178.5pt" svg:y1="412.16pt" svg:x2="295.06pt" svg:y2="412.16pt"><text:p/></draw:line><draw:rect draw:style-name="gr8" draw:text-style-name="P15" svg:width="286.87pt" svg:height="132.32pt" svg:x="49.86pt" svg:y="328.39pt"><text:p/></draw:rect><draw:rect draw:style-name="gr9" draw:text-style-name="P20" svg:width="116.48pt" svg:height="18.94pt" svg:x="49.86pt" svg:y="328.39pt"><text:p text:style-name="P18"><text:span text:style-name="T26">loop(1,</text:span><text:span text:style-name="T31">checkedRecordLength</text:span><text:span text:style-name="T26"> )</text:span></text:p></draw:rect><draw:line draw:style-name="gr5" draw:text-style-name="P15" svg:x1="178.1pt" svg:y1="172.15pt" svg:x2="295.2pt" svg:y2="172.15pt"><text:p/></draw:line><draw:rect draw:style-name="gr4" draw:text-style-name="P15" svg:width="9.81pt" svg:height="45.81pt" svg:x="168.29pt" svg:y="172.35pt"><text:p/></draw:rect><draw:frame draw:style-name="gr6" draw:text-style-name="P17" svg:width="113.58pt" svg:height="44.28pt" svg:x="181.5pt" svg:y="172.94pt"><draw:text-box><text:p><text:span text:style-name="T14">19.3:</text:span></text:p><text:p><text:span text:style-name="T4">取得した数値をを変数に入れる。</text:span></text:p><text:p><text:span text:style-name="T4">checkedRecordLength</text:span></text:p></draw:text-box></draw:frame><draw:line draw:style-name="gr11" draw:text-style-name="P16" svg:x1="173.4pt" svg:y1="217.96pt" svg:x2="295.06pt" svg:y2="217.96pt"><text:p/></draw:line><draw:rect draw:style-name="gr4" draw:text-style-name="P15" svg:width="9.72pt" svg:height="38.66pt" svg:x="168.8pt" svg:y="412.16pt"><text:p/></draw:rect><draw:frame draw:style-name="gr24" draw:text-style-name="P21" svg:width="111.37pt" svg:height="81.98pt" svg:x="177.25pt" svg:y="328.65pt"><draw:text-box><text:p><text:span text:style-name="T32">19.6:</text:span></text:p><text:p><text:span text:style-name="T15">チェックの入った行の日付列にカレンダーで選択した日付を入れる。</text:span></text:p><text:p><text:span text:style-name="T33">$targetList.setCell(checkedRecord.eq(i).attr('id'), 'date', temporaryElem.val());</text:span></text:p></draw:text-box></draw:frame><draw:line draw:style-name="gr5" draw:text-style-name="P16" svg:x1="179.6pt" svg:y1="516.53pt" svg:x2="296.16pt" svg:y2="516.53pt"><text:p/></draw:line><draw:frame draw:style-name="gr29" draw:text-style-name="P17" svg:width="115.48pt" svg:height="79.23pt" svg:x="179.6pt" svg:y="460.69pt"><draw:text-box><text:p><text:span text:style-name="T34">19.7:</text:span></text:p><text:p><text:span text:style-name="T14">このコールバック関数を持つイベントを削除する。</text:span></text:p><text:p><text:span text:style-name="T14">$(document).off('change.tmpdate');</text:span></text:p></draw:text-box></draw:frame><draw:rect draw:style-name="gr4" draw:text-style-name="P15" svg:width="9.72pt" svg:height="30.16pt" svg:x="169.91pt" svg:y="516.56pt"><text:p/></draw:rect><draw:line draw:style-name="gr11" draw:text-style-name="P16" svg:x1="172.83pt" svg:y1="120.73pt" svg:x2="295.06pt" svg:y2="120.73pt"><text:p/></draw:line><draw:frame draw:style-name="gr15" draw:text-style-name="P21" svg:width="113.58pt" svg:height="46.89pt" svg:x="177.25pt" svg:y="124.1pt"><draw:text-box><text:p><text:span text:style-name="T35">19.2:</text:span></text:p><text:p><text:span text:style-name="T15">処理対象のレコードの数を取得する。</text:span></text:p><text:p><text:span text:style-name="T11">checkedRecord.length;</text:span></text:p></draw:text-box></draw:frame><draw:frame draw:style-name="gr15" draw:text-style-name="P21" svg:width="113.58pt" svg:height="46.89pt" svg:x="181.5pt" svg:y="220.39pt"><draw:text-box><text:p><text:span text:style-name="T23">19.4:</text:span></text:p><text:p><text:span text:style-name="T15">処理対象のテーブルを取得する。</text:span></text:p><text:p><text:span text:style-name="T33">$(target + '-list');</text:span></text:p></draw:text-box></draw:frame><draw:frame draw:style-name="gr15" draw:text-style-name="P21" svg:width="113.58pt" svg:height="46.89pt" svg:x="181.5pt" svg:y="268.61pt"><draw:text-box><text:p><text:span text:style-name="T23">19.5:</text:span></text:p><text:p><text:span text:style-name="T11">取得したテーブルをを変数に入れる。</text:span></text:p><text:p><text:span text:style-name="T36">$targetList</text:span></text:p></draw:text-box></draw:frame><draw:rect draw:style-name="gr4" draw:text-style-name="P15" svg:width="9.81pt" svg:height="45.81pt" svg:x="168.29pt" svg:y="267.99pt"><text:p/></draw:rect><draw:line draw:style-name="gr5" draw:text-style-name="P15" svg:x1="178.1pt" svg:y1="267.99pt" svg:x2="295.2pt" svg:y2="267.99pt"><text:p/></draw:line><draw:line draw:style-name="gr11" draw:text-style-name="P16" svg:x1="173.4pt" svg:y1="313.74pt" svg:x2="295.06pt" svg:y2="313.74pt"><text:p/></draw:line><draw:line draw:style-name="gr5" draw:text-style-name="P16" svg:x1="178.5pt" svg:y1="594.99pt" svg:x2="295.06pt" svg:y2="594.99pt"><text:p/></draw:line><draw:frame draw:style-name="gr15" draw:text-style-name="P21" svg:width="115.48pt" svg:height="46.89pt" svg:x="179.6pt" svg:y="545.7pt"><draw:text-box><text:p><text:span text:style-name="T32">19.8:</text:span></text:p><text:p><text:span text:style-name="T15">カレンダーの値を一時保存するために作った要素を消す。</text:span></text:p><text:p><text:span text:style-name="T33">$'fig12-tmpdate').remove();</text:span></text:p></draw:text-box></draw:frame><draw:rect draw:style-name="gr4" draw:text-style-name="P15" svg:width="9.72pt" svg:height="30.16pt" svg:x="168.8pt" svg:y="595.05pt"><text:p/></draw:rect></draw:g></text:p>
      <text:p text:style-name="P2"><draw:g text:anchor-type="as-char" draw:z-index="2" draw:style-name="gr1"><draw:frame draw:style-name="gr7" draw:text-style-name="P29" svg:width="114.92pt" svg:height="55.33pt" svg:x="178.64pt" svg:y="511.54pt"><draw:text-box><text:p text:style-name="P18"><text:span text:style-name="T4">20.10</text:span></text:p><text:p text:style-name="P18"><text:span text:style-name="T27">レコードを追加する。</text:span></text:p><text:p><text:span text:style-name="T27">$('#fig5-list').addRowData(undefined, values);</text:span></text:p></draw:text-box></draw:frame><draw:frame draw:style-name="gr19" draw:text-style-name="P26" svg:width="115.51pt" svg:height="70.27pt" svg:x="177.14pt" svg:y="400.59pt"><draw:text-box><text:p><text:span text:style-name="T23">20.8:</text:span></text:p><text:p><text:span text:style-name="T18">上書き確認のダイアログを出す</text:span></text:p><text:p><text:span text:style-name="T18">$('#check_product_code').dialog('open');</text:span></text:p></draw:text-box></draw:frame><draw:g draw:style-name="gr17"><draw:rect draw:style-name="gr18" draw:text-style-name="P16" svg:width="81.07pt" svg:height="26.73pt" svg:x="131.5pt" svg:y="0.74pt"><text:p text:style-name="P16"><text:span text:style-name="T16">HTML</text:span></text:p></draw:rect><draw:line draw:style-name="gr3" draw:text-style-name="P16" svg:x1="172.54pt" svg:y1="27.35pt" svg:x2="172.54pt" svg:y2="644.17pt"><text:p/></draw:line></draw:g><draw:g draw:style-name="gr17"><draw:rect draw:style-name="gr18" draw:text-style-name="P16" svg:width="81.13pt" svg:height="26.73pt" svg:x="0pt" svg:y="0.74pt"><text:p text:style-name="P16"><text:span text:style-name="T16">ユーザ</text:span></text:p></draw:rect><draw:line draw:style-name="gr3" draw:text-style-name="P16" svg:x1="41.78pt" svg:y1="27.35pt" svg:x2="41.78pt" svg:y2="644.17pt"><text:p/></draw:line></draw:g><draw:frame draw:style-name="gr15" draw:text-style-name="P25" svg:width="114.92pt" svg:height="46.89pt" svg:x="52.41pt" svg:y="32.66pt"><draw:text-box><text:p><text:span text:style-name="T19">20:</text:span></text:p><text:p><text:span text:style-name="T18">製品管理画面</text:span></text:p><text:p><text:span text:style-name="T18">ダイアログで製品情報を登録する。</text:span></text:p></draw:text-box></draw:frame><draw:frame draw:style-name="gr24" draw:text-style-name="P25" svg:width="113.02pt" svg:height="81.98pt" svg:x="180.31pt" svg:y="33.19pt"><draw:text-box><text:p><text:span text:style-name="T19">20.1:</text:span></text:p><text:p><text:span text:style-name="T28">製品追加ダイアログの登録ボタンクリックイベントのコールバック関数が実行される。</text:span></text:p><text:p><text:span text:style-name="T28">$('#fig5-edit').dialog({buttons:[“</text:span><text:span text:style-name="T28">登録”</text:span><text:span text:style-name="T28">:function(){}]})</text:span></text:p><text:p><text:span text:style-name="T28"/></text:p></draw:text-box></draw:frame><draw:rect draw:style-name="gr4" draw:text-style-name="P16" svg:width="9.61pt" svg:height="42.97pt" svg:x="37.19pt" svg:y="37.25pt"><text:p/></draw:rect><draw:rect draw:style-name="gr4" draw:text-style-name="P15" svg:width="9.78pt" svg:height="27.21pt" svg:x="167.44pt" svg:y="80.19pt"><text:p/></draw:rect><draw:line draw:style-name="gr11" draw:text-style-name="P16" svg:x1="46.86pt" svg:y1="80.16pt" svg:x2="167.44pt" svg:y2="80.16pt"><text:p/></draw:line><draw:g draw:style-name="gr17"><draw:rect draw:style-name="gr18" draw:text-style-name="P15" svg:width="81.18pt" svg:height="26.76pt" svg:x="258.41pt" svg:y="0pt"><text:p text:style-name="P16"><text:span text:style-name="T16">JavaScript</text:span></text:p></draw:rect><draw:line draw:style-name="gr3" draw:text-style-name="P16" svg:x1="299pt" svg:y1="26.7pt" svg:x2="299pt" svg:y2="643.52pt"><text:p/></draw:line></draw:g><draw:rect draw:style-name="gr4" draw:text-style-name="P15" svg:width="9.78pt" svg:height="519.48pt" svg:x="293.56pt" svg:y="107.4pt"><text:p/></draw:rect><draw:line draw:style-name="gr5" draw:text-style-name="P16" svg:x1="176.68pt" svg:y1="474.66pt" svg:x2="292.65pt" svg:y2="474.66pt"><text:p/></draw:line><draw:rect draw:style-name="gr8" draw:text-style-name="P15" svg:width="275.39pt" svg:height="147.69pt" svg:x="58.76pt" svg:y="363.09pt"><text:p/></draw:rect><draw:rect draw:style-name="gr9" draw:text-style-name="P20" svg:width="106.53pt" svg:height="18.82pt" svg:x="58.05pt" svg:y="363.09pt"><text:p text:style-name="P18"><text:span text:style-name="T10">loop(1,</text:span><text:span text:style-name="T29">製品コードセル数</text:span><text:span text:style-name="T10"> </text:span><text:span text:style-name="T10">)</text:span></text:p></draw:rect><draw:line draw:style-name="gr5" draw:text-style-name="P15" svg:x1="176.26pt" svg:y1="202.56pt" svg:x2="412.38pt" svg:y2="202.56pt"><text:p/></draw:line><draw:rect draw:style-name="gr4" draw:text-style-name="P15" svg:width="9.86pt" svg:height="51.56pt" svg:x="166.45pt" svg:y="202.56pt"><text:p/></draw:rect><draw:frame draw:style-name="gr25" draw:text-style-name="P14" svg:width="113.02pt" svg:height="52.33pt" svg:x="184.34pt" svg:y="202.59pt"><draw:text-box><text:p><text:span text:style-name="T1">20.4:</text:span></text:p><text:p><text:span text:style-name="T2">取得したフォームの値を連想配列のフォーム名に対応したキーの値に設定する。</text:span></text:p><text:p><text:span text:style-name="T2">retMap[$(this).attr('name')]</text:span></text:p></draw:text-box></draw:frame><draw:line draw:style-name="gr11" draw:text-style-name="P16" svg:x1="171.61pt" svg:y1="254.13pt" svg:x2="412.44pt" svg:y2="254.13pt"><text:p/></draw:line><draw:rect draw:style-name="gr4" draw:text-style-name="P15" svg:width="9.61pt" svg:height="23.16pt" svg:x="167.05pt" svg:y="474.75pt"><text:p/></draw:rect><draw:line draw:style-name="gr5" draw:text-style-name="P16" svg:x1="303.34pt" svg:y1="304.1pt" svg:x2="419.3pt" svg:y2="304.1pt"><text:p/></draw:line><draw:frame draw:style-name="gr6" draw:text-style-name="P30" svg:width="99.41pt" svg:height="44.28pt" svg:x="308.21pt" svg:y="261.44pt"><draw:text-box><text:p><text:span text:style-name="T4">20.5:</text:span></text:p><text:p><text:span text:style-name="T27">取得したダイアログの入力データを返す。</text:span></text:p><text:p><text:span text:style-name="T27">return retMap;</text:span></text:p></draw:text-box></draw:frame><draw:line draw:style-name="gr11" draw:text-style-name="P16" svg:x1="171.69pt" svg:y1="107.4pt" svg:x2="293.3pt" svg:y2="107.4pt"><text:p/></draw:line><draw:frame draw:style-name="gr7" draw:text-style-name="P17" svg:width="113.02pt" svg:height="55.33pt" svg:x="185.24pt" svg:y="147.74pt"><draw:text-box><text:p><text:span text:style-name="T4">20.3:</text:span></text:p><text:p><text:span text:style-name="T5">ダイアログのフォームの値を順次取得する。</text:span></text:p><text:p><text:span text:style-name="T5">$.each($(selector + ' input'), function(){$(this).val;});</text:span></text:p></draw:text-box></draw:frame><draw:frame draw:style-name="gr7" draw:text-style-name="P17" svg:width="113.02pt" svg:height="55.33pt" svg:x="180.54pt" svg:y="259.8pt"><draw:text-box><text:p><text:span text:style-name="T4">20.6:</text:span></text:p><text:p><text:span text:style-name="T5">テーブルの製品列のセルを取得する。</text:span></text:p><text:p><text:span text:style-name="T5">$('td[aria-describedby="fig5-list_product_code"]');</text:span></text:p></draw:text-box></draw:frame><draw:frame draw:style-name="gr6" draw:text-style-name="P17" svg:width="113.02pt" svg:height="44.28pt" svg:x="179.66pt" svg:y="315.01pt"><draw:text-box><text:p><text:span text:style-name="T4">20.7:</text:span></text:p><text:p><text:span text:style-name="T30">取得したセルを配列で変数に格納する。</text:span></text:p><text:p><text:span text:style-name="T30">product_codes</text:span></text:p></draw:text-box></draw:frame><draw:rect draw:style-name="gr4" draw:text-style-name="P15" svg:width="9.78pt" svg:height="41.22pt" svg:x="167.3pt" svg:y="316.6pt"><text:p/></draw:rect><draw:line draw:style-name="gr5" draw:text-style-name="P15" svg:x1="177.08pt" svg:y1="316.6pt" svg:x2="293.58pt" svg:y2="316.6pt"><text:p/></draw:line><draw:line draw:style-name="gr11" draw:text-style-name="P16" svg:x1="171.61pt" svg:y1="357.76pt" svg:x2="292.65pt" svg:y2="357.76pt"><text:p/></draw:line><draw:line draw:style-name="gr5" draw:text-style-name="P16" svg:x1="177.56pt" svg:y1="567.81pt" svg:x2="293.53pt" svg:y2="567.81pt"><text:p/></draw:line><draw:rect draw:style-name="gr4" draw:text-style-name="P15" svg:width="9.61pt" svg:height="18.68pt" svg:x="168.15pt" svg:y="567.81pt"><text:p/></draw:rect><draw:rect draw:style-name="gr18" draw:text-style-name="P20" svg:width="101.28pt" svg:height="16.58pt" svg:x="369.24pt" svg:y="59.05pt"><text:p><text:span text:style-name="T22">getEditDialogValues()</text:span></text:p></draw:rect><draw:line draw:style-name="gr3" draw:text-style-name="P15" svg:x1="419.61pt" svg:y1="75.6pt" svg:x2="419.61pt" svg:y2="318.1pt"><text:p/></draw:line><draw:rect draw:style-name="gr4" draw:text-style-name="P15" svg:width="9.61pt" svg:height="161.83pt" svg:x="412.44pt" svg:y="142.3pt"><text:p/></draw:rect><draw:line draw:style-name="gr11" draw:text-style-name="P16" svg:x1="302.43pt" svg:y1="142.33pt" svg:x2="412.44pt" svg:y2="142.33pt"><text:p/></draw:line><draw:frame draw:style-name="gr19" draw:text-style-name="P25" svg:width="80.33pt" svg:height="70.27pt" svg:x="312.41pt" svg:y="70.89pt"><draw:text-box><text:p><text:span text:style-name="T23">20.2:</text:span></text:p><text:p><text:span text:style-name="T21">ダイアログで入力されたデータを連想配列として取得する。</text:span></text:p><text:p><text:span text:style-name="T28">getEditDialogValues('#fig5-edit');</text:span></text:p></draw:text-box></draw:frame><draw:rect draw:style-name="gr8" draw:text-style-name="P15" svg:width="377.26pt" svg:height="111.03pt" svg:x="50.06pt" svg:y="149.24pt"><text:p/></draw:rect><draw:rect draw:style-name="gr9" draw:text-style-name="P20" svg:width="91.16pt" svg:height="18.82pt" svg:x="50.06pt" svg:y="149.24pt"><text:p text:style-name="P18"><text:span text:style-name="T10">loop(1,</text:span><text:span text:style-name="T29">入力項目数</text:span><text:span text:style-name="T10"> </text:span><text:span text:style-name="T10">)</text:span></text:p></draw:rect><draw:frame draw:style-name="gr21" draw:text-style-name="P26" svg:width="99.67pt" svg:height="11.76pt" svg:x="175.44pt" svg:y="386.7pt"><draw:text-box><text:p><text:span text:style-name="T24">[</text:span><text:span text:style-name="T23">製品コードに被りがある</text:span><text:span text:style-name="T23">]</text:span></text:p></draw:text-box></draw:frame><draw:line draw:style-name="gr22" draw:text-style-name="P15" svg:x1="41.78pt" svg:y1="501.02pt" svg:x2="293.56pt" svg:y2="500.71pt"><text:p/></draw:line><draw:rect draw:style-name="gr8" draw:text-style-name="P15" svg:width="311.53pt" svg:height="118.18pt" svg:x="0.26pt" svg:y="387.1pt"><text:p/></draw:rect><draw:rect draw:style-name="gr9" draw:text-style-name="P27" svg:width="37.36pt" svg:height="18.82pt" svg:x="0.26pt" svg:y="387.1pt"><text:p text:style-name="P16"><text:span text:style-name="T25">break</text:span></text:p></draw:rect><draw:frame draw:style-name="gr13" draw:text-style-name="P28" svg:width="86.37pt" svg:height="23.47pt" svg:x="64.09pt" svg:y="472.65pt"><draw:text-box><text:p text:style-name="P16"><text:span text:style-name="T19">処理を終える</text:span></text:p><text:p text:style-name="P16"><text:span text:style-name="T19">return false;</text:span></text:p></draw:text-box></draw:frame><draw:frame draw:style-name="gr26" draw:text-style-name="P17" svg:width="98.42pt" svg:height="33.22pt" svg:x="183.34pt" svg:y="581.75pt"><draw:text-box><text:p><text:span text:style-name="T4">20.11:</text:span></text:p><text:p><text:span text:style-name="T27">編集ダイアログを閉じる。</text:span></text:p><text:p><text:span text:style-name="T27">$(this).dialog('close');</text:span></text:p></draw:text-box></draw:frame><draw:rect draw:style-name="gr4" draw:text-style-name="P15" svg:width="9.67pt" svg:height="21.23pt" svg:x="169pt" svg:y="617.61pt"><text:p/></draw:rect><draw:line draw:style-name="gr5" draw:text-style-name="P15" svg:x1="178.7pt" svg:y1="617.61pt" svg:x2="294.72pt" svg:y2="617.61pt"><text:p/></draw:line></draw:g></text:p>
      <text:p text:style-name="P2"><draw:g text:anchor-type="as-char" draw:z-index="1" draw:style-name="gr1"><draw:g draw:style-name="gr17"><draw:g draw:style-name="gr17"><draw:rect draw:style-name="gr18" draw:text-style-name="P16" svg:width="81.07pt" svg:height="26.73pt" svg:x="131.5pt" svg:y="0.74pt"><text:p text:style-name="P16"><text:span text:style-name="T16">HTML</text:span></text:p></draw:rect><draw:line draw:style-name="gr3" draw:text-style-name="P16" svg:x1="172.46pt" svg:y1="27.35pt" svg:x2="172.46pt" svg:y2="644.17pt"><text:p/></draw:line></draw:g><draw:g draw:style-name="gr17"><draw:rect draw:style-name="gr18" draw:text-style-name="P16" svg:width="81.13pt" svg:height="26.73pt" svg:x="0pt" svg:y="0.74pt"><text:p text:style-name="P16"><text:span text:style-name="T16">ユーザ</text:span></text:p></draw:rect><draw:line draw:style-name="gr3" draw:text-style-name="P16" svg:x1="41.78pt" svg:y1="27.35pt" svg:x2="41.78pt" svg:y2="644.17pt"><text:p/></draw:line></draw:g><draw:frame draw:style-name="gr15" draw:text-style-name="P25" svg:width="114.92pt" svg:height="46.89pt" svg:x="52.41pt" svg:y="42.04pt"><draw:text-box><text:p><text:span text:style-name="T17">21:</text:span></text:p><text:p><text:span text:style-name="T18">社員追加画面</text:span></text:p><text:p><text:span text:style-name="T18">人物リストのレコードをチェックして追加ボタンを押す。</text:span></text:p></draw:text-box></draw:frame><draw:frame draw:style-name="gr19" draw:text-style-name="P26" svg:width="113.02pt" svg:height="70.27pt" svg:x="180.54pt" svg:y="56.61pt"><draw:text-box><text:p><text:span text:style-name="T19">21.1:</text:span></text:p><text:p><text:span text:style-name="T20">社員追加が面の追加ボタンのクリックイベントのコールバック関数が実行される。</text:span></text:p><text:p><text:span text:style-name="T20">$(this).on('click', '#fig4-5 .choose-record', function(){});</text:span></text:p></draw:text-box></draw:frame><draw:rect draw:style-name="gr4" draw:text-style-name="P16" svg:width="9.61pt" svg:height="55.13pt" svg:x="37.19pt" svg:y="37.25pt"><text:p/></draw:rect><draw:rect draw:style-name="gr4" draw:text-style-name="P15" svg:width="9.78pt" svg:height="38.58pt" svg:x="167.44pt" svg:y="88.81pt"><text:p/></draw:rect><draw:line draw:style-name="gr11" draw:text-style-name="P16" svg:x1="46.86pt" svg:y1="89.6pt" svg:x2="167.44pt" svg:y2="89.6pt"><text:p/></draw:line><draw:g draw:style-name="gr17"><draw:rect draw:style-name="gr18" draw:text-style-name="P15" svg:width="81.18pt" svg:height="26.76pt" svg:x="258.41pt" svg:y="0pt"><text:p text:style-name="P16"><text:span text:style-name="T16">JavaScript</text:span></text:p></draw:rect><draw:line draw:style-name="gr3" draw:text-style-name="P16" svg:x1="299pt" svg:y1="26.67pt" svg:x2="299pt" svg:y2="643.49pt"><text:p/></draw:line></draw:g><draw:rect draw:style-name="gr4" draw:text-style-name="P15" svg:width="9.78pt" svg:height="518.49pt" svg:x="293.3pt" svg:y="127.36pt"><text:p/></draw:rect><draw:line draw:style-name="gr5" draw:text-style-name="P15" svg:x1="174.61pt" svg:y1="255pt" svg:x2="367pt" svg:y2="255pt"><text:p/></draw:line><draw:rect draw:style-name="gr4" draw:text-style-name="P15" svg:width="9.86pt" svg:height="65.17pt" svg:x="168.6pt" svg:y="255pt"><text:p/></draw:rect><draw:frame draw:style-name="gr15" draw:text-style-name="P21" svg:width="102.47pt" svg:height="46.89pt" svg:x="186.01pt" svg:y="267.45pt"><draw:text-box><text:p><text:span text:style-name="T11">21.4:</text:span></text:p><text:p><text:span text:style-name="T11">取得したレコードを変数に格納する。</text:span></text:p><text:p><text:span text:style-name="T15">$checkedrow</text:span></text:p></draw:text-box></draw:frame><draw:line draw:style-name="gr11" draw:text-style-name="P15" svg:x1="172.46pt" svg:y1="320.14pt" svg:x2="368.62pt" svg:y2="320.14pt"><text:p/></draw:line><draw:line draw:style-name="gr11" draw:text-style-name="P16" svg:x1="171.61pt" svg:y1="127.39pt" svg:x2="293.22pt" svg:y2="127.39pt"><text:p/></draw:line><draw:frame draw:style-name="gr19" draw:text-style-name="P21" svg:width="106.21pt" svg:height="70.27pt" svg:x="180.54pt" svg:y="178.84pt"><draw:text-box><text:p><text:span text:style-name="T11">21.3:</text:span></text:p><text:p><text:span text:style-name="T21">チェックが入ったレコードを取得する。</text:span></text:p><text:p><text:span text:style-name="T15">$(getRowFrom +' .jqgrow:has(input:checkbox:checked)');</text:span></text:p></draw:text-box></draw:frame><draw:rect draw:style-name="gr18" draw:text-style-name="P20" svg:width="82.89pt" svg:height="16.78pt" svg:x="331.06pt" svg:y="65.76pt"><text:p><text:span text:style-name="T22">addSelectedRows()</text:span></text:p></draw:rect><draw:line draw:style-name="gr3" draw:text-style-name="P15" svg:x1="371.91pt" svg:y1="82.49pt" svg:x2="373.35pt" svg:y2="642.13pt"><text:p/></draw:line><draw:rect draw:style-name="gr4" draw:text-style-name="P15" svg:width="9.61pt" svg:height="432.94pt" svg:x="368.7pt" svg:y="212.8pt"><text:p/></draw:rect><draw:line draw:style-name="gr11" draw:text-style-name="P16" svg:x1="303.05pt" svg:y1="212.8pt" svg:x2="375.7pt" svg:y2="212.8pt"><text:p/></draw:line><draw:frame draw:style-name="gr20" draw:text-style-name="P26" svg:width="59.98pt" svg:height="128.78pt" svg:x="308.44pt" svg:y="80.11pt"><draw:text-box><text:p><text:span text:style-name="T23">21.2:</text:span></text:p><text:p><text:span text:style-name="T18">選択した人物レコードを社員管理テーブルに追加する。</text:span></text:p><text:p><text:span text:style-name="T20">addSelectedRows('#fig4-5-list', '#fig4-3-list', checkboxHtml, arrayStrings);</text:span></text:p></draw:text-box></draw:frame><draw:frame draw:style-name="gr21" draw:text-style-name="P26" svg:width="118.77pt" svg:height="11.76pt" svg:x="172.54pt" svg:y="349.34pt"><draw:text-box><text:p><text:span text:style-name="T24">[</text:span><text:span text:style-name="T24">レコードが取得できなかった</text:span><text:span text:style-name="T23">]</text:span></text:p></draw:text-box></draw:frame><draw:line draw:style-name="gr22" draw:text-style-name="P15" svg:x1="172.46pt" svg:y1="404.59pt" svg:x2="368.62pt" svg:y2="404.59pt"><text:p/></draw:line><draw:rect draw:style-name="gr8" draw:text-style-name="P15" svg:width="267.76pt" svg:height="83.08pt" svg:x="114.24pt" svg:y="343.25pt"><text:p/></draw:rect><draw:rect draw:style-name="gr9" draw:text-style-name="P27" svg:width="37.36pt" svg:height="18.82pt" svg:x="114.24pt" svg:y="343.25pt"><text:p text:style-name="P16"><text:span text:style-name="T25">break</text:span></text:p></draw:rect><draw:frame draw:style-name="gr13" draw:text-style-name="P28" svg:width="86.37pt" svg:height="23.47pt" svg:x="188.76pt" svg:y="375.65pt"><draw:text-box><text:p text:style-name="P16"><text:span text:style-name="T19">処理を終える</text:span></text:p><text:p text:style-name="P16"><text:span text:style-name="T19">return false;</text:span></text:p></draw:text-box></draw:frame><draw:rect draw:style-name="gr18" draw:text-style-name="P20" svg:width="82.57pt" svg:height="13.63pt" svg:x="395.46pt" svg:y="432.06pt"><text:p><text:span text:style-name="T22">appendRowData()</text:span></text:p></draw:rect><draw:line draw:style-name="gr3" draw:text-style-name="P15" svg:x1="438.66pt" svg:y1="468.99pt" svg:x2="438.66pt" svg:y2="620.31pt"><text:p/></draw:line><draw:frame draw:style-name="gr20" draw:text-style-name="P26" svg:width="55.81pt" svg:height="128.78pt" svg:x="379.16pt" svg:y="447.7pt"><draw:text-box><text:p><text:span text:style-name="T23">21.5:</text:span></text:p><text:p><text:span text:style-name="T23">指定したテーブルにチェックされたレコードを追加する。</text:span></text:p><text:p><text:span text:style-name="T26">appendRowData($checkedrow, $grid, addElem, elemStrings, targetGrid)</text:span></text:p></draw:text-box></draw:frame><draw:rect draw:style-name="gr4" draw:text-style-name="P15" svg:width="9.86pt" svg:height="64.83pt" svg:x="434.95pt" svg:y="580.76pt"><text:p/></draw:rect><draw:line draw:style-name="gr11" draw:text-style-name="P16" svg:x1="378.31pt" svg:y1="580.79pt" svg:x2="434.95pt" svg:y2="580.79pt"><text:p/></draw:line></draw:g><draw:line draw:style-name="gr23" draw:text-style-name="P16" svg:x1="293.36pt" svg:y1="645.59pt" svg:x2="443.91pt" svg:y2="645.59pt"><text:p/></draw:line></draw:g></text:p>
      <text:p text:style-name="P2"><draw:g text:anchor-type="as-char" draw:z-index="0" draw:style-name="gr1"><draw:frame draw:style-name="gr2" draw:text-style-name="P14" svg:width="41.13pt" svg:height="115.03pt" svg:x="403.51pt" svg:y="168.41pt"><draw:text-box><text:p><text:span text:style-name="T1">21.8:</text:span></text:p><text:p><text:span text:style-name="T2">レコードのデータの連想配列にデータを追加する。</text:span></text:p><text:p text:style-name="P13"><text:span text:style-name="T3">rowdata[elemStrings[j]] = addElem[elemStrings[j]];</text:span></text:p></draw:text-box></draw:frame><draw:line draw:style-name="gr3" draw:text-style-name="P15" svg:x1="0.03pt" svg:y1="7.91pt" svg:x2="0.03pt" svg:y2="624.81pt"><text:p/></draw:line><draw:line draw:style-name="gr3" draw:text-style-name="P16" svg:x1="130.76pt" svg:y1="3.46pt" svg:x2="130.76pt" svg:y2="620.28pt"><text:p/></draw:line><draw:line draw:style-name="gr3" draw:text-style-name="P16" svg:x1="256.39pt" svg:y1="3.46pt" svg:x2="256.39pt" svg:y2="620.28pt"><text:p/></draw:line><draw:line draw:style-name="gr3" draw:text-style-name="P15" svg:x1="330.15pt" svg:y1="2.21pt" svg:x2="331.6pt" svg:y2="507pt"><text:p/></draw:line><draw:line draw:style-name="gr3" draw:text-style-name="P15" svg:x1="396.91pt" svg:y1="1.16pt" svg:x2="397.05pt" svg:y2="494.36pt"><text:p/></draw:line><draw:rect draw:style-name="gr4" draw:text-style-name="P15" svg:width="9.86pt" svg:height="43.82pt" svg:x="125.04pt" svg:y="100.35pt"><text:p/></draw:rect><draw:rect draw:style-name="gr4" draw:text-style-name="P15" svg:width="9.86pt" svg:height="448.38pt" svg:x="392.26pt" svg:y="1.19pt"><text:p/></draw:rect><draw:rect draw:style-name="gr4" draw:text-style-name="P15" svg:width="9.61pt" svg:height="463.97pt" svg:x="326.95pt" svg:y="0pt"><text:p/></draw:rect><draw:rect draw:style-name="gr4" draw:text-style-name="P15" svg:width="9.78pt" svg:height="483.22pt" svg:x="251.55pt" svg:y="0pt"><text:p/></draw:rect><draw:line draw:style-name="gr5" draw:text-style-name="P15" svg:x1="134.9pt" svg:y1="100.35pt" svg:x2="393.19pt" svg:y2="100.35pt"><text:p/></draw:line><draw:frame draw:style-name="gr6" draw:text-style-name="P17" svg:width="113.02pt" svg:height="44.28pt" svg:x="137.59pt" svg:y="100.4pt"><draw:text-box><text:p><text:span text:style-name="T4">21.7:</text:span></text:p><text:p><text:span text:style-name="T5">取得したレコードを変数に入れる。</text:span></text:p><text:p text:style-name="P13"><text:span text:style-name="T6">rowdata</text:span></text:p></draw:text-box></draw:frame><draw:frame draw:style-name="gr7" draw:text-style-name="P17" svg:width="113.02pt" svg:height="55.33pt" svg:x="134.11pt" svg:y="45.55pt"><draw:text-box><text:p><text:span text:style-name="T4">21.6:</text:span></text:p><text:p><text:span text:style-name="T5">チェックされたレコードを</text:span><text:span text:style-name="T5">1</text:span><text:span text:style-name="T5">件ずつ取得する。</text:span></text:p><text:p><text:span text:style-name="T7">grid.getRowData(checkedRow.eq(i).attr("id"));</text:span></text:p></draw:text-box></draw:frame><draw:rect draw:style-name="gr8" draw:text-style-name="P15" svg:width="445.92pt" svg:height="372.22pt" svg:x="7.09pt" svg:y="47.06pt"><text:p/></draw:rect><draw:rect draw:style-name="gr9" draw:text-style-name="P19" svg:width="119.76pt" svg:height="18.88pt" svg:x="7.09pt" svg:y="47.06pt"><text:p text:style-name="P18"><text:span text:style-name="T8">loop(1,</text:span><text:span text:style-name="T9">チェックされたレコード数</text:span><text:span text:style-name="T8">)</text:span></text:p></draw:rect><draw:rect draw:style-name="gr9" draw:text-style-name="P20" svg:width="41.27pt" svg:height="12.78pt" svg:x="17.6pt" svg:y="150.66pt"><text:p text:style-name="P18"><text:span text:style-name="T10">opt</text:span></text:p></draw:rect><draw:frame draw:style-name="gr10" draw:text-style-name="P21" svg:width="113.02pt" svg:height="15.62pt" svg:x="134.96pt" svg:y="155.51pt"><draw:text-box><text:p><text:span text:style-name="T11">[</text:span><text:span text:style-name="T11">追記するデータがあれば</text:span><text:span text:style-name="T11">]</text:span></text:p></draw:text-box></draw:frame><draw:rect draw:style-name="gr8" draw:text-style-name="P15" svg:width="272.72pt" svg:height="128.47pt" svg:x="171.89pt" svg:y="171.69pt"><text:p/></draw:rect><draw:rect draw:style-name="gr8" draw:text-style-name="P15" svg:width="432.23pt" svg:height="154.12pt" svg:x="17.6pt" svg:y="150.66pt"><text:p/></draw:rect><draw:line draw:style-name="gr11" draw:text-style-name="P16" svg:x1="130.76pt" svg:y1="144.11pt" svg:x2="393.17pt" svg:y2="144.11pt"><text:p/></draw:line><draw:rect draw:style-name="gr9" draw:text-style-name="P22" svg:width="75.83pt" svg:height="18.88pt" svg:x="171.89pt" svg:y="171.69pt"><text:p text:style-name="P18"><text:span text:style-name="T12">loop(1,</text:span><text:span text:style-name="T13">追記データ数</text:span><text:span text:style-name="T12">)</text:span></text:p></draw:rect><draw:polyline draw:style-name="gr11" draw:text-style-name="P16" svg:width="25.51pt" svg:height="9.81pt" svg:x="403.51pt" svg:y="285.65pt" svg:viewBox="0 0 901 347" draw:points="0,0 901,0 901,347 0,347"><text:p/></draw:polyline><draw:line draw:style-name="gr5" draw:text-style-name="P15" svg:x1="133.85pt" svg:y1="372.44pt" svg:x2="392.14pt" svg:y2="372.44pt"><text:p/></draw:line><draw:rect draw:style-name="gr4" draw:text-style-name="P15" svg:width="9.86pt" svg:height="23.81pt" svg:x="127.3pt" svg:y="372.44pt"><text:p/></draw:rect><draw:frame draw:style-name="gr12" draw:text-style-name="P23" svg:width="113.02pt" svg:height="66.36pt" svg:x="138.56pt" svg:y="307.76pt"><draw:text-box><text:p><text:span text:style-name="T14">21.9:</text:span></text:p><text:p><text:span text:style-name="T14">追加対象のリストにレコードを追加する。</text:span></text:p><text:p><text:span text:style-name="T14">$(targetGrid).addRowData(undefined, rowdata);</text:span></text:p></draw:text-box></draw:frame><draw:line draw:style-name="gr5" draw:text-style-name="P15" svg:x1="336.56pt" svg:y1="449.55pt" svg:x2="402.01pt" svg:y2="449.55pt"><text:p/></draw:line><draw:frame draw:style-name="gr13" draw:text-style-name="P24" svg:width="41.47pt" svg:height="23.47pt" svg:x="342.99pt" svg:y="421.94pt"><draw:text-box><text:p><text:span text:style-name="T15">21.10:</text:span></text:p><text:p><text:span text:style-name="T15">関数終了</text:span></text:p></draw:text-box></draw:frame><draw:line draw:style-name="gr5" draw:text-style-name="P15" svg:x1="261.5pt" svg:y1="462.95pt" svg:x2="326.95pt" svg:y2="462.95pt"><text:p/></draw:line><draw:frame draw:style-name="gr14" draw:text-style-name="P24" svg:width="55.02pt" svg:height="36.09pt" svg:x="268.5pt" svg:y="425.4pt"><draw:text-box><text:p><text:span text:style-name="T15">21.11:</text:span></text:p><text:p><text:span text:style-name="T15">関数終了</text:span></text:p><text:p><text:span text:style-name="T15">return true;</text:span></text:p></draw:text-box></draw:frame><draw:line draw:style-name="gr5" draw:text-style-name="P15" svg:x1="135.61pt" svg:y1="483.19pt" svg:x2="251.52pt" svg:y2="483.19pt"><text:p/></draw:line><draw:rect draw:style-name="gr4" draw:text-style-name="P15" svg:width="9.86pt" svg:height="23.81pt" svg:x="125.8pt" svg:y="480.19pt"><text:p/></draw:rect><draw:frame draw:style-name="gr15" draw:text-style-name="P24" svg:width="107.77pt" svg:height="46.89pt" svg:x="133.99pt" svg:y="432.31pt"><draw:text-box><text:p><text:span text:style-name="T15">21.12:</text:span></text:p><text:p><text:span text:style-name="T15">社員一覧の画面に遷移する。</text:span></text:p><text:p><text:span text:style-name="T15">disappearPage();</text:span></text:p></draw:text-box></draw:frame><draw:line draw:style-name="gr16" draw:text-style-name="P16" svg:x1="251.55pt" svg:y1="0.03pt" svg:x2="402.09pt" svg:y2="0.03pt"><text:p/></draw:lin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aco3" svg:font-family="Monaco"/>
    <style:font-face style:name="Times New Roman1" svg:font-family="'Times New Roman'"/>
    <style:font-face style:name="ＭＳ Ｐゴシック3" svg:font-family="'ＭＳ Ｐゴシック'"/>
    <style:font-face style:name="Arial Unicode MS" svg:font-family="'Arial Unicode MS'" style:font-family-generic="roman"/>
    <style:font-face style:name="Liberation Serif" svg:font-family="'Liberation Serif'" style:font-family-generic="roman"/>
    <style:font-face style:name="Times New Roman" svg:font-family="'Times New Roman'" style:font-family-generic="roman"/>
    <style:font-face style:name="Arial" svg:font-family="Arial" style:font-family-generic="swiss"/>
    <style:font-face style:name="Arial Unicode MS4" svg:font-family="'Arial Unicode MS'" style:font-family-generic="swiss"/>
    <style:font-face style:name="Times New Roman2" svg:font-family="'Times New Roman'" style:font-family-generic="swiss"/>
    <style:font-face style:name="ＭＳ Ｐゴシック4" svg:font-family="'ＭＳ Ｐゴシック'" style:font-family-generic="swiss"/>
    <style:font-face style:name="Monaco1" svg:font-family="Monaco" style:font-family-generic="modern" style:font-pitch="fixed"/>
    <style:font-face style:name="Arial Unicode MS3" svg:font-family="'Arial Unicode MS'" style:font-pitch="variable"/>
    <style:font-face style:name="Monaco2" svg:font-family="Monaco" style:font-pitch="variable"/>
    <style:font-face style:name="ＭＳ 明朝" svg:font-family="'ＭＳ 明朝'" style:font-pitch="variable"/>
    <style:font-face style:name="ＭＳ Ｐゴシック" svg:font-family="'ＭＳ Ｐゴシック'" style:font-pitch="variable"/>
    <style:font-face style:name="ＭＳ Ｐゴシック2" svg:font-family="'ＭＳ Ｐゴシック'" style:font-adornments="標準" style:font-pitch="variable"/>
    <style:font-face style:name="ＭＳ Ｐ明朝1" svg:font-family="'ＭＳ Ｐ明朝'" style:font-pitch="variable"/>
    <style:font-face style:name="Arial Unicode MS2" svg:font-family="'Arial Unicode MS'" style:font-family-generic="modern" style:font-pitch="variable"/>
    <style:font-face style:name="Monaco" svg:font-family="Monaco" style:font-family-generic="modern" style:font-pitch="variable"/>
    <style:font-face style:name="ＭＳ Ｐ明朝3" svg:font-family="'ＭＳ Ｐ明朝'" style:font-family-generic="modern" style:font-pitch="variable"/>
    <style:font-face style:name="ＭＳ Ｐゴシック1" svg:font-family="'ＭＳ Ｐゴシック'" style:font-family-generic="swiss" style:font-pitch="variable"/>
    <style:font-face style:name="ＭＳ Ｐ明朝2" svg:font-family="'ＭＳ Ｐ明朝'" style:font-family-generic="swiss" style:font-pitch="variable"/>
    <style:font-face style:name="Arial Unicode MS1" svg:font-family="'Arial Unicode MS'" style:font-family-generic="system" style:font-pitch="variable"/>
    <style:font-face style:name="Liberation Sans" svg:font-family="'Liberation Sans'" style:font-family-generic="system" style:font-pitch="variable"/>
    <style:font-face style:name="Tahoma" svg:font-family="Tahoma" style:font-family-generic="system" style:font-pitch="variable"/>
    <style:font-face style:name="ＭＳ Ｐゴシック5"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draw:stroke-dash draw:name="Dashed_20__28_var_29__20_1" draw:display-name="Dashed (var) 1" draw:style="rect" draw:dots1="1" draw:dots1-length="0.31pt" draw:dots2="1" draw:dots2-length="0.31pt" draw:distance="0.31pt"/>
    <draw:stroke-dash draw:name="Dashed_20__28_var_29__20_10" draw:display-name="Dashed (var) 10" draw:style="rect" draw:dots1="1" draw:dots1-length="0.31pt" draw:dots2="1" draw:dots2-length="0.31pt" draw:distance="0.31pt"/>
    <draw:stroke-dash draw:name="Dashed_20__28_var_29__20_100" draw:display-name="Dashed (var) 100" draw:style="rect" draw:dots1="1" draw:dots1-length="0.31pt" draw:dots2="1" draw:dots2-length="0.31pt" draw:distance="0.31pt"/>
    <draw:stroke-dash draw:name="Dashed_20__28_var_29__20_101" draw:display-name="Dashed (var) 101" draw:style="rect" draw:dots1="1" draw:dots1-length="0.31pt" draw:dots2="1" draw:dots2-length="0.31pt" draw:distance="0.31pt"/>
    <draw:stroke-dash draw:name="Dashed_20__28_var_29__20_102" draw:display-name="Dashed (var) 102" draw:style="rect" draw:dots1="1" draw:dots1-length="0.31pt" draw:dots2="1" draw:dots2-length="0.31pt" draw:distance="0.31pt"/>
    <draw:stroke-dash draw:name="Dashed_20__28_var_29__20_103" draw:display-name="Dashed (var) 103" draw:style="rect" draw:dots1="1" draw:dots1-length="0.31pt" draw:dots2="1" draw:dots2-length="0.31pt" draw:distance="0.31pt"/>
    <draw:stroke-dash draw:name="Dashed_20__28_var_29__20_104" draw:display-name="Dashed (var) 104" draw:style="rect" draw:dots1="1" draw:dots1-length="0.31pt" draw:dots2="1" draw:dots2-length="0.31pt" draw:distance="0.31pt"/>
    <draw:stroke-dash draw:name="Dashed_20__28_var_29__20_105" draw:display-name="Dashed (var) 105" draw:style="rect" draw:dots1="1" draw:dots1-length="0.31pt" draw:dots2="1" draw:dots2-length="0.31pt" draw:distance="0.31pt"/>
    <draw:stroke-dash draw:name="Dashed_20__28_var_29__20_106" draw:display-name="Dashed (var) 106" draw:style="rect" draw:dots1="1" draw:dots1-length="0.31pt" draw:dots2="1" draw:dots2-length="0.31pt" draw:distance="0.31pt"/>
    <draw:stroke-dash draw:name="Dashed_20__28_var_29__20_107" draw:display-name="Dashed (var) 107" draw:style="rect" draw:dots1="1" draw:dots1-length="0.31pt" draw:dots2="1" draw:dots2-length="0.31pt" draw:distance="0.31pt"/>
    <draw:stroke-dash draw:name="Dashed_20__28_var_29__20_108" draw:display-name="Dashed (var) 108" draw:style="rect" draw:dots1="1" draw:dots1-length="0.31pt" draw:dots2="1" draw:dots2-length="0.31pt" draw:distance="0.31pt"/>
    <draw:stroke-dash draw:name="Dashed_20__28_var_29__20_109" draw:display-name="Dashed (var) 109" draw:style="rect" draw:dots1="1" draw:dots1-length="0.31pt" draw:dots2="1" draw:dots2-length="0.31pt" draw:distance="0.31pt"/>
    <draw:stroke-dash draw:name="Dashed_20__28_var_29__20_11" draw:display-name="Dashed (var) 11" draw:style="rect" draw:dots1="1" draw:dots1-length="0.31pt" draw:dots2="1" draw:dots2-length="0.31pt" draw:distance="0.31pt"/>
    <draw:stroke-dash draw:name="Dashed_20__28_var_29__20_110" draw:display-name="Dashed (var) 110" draw:style="rect" draw:dots1="1" draw:dots1-length="0.31pt" draw:dots2="1" draw:dots2-length="0.31pt" draw:distance="0.31pt"/>
    <draw:stroke-dash draw:name="Dashed_20__28_var_29__20_111" draw:display-name="Dashed (var) 111" draw:style="rect" draw:dots1="1" draw:dots1-length="0.31pt" draw:dots2="1" draw:dots2-length="0.31pt" draw:distance="0.31pt"/>
    <draw:stroke-dash draw:name="Dashed_20__28_var_29__20_112" draw:display-name="Dashed (var) 112" draw:style="rect" draw:dots1="1" draw:dots1-length="0.31pt" draw:dots2="1" draw:dots2-length="0.31pt" draw:distance="0.31pt"/>
    <draw:stroke-dash draw:name="Dashed_20__28_var_29__20_113" draw:display-name="Dashed (var) 113" draw:style="rect" draw:dots1="1" draw:dots1-length="0.31pt" draw:dots2="1" draw:dots2-length="0.31pt" draw:distance="0.31pt"/>
    <draw:stroke-dash draw:name="Dashed_20__28_var_29__20_114" draw:display-name="Dashed (var) 114" draw:style="rect" draw:dots1="1" draw:dots1-length="0.31pt" draw:dots2="1" draw:dots2-length="0.31pt" draw:distance="0.31pt"/>
    <draw:stroke-dash draw:name="Dashed_20__28_var_29__20_115" draw:display-name="Dashed (var) 115" draw:style="rect" draw:dots1="1" draw:dots1-length="0.31pt" draw:dots2="1" draw:dots2-length="0.31pt" draw:distance="0.31pt"/>
    <draw:stroke-dash draw:name="Dashed_20__28_var_29__20_116" draw:display-name="Dashed (var) 116" draw:style="rect" draw:dots1="1" draw:dots1-length="0.31pt" draw:dots2="1" draw:dots2-length="0.31pt" draw:distance="0.31pt"/>
    <draw:stroke-dash draw:name="Dashed_20__28_var_29__20_117" draw:display-name="Dashed (var) 117" draw:style="rect" draw:dots1="1" draw:dots1-length="0.31pt" draw:dots2="1" draw:dots2-length="0.31pt" draw:distance="0.31pt"/>
    <draw:stroke-dash draw:name="Dashed_20__28_var_29__20_118" draw:display-name="Dashed (var) 118" draw:style="rect" draw:dots1="1" draw:dots1-length="0.31pt" draw:dots2="1" draw:dots2-length="0.31pt" draw:distance="0.31pt"/>
    <draw:stroke-dash draw:name="Dashed_20__28_var_29__20_119" draw:display-name="Dashed (var) 119" draw:style="rect" draw:dots1="1" draw:dots1-length="0.31pt" draw:dots2="1" draw:dots2-length="0.31pt" draw:distance="0.31pt"/>
    <draw:stroke-dash draw:name="Dashed_20__28_var_29__20_12" draw:display-name="Dashed (var) 12" draw:style="rect" draw:dots1="1" draw:dots1-length="0.31pt" draw:dots2="1" draw:dots2-length="0.31pt" draw:distance="0.31pt"/>
    <draw:stroke-dash draw:name="Dashed_20__28_var_29__20_120" draw:display-name="Dashed (var) 120" draw:style="rect" draw:dots1="1" draw:dots1-length="0.31pt" draw:dots2="1" draw:dots2-length="0.31pt" draw:distance="0.31pt"/>
    <draw:stroke-dash draw:name="Dashed_20__28_var_29__20_121" draw:display-name="Dashed (var) 121" draw:style="rect" draw:dots1="1" draw:dots1-length="0.31pt" draw:dots2="1" draw:dots2-length="0.31pt" draw:distance="0.31pt"/>
    <draw:stroke-dash draw:name="Dashed_20__28_var_29__20_122" draw:display-name="Dashed (var) 122" draw:style="rect" draw:dots1="1" draw:dots1-length="0.31pt" draw:dots2="1" draw:dots2-length="0.31pt" draw:distance="0.31pt"/>
    <draw:stroke-dash draw:name="Dashed_20__28_var_29__20_123" draw:display-name="Dashed (var) 123" draw:style="rect" draw:dots1="1" draw:dots1-length="0.31pt" draw:dots2="1" draw:dots2-length="0.31pt" draw:distance="0.31pt"/>
    <draw:stroke-dash draw:name="Dashed_20__28_var_29__20_124" draw:display-name="Dashed (var) 124" draw:style="rect" draw:dots1="1" draw:dots1-length="0.31pt" draw:dots2="1" draw:dots2-length="0.31pt" draw:distance="0.31pt"/>
    <draw:stroke-dash draw:name="Dashed_20__28_var_29__20_125" draw:display-name="Dashed (var) 125" draw:style="rect" draw:dots1="1" draw:dots1-length="0.31pt" draw:dots2="1" draw:dots2-length="0.31pt" draw:distance="0.31pt"/>
    <draw:stroke-dash draw:name="Dashed_20__28_var_29__20_126" draw:display-name="Dashed (var) 126" draw:style="rect" draw:dots1="1" draw:dots1-length="0.31pt" draw:dots2="1" draw:dots2-length="0.31pt" draw:distance="0.31pt"/>
    <draw:stroke-dash draw:name="Dashed_20__28_var_29__20_127" draw:display-name="Dashed (var) 127" draw:style="rect" draw:dots1="1" draw:dots1-length="0.31pt" draw:dots2="1" draw:dots2-length="0.31pt" draw:distance="0.31pt"/>
    <draw:stroke-dash draw:name="Dashed_20__28_var_29__20_128" draw:display-name="Dashed (var) 128" draw:style="rect" draw:dots1="1" draw:dots1-length="0.31pt" draw:dots2="1" draw:dots2-length="0.31pt" draw:distance="0.31pt"/>
    <draw:stroke-dash draw:name="Dashed_20__28_var_29__20_129" draw:display-name="Dashed (var) 129" draw:style="rect" draw:dots1="1" draw:dots1-length="0.31pt" draw:dots2="1" draw:dots2-length="0.31pt" draw:distance="0.31pt"/>
    <draw:stroke-dash draw:name="Dashed_20__28_var_29__20_13" draw:display-name="Dashed (var) 13" draw:style="rect" draw:dots1="1" draw:dots1-length="0.31pt" draw:dots2="1" draw:dots2-length="0.31pt" draw:distance="0.31pt"/>
    <draw:stroke-dash draw:name="Dashed_20__28_var_29__20_130" draw:display-name="Dashed (var) 130" draw:style="rect" draw:dots1="1" draw:dots1-length="0.31pt" draw:dots2="1" draw:dots2-length="0.31pt" draw:distance="0.31pt"/>
    <draw:stroke-dash draw:name="Dashed_20__28_var_29__20_131" draw:display-name="Dashed (var) 131" draw:style="rect" draw:dots1="1" draw:dots1-length="0.31pt" draw:dots2="1" draw:dots2-length="0.31pt" draw:distance="0.31pt"/>
    <draw:stroke-dash draw:name="Dashed_20__28_var_29__20_132" draw:display-name="Dashed (var) 132" draw:style="rect" draw:dots1="1" draw:dots1-length="0.31pt" draw:dots2="1" draw:dots2-length="0.31pt" draw:distance="0.31pt"/>
    <draw:stroke-dash draw:name="Dashed_20__28_var_29__20_133" draw:display-name="Dashed (var) 133" draw:style="rect" draw:dots1="1" draw:dots1-length="0.31pt" draw:dots2="1" draw:dots2-length="0.31pt" draw:distance="0.31pt"/>
    <draw:stroke-dash draw:name="Dashed_20__28_var_29__20_134" draw:display-name="Dashed (var) 134" draw:style="rect" draw:dots1="1" draw:dots1-length="0.31pt" draw:dots2="1" draw:dots2-length="0.31pt" draw:distance="0.31pt"/>
    <draw:stroke-dash draw:name="Dashed_20__28_var_29__20_135" draw:display-name="Dashed (var) 135" draw:style="rect" draw:dots1="1" draw:dots1-length="0.31pt" draw:dots2="1" draw:dots2-length="0.31pt" draw:distance="0.31pt"/>
    <draw:stroke-dash draw:name="Dashed_20__28_var_29__20_136" draw:display-name="Dashed (var) 136" draw:style="rect" draw:dots1="1" draw:dots1-length="0.31pt" draw:dots2="1" draw:dots2-length="0.31pt" draw:distance="0.31pt"/>
    <draw:stroke-dash draw:name="Dashed_20__28_var_29__20_137" draw:display-name="Dashed (var) 137" draw:style="rect" draw:dots1="1" draw:dots1-length="0.31pt" draw:dots2="1" draw:dots2-length="0.31pt" draw:distance="0.31pt"/>
    <draw:stroke-dash draw:name="Dashed_20__28_var_29__20_138" draw:display-name="Dashed (var) 138" draw:style="rect" draw:dots1="1" draw:dots1-length="0.31pt" draw:dots2="1" draw:dots2-length="0.31pt" draw:distance="0.31pt"/>
    <draw:stroke-dash draw:name="Dashed_20__28_var_29__20_139" draw:display-name="Dashed (var) 139" draw:style="rect" draw:dots1="1" draw:dots1-length="0.31pt" draw:dots2="1" draw:dots2-length="0.31pt" draw:distance="0.31pt"/>
    <draw:stroke-dash draw:name="Dashed_20__28_var_29__20_14" draw:display-name="Dashed (var) 14" draw:style="rect" draw:dots1="1" draw:dots1-length="0.31pt" draw:dots2="1" draw:dots2-length="0.31pt" draw:distance="0.31pt"/>
    <draw:stroke-dash draw:name="Dashed_20__28_var_29__20_140" draw:display-name="Dashed (var) 140" draw:style="rect" draw:dots1="1" draw:dots1-length="0.31pt" draw:dots2="1" draw:dots2-length="0.31pt" draw:distance="0.31pt"/>
    <draw:stroke-dash draw:name="Dashed_20__28_var_29__20_141" draw:display-name="Dashed (var) 141" draw:style="rect" draw:dots1="1" draw:dots1-length="0.31pt" draw:dots2="1" draw:dots2-length="0.31pt" draw:distance="0.31pt"/>
    <draw:stroke-dash draw:name="Dashed_20__28_var_29__20_142" draw:display-name="Dashed (var) 142" draw:style="rect" draw:dots1="1" draw:dots1-length="0.31pt" draw:dots2="1" draw:dots2-length="0.31pt" draw:distance="0.31pt"/>
    <draw:stroke-dash draw:name="Dashed_20__28_var_29__20_143" draw:display-name="Dashed (var) 143" draw:style="rect" draw:dots1="1" draw:dots1-length="0.31pt" draw:dots2="1" draw:dots2-length="0.31pt" draw:distance="0.31pt"/>
    <draw:stroke-dash draw:name="Dashed_20__28_var_29__20_144" draw:display-name="Dashed (var) 144" draw:style="rect" draw:dots1="1" draw:dots1-length="0.31pt" draw:dots2="1" draw:dots2-length="0.31pt" draw:distance="0.31pt"/>
    <draw:stroke-dash draw:name="Dashed_20__28_var_29__20_145" draw:display-name="Dashed (var) 145" draw:style="rect" draw:dots1="1" draw:dots1-length="0.31pt" draw:dots2="1" draw:dots2-length="0.31pt" draw:distance="0.31pt"/>
    <draw:stroke-dash draw:name="Dashed_20__28_var_29__20_146" draw:display-name="Dashed (var) 146" draw:style="rect" draw:dots1="1" draw:dots1-length="0.31pt" draw:dots2="1" draw:dots2-length="0.31pt" draw:distance="0.31pt"/>
    <draw:stroke-dash draw:name="Dashed_20__28_var_29__20_147" draw:display-name="Dashed (var) 147" draw:style="rect" draw:dots1="1" draw:dots1-length="0.31pt" draw:dots2="1" draw:dots2-length="0.31pt" draw:distance="0.31pt"/>
    <draw:stroke-dash draw:name="Dashed_20__28_var_29__20_148" draw:display-name="Dashed (var) 148" draw:style="rect" draw:dots1="1" draw:dots1-length="0.31pt" draw:dots2="1" draw:dots2-length="0.31pt" draw:distance="0.31pt"/>
    <draw:stroke-dash draw:name="Dashed_20__28_var_29__20_149" draw:display-name="Dashed (var) 149" draw:style="rect" draw:dots1="1" draw:dots1-length="0.31pt" draw:dots2="1" draw:dots2-length="0.31pt" draw:distance="0.31pt"/>
    <draw:stroke-dash draw:name="Dashed_20__28_var_29__20_15" draw:display-name="Dashed (var) 15" draw:style="rect" draw:dots1="1" draw:dots1-length="0.31pt" draw:dots2="1" draw:dots2-length="0.31pt" draw:distance="0.31pt"/>
    <draw:stroke-dash draw:name="Dashed_20__28_var_29__20_150" draw:display-name="Dashed (var) 150" draw:style="rect" draw:dots1="1" draw:dots1-length="0.31pt" draw:dots2="1" draw:dots2-length="0.31pt" draw:distance="0.31pt"/>
    <draw:stroke-dash draw:name="Dashed_20__28_var_29__20_151" draw:display-name="Dashed (var) 151" draw:style="rect" draw:dots1="1" draw:dots1-length="0.31pt" draw:dots2="1" draw:dots2-length="0.31pt" draw:distance="0.31pt"/>
    <draw:stroke-dash draw:name="Dashed_20__28_var_29__20_152" draw:display-name="Dashed (var) 152" draw:style="rect" draw:dots1="1" draw:dots1-length="0.31pt" draw:dots2="1" draw:dots2-length="0.31pt" draw:distance="0.31pt"/>
    <draw:stroke-dash draw:name="Dashed_20__28_var_29__20_153" draw:display-name="Dashed (var) 153" draw:style="rect" draw:dots1="1" draw:dots1-length="0.31pt" draw:dots2="1" draw:dots2-length="0.31pt" draw:distance="0.31pt"/>
    <draw:stroke-dash draw:name="Dashed_20__28_var_29__20_154" draw:display-name="Dashed (var) 154" draw:style="rect" draw:dots1="1" draw:dots1-length="0.31pt" draw:dots2="1" draw:dots2-length="0.31pt" draw:distance="0.31pt"/>
    <draw:stroke-dash draw:name="Dashed_20__28_var_29__20_155" draw:display-name="Dashed (var) 155" draw:style="rect" draw:dots1="1" draw:dots1-length="0.31pt" draw:dots2="1" draw:dots2-length="0.31pt" draw:distance="0.31pt"/>
    <draw:stroke-dash draw:name="Dashed_20__28_var_29__20_156" draw:display-name="Dashed (var) 156" draw:style="rect" draw:dots1="1" draw:dots1-length="0.31pt" draw:dots2="1" draw:dots2-length="0.31pt" draw:distance="0.31pt"/>
    <draw:stroke-dash draw:name="Dashed_20__28_var_29__20_157" draw:display-name="Dashed (var) 157" draw:style="rect" draw:dots1="1" draw:dots1-length="0.31pt" draw:dots2="1" draw:dots2-length="0.31pt" draw:distance="0.31pt"/>
    <draw:stroke-dash draw:name="Dashed_20__28_var_29__20_158" draw:display-name="Dashed (var) 158" draw:style="rect" draw:dots1="1" draw:dots1-length="0.31pt" draw:dots2="1" draw:dots2-length="0.31pt" draw:distance="0.31pt"/>
    <draw:stroke-dash draw:name="Dashed_20__28_var_29__20_159" draw:display-name="Dashed (var) 159" draw:style="rect" draw:dots1="1" draw:dots1-length="0.31pt" draw:dots2="1" draw:dots2-length="0.31pt" draw:distance="0.31pt"/>
    <draw:stroke-dash draw:name="Dashed_20__28_var_29__20_16" draw:display-name="Dashed (var) 16" draw:style="rect" draw:dots1="1" draw:dots1-length="0.31pt" draw:dots2="1" draw:dots2-length="0.31pt" draw:distance="0.31pt"/>
    <draw:stroke-dash draw:name="Dashed_20__28_var_29__20_160" draw:display-name="Dashed (var) 160" draw:style="rect" draw:dots1="1" draw:dots1-length="0.31pt" draw:dots2="1" draw:dots2-length="0.31pt" draw:distance="0.31pt"/>
    <draw:stroke-dash draw:name="Dashed_20__28_var_29__20_161" draw:display-name="Dashed (var) 161" draw:style="rect" draw:dots1="1" draw:dots1-length="0.31pt" draw:dots2="1" draw:dots2-length="0.31pt" draw:distance="0.31pt"/>
    <draw:stroke-dash draw:name="Dashed_20__28_var_29__20_162" draw:display-name="Dashed (var) 162" draw:style="rect" draw:dots1="1" draw:dots1-length="0.31pt" draw:dots2="1" draw:dots2-length="0.31pt" draw:distance="0.31pt"/>
    <draw:stroke-dash draw:name="Dashed_20__28_var_29__20_163" draw:display-name="Dashed (var) 163" draw:style="rect" draw:dots1="1" draw:dots1-length="0.31pt" draw:dots2="1" draw:dots2-length="0.31pt" draw:distance="0.31pt"/>
    <draw:stroke-dash draw:name="Dashed_20__28_var_29__20_164" draw:display-name="Dashed (var) 164" draw:style="rect" draw:dots1="1" draw:dots1-length="0.31pt" draw:dots2="1" draw:dots2-length="0.31pt" draw:distance="0.31pt"/>
    <draw:stroke-dash draw:name="Dashed_20__28_var_29__20_165" draw:display-name="Dashed (var) 165" draw:style="rect" draw:dots1="1" draw:dots1-length="0.31pt" draw:dots2="1" draw:dots2-length="0.31pt" draw:distance="0.31pt"/>
    <draw:stroke-dash draw:name="Dashed_20__28_var_29__20_166" draw:display-name="Dashed (var) 166" draw:style="rect" draw:dots1="1" draw:dots1-length="0.31pt" draw:dots2="1" draw:dots2-length="0.31pt" draw:distance="0.31pt"/>
    <draw:stroke-dash draw:name="Dashed_20__28_var_29__20_167" draw:display-name="Dashed (var) 167" draw:style="rect" draw:dots1="1" draw:dots1-length="0.31pt" draw:dots2="1" draw:dots2-length="0.31pt" draw:distance="0.31pt"/>
    <draw:stroke-dash draw:name="Dashed_20__28_var_29__20_168" draw:display-name="Dashed (var) 168" draw:style="rect" draw:dots1="1" draw:dots1-length="0.31pt" draw:dots2="1" draw:dots2-length="0.31pt" draw:distance="0.31pt"/>
    <draw:stroke-dash draw:name="Dashed_20__28_var_29__20_169" draw:display-name="Dashed (var) 169" draw:style="rect" draw:dots1="1" draw:dots1-length="0.31pt" draw:dots2="1" draw:dots2-length="0.31pt" draw:distance="0.31pt"/>
    <draw:stroke-dash draw:name="Dashed_20__28_var_29__20_17" draw:display-name="Dashed (var) 17" draw:style="rect" draw:dots1="1" draw:dots1-length="0.31pt" draw:dots2="1" draw:dots2-length="0.31pt" draw:distance="0.31pt"/>
    <draw:stroke-dash draw:name="Dashed_20__28_var_29__20_170" draw:display-name="Dashed (var) 170" draw:style="rect" draw:dots1="1" draw:dots1-length="0.31pt" draw:dots2="1" draw:dots2-length="0.31pt" draw:distance="0.31pt"/>
    <draw:stroke-dash draw:name="Dashed_20__28_var_29__20_171" draw:display-name="Dashed (var) 171" draw:style="rect" draw:dots1="1" draw:dots1-length="0.31pt" draw:dots2="1" draw:dots2-length="0.31pt" draw:distance="0.31pt"/>
    <draw:stroke-dash draw:name="Dashed_20__28_var_29__20_172" draw:display-name="Dashed (var) 172" draw:style="rect" draw:dots1="1" draw:dots1-length="0.31pt" draw:dots2="1" draw:dots2-length="0.31pt" draw:distance="0.31pt"/>
    <draw:stroke-dash draw:name="Dashed_20__28_var_29__20_173" draw:display-name="Dashed (var) 173" draw:style="rect" draw:dots1="1" draw:dots1-length="0.31pt" draw:dots2="1" draw:dots2-length="0.31pt" draw:distance="0.31pt"/>
    <draw:stroke-dash draw:name="Dashed_20__28_var_29__20_174" draw:display-name="Dashed (var) 174" draw:style="rect" draw:dots1="1" draw:dots1-length="0.31pt" draw:dots2="1" draw:dots2-length="0.31pt" draw:distance="0.31pt"/>
    <draw:stroke-dash draw:name="Dashed_20__28_var_29__20_175" draw:display-name="Dashed (var) 175" draw:style="rect" draw:dots1="1" draw:dots1-length="0.31pt" draw:dots2="1" draw:dots2-length="0.31pt" draw:distance="0.31pt"/>
    <draw:stroke-dash draw:name="Dashed_20__28_var_29__20_176" draw:display-name="Dashed (var) 176" draw:style="rect" draw:dots1="1" draw:dots1-length="0.31pt" draw:dots2="1" draw:dots2-length="0.31pt" draw:distance="0.31pt"/>
    <draw:stroke-dash draw:name="Dashed_20__28_var_29__20_177" draw:display-name="Dashed (var) 177" draw:style="rect" draw:dots1="1" draw:dots1-length="0.31pt" draw:dots2="1" draw:dots2-length="0.31pt" draw:distance="0.31pt"/>
    <draw:stroke-dash draw:name="Dashed_20__28_var_29__20_178" draw:display-name="Dashed (var) 178" draw:style="rect" draw:dots1="1" draw:dots1-length="0.31pt" draw:dots2="1" draw:dots2-length="0.31pt" draw:distance="0.31pt"/>
    <draw:stroke-dash draw:name="Dashed_20__28_var_29__20_179" draw:display-name="Dashed (var) 179" draw:style="rect" draw:dots1="1" draw:dots1-length="0.31pt" draw:dots2="1" draw:dots2-length="0.31pt" draw:distance="0.31pt"/>
    <draw:stroke-dash draw:name="Dashed_20__28_var_29__20_18" draw:display-name="Dashed (var) 18" draw:style="rect" draw:dots1="1" draw:dots1-length="0.31pt" draw:dots2="1" draw:dots2-length="0.31pt" draw:distance="0.31pt"/>
    <draw:stroke-dash draw:name="Dashed_20__28_var_29__20_180" draw:display-name="Dashed (var) 180" draw:style="rect" draw:dots1="1" draw:dots1-length="0.31pt" draw:dots2="1" draw:dots2-length="0.31pt" draw:distance="0.31pt"/>
    <draw:stroke-dash draw:name="Dashed_20__28_var_29__20_181" draw:display-name="Dashed (var) 181" draw:style="rect" draw:dots1="1" draw:dots1-length="0.31pt" draw:dots2="1" draw:dots2-length="0.31pt" draw:distance="0.31pt"/>
    <draw:stroke-dash draw:name="Dashed_20__28_var_29__20_182" draw:display-name="Dashed (var) 182" draw:style="rect" draw:dots1="1" draw:dots1-length="0.31pt" draw:dots2="1" draw:dots2-length="0.31pt" draw:distance="0.31pt"/>
    <draw:stroke-dash draw:name="Dashed_20__28_var_29__20_183" draw:display-name="Dashed (var) 183" draw:style="rect" draw:dots1="1" draw:dots1-length="0.31pt" draw:dots2="1" draw:dots2-length="0.31pt" draw:distance="0.31pt"/>
    <draw:stroke-dash draw:name="Dashed_20__28_var_29__20_184" draw:display-name="Dashed (var) 184" draw:style="rect" draw:dots1="1" draw:dots1-length="0.31pt" draw:dots2="1" draw:dots2-length="0.31pt" draw:distance="0.31pt"/>
    <draw:stroke-dash draw:name="Dashed_20__28_var_29__20_185" draw:display-name="Dashed (var) 185" draw:style="rect" draw:dots1="1" draw:dots1-length="0.31pt" draw:dots2="1" draw:dots2-length="0.31pt" draw:distance="0.31pt"/>
    <draw:stroke-dash draw:name="Dashed_20__28_var_29__20_186" draw:display-name="Dashed (var) 186" draw:style="rect" draw:dots1="1" draw:dots1-length="0.31pt" draw:dots2="1" draw:dots2-length="0.31pt" draw:distance="0.31pt"/>
    <draw:stroke-dash draw:name="Dashed_20__28_var_29__20_187" draw:display-name="Dashed (var) 187" draw:style="rect" draw:dots1="1" draw:dots1-length="0.31pt" draw:dots2="1" draw:dots2-length="0.31pt" draw:distance="0.31pt"/>
    <draw:stroke-dash draw:name="Dashed_20__28_var_29__20_188" draw:display-name="Dashed (var) 188" draw:style="rect" draw:dots1="1" draw:dots1-length="0.31pt" draw:dots2="1" draw:dots2-length="0.31pt" draw:distance="0.31pt"/>
    <draw:stroke-dash draw:name="Dashed_20__28_var_29__20_189" draw:display-name="Dashed (var) 189" draw:style="rect" draw:dots1="1" draw:dots1-length="0.31pt" draw:dots2="1" draw:dots2-length="0.31pt" draw:distance="0.31pt"/>
    <draw:stroke-dash draw:name="Dashed_20__28_var_29__20_19" draw:display-name="Dashed (var) 19" draw:style="rect" draw:dots1="1" draw:dots1-length="0.31pt" draw:dots2="1" draw:dots2-length="0.31pt" draw:distance="0.31pt"/>
    <draw:stroke-dash draw:name="Dashed_20__28_var_29__20_190" draw:display-name="Dashed (var) 190" draw:style="rect" draw:dots1="1" draw:dots1-length="0.31pt" draw:dots2="1" draw:dots2-length="0.31pt" draw:distance="0.31pt"/>
    <draw:stroke-dash draw:name="Dashed_20__28_var_29__20_191" draw:display-name="Dashed (var) 191" draw:style="rect" draw:dots1="1" draw:dots1-length="0.31pt" draw:dots2="1" draw:dots2-length="0.31pt" draw:distance="0.31pt"/>
    <draw:stroke-dash draw:name="Dashed_20__28_var_29__20_192" draw:display-name="Dashed (var) 192" draw:style="rect" draw:dots1="1" draw:dots1-length="0.31pt" draw:dots2="1" draw:dots2-length="0.31pt" draw:distance="0.31pt"/>
    <draw:stroke-dash draw:name="Dashed_20__28_var_29__20_193" draw:display-name="Dashed (var) 193" draw:style="rect" draw:dots1="1" draw:dots1-length="0.31pt" draw:dots2="1" draw:dots2-length="0.31pt" draw:distance="0.31pt"/>
    <draw:stroke-dash draw:name="Dashed_20__28_var_29__20_194" draw:display-name="Dashed (var) 194" draw:style="rect" draw:dots1="1" draw:dots1-length="0.31pt" draw:dots2="1" draw:dots2-length="0.31pt" draw:distance="0.31pt"/>
    <draw:stroke-dash draw:name="Dashed_20__28_var_29__20_195" draw:display-name="Dashed (var) 195" draw:style="rect" draw:dots1="1" draw:dots1-length="0.31pt" draw:dots2="1" draw:dots2-length="0.31pt" draw:distance="0.31pt"/>
    <draw:stroke-dash draw:name="Dashed_20__28_var_29__20_196" draw:display-name="Dashed (var) 196" draw:style="rect" draw:dots1="1" draw:dots1-length="0.31pt" draw:dots2="1" draw:dots2-length="0.31pt" draw:distance="0.31pt"/>
    <draw:stroke-dash draw:name="Dashed_20__28_var_29__20_197" draw:display-name="Dashed (var) 197" draw:style="rect" draw:dots1="1" draw:dots1-length="0.31pt" draw:dots2="1" draw:dots2-length="0.31pt" draw:distance="0.31pt"/>
    <draw:stroke-dash draw:name="Dashed_20__28_var_29__20_198" draw:display-name="Dashed (var) 198" draw:style="rect" draw:dots1="1" draw:dots1-length="0.31pt" draw:dots2="1" draw:dots2-length="0.31pt" draw:distance="0.31pt"/>
    <draw:stroke-dash draw:name="Dashed_20__28_var_29__20_199" draw:display-name="Dashed (var) 199" draw:style="rect" draw:dots1="1" draw:dots1-length="0.31pt" draw:dots2="1" draw:dots2-length="0.31pt" draw:distance="0.31pt"/>
    <draw:stroke-dash draw:name="Dashed_20__28_var_29__20_2" draw:display-name="Dashed (var) 2" draw:style="rect" draw:dots1="1" draw:dots1-length="0.31pt" draw:dots2="1" draw:dots2-length="0.31pt" draw:distance="0.31pt"/>
    <draw:stroke-dash draw:name="Dashed_20__28_var_29__20_20" draw:display-name="Dashed (var) 20" draw:style="rect" draw:dots1="1" draw:dots1-length="0.31pt" draw:dots2="1" draw:dots2-length="0.31pt" draw:distance="0.31pt"/>
    <draw:stroke-dash draw:name="Dashed_20__28_var_29__20_200" draw:display-name="Dashed (var) 200" draw:style="rect" draw:dots1="1" draw:dots1-length="0.31pt" draw:dots2="1" draw:dots2-length="0.31pt" draw:distance="0.31pt"/>
    <draw:stroke-dash draw:name="Dashed_20__28_var_29__20_201" draw:display-name="Dashed (var) 201" draw:style="rect" draw:dots1="1" draw:dots1-length="0.31pt" draw:dots2="1" draw:dots2-length="0.31pt" draw:distance="0.31pt"/>
    <draw:stroke-dash draw:name="Dashed_20__28_var_29__20_202" draw:display-name="Dashed (var) 202" draw:style="rect" draw:dots1="1" draw:dots1-length="0.31pt" draw:dots2="1" draw:dots2-length="0.31pt" draw:distance="0.31pt"/>
    <draw:stroke-dash draw:name="Dashed_20__28_var_29__20_203" draw:display-name="Dashed (var) 203" draw:style="rect" draw:dots1="1" draw:dots1-length="0.31pt" draw:dots2="1" draw:dots2-length="0.31pt" draw:distance="0.31pt"/>
    <draw:stroke-dash draw:name="Dashed_20__28_var_29__20_204" draw:display-name="Dashed (var) 204" draw:style="rect" draw:dots1="1" draw:dots1-length="0.31pt" draw:dots2="1" draw:dots2-length="0.31pt" draw:distance="0.31pt"/>
    <draw:stroke-dash draw:name="Dashed_20__28_var_29__20_205" draw:display-name="Dashed (var) 205" draw:style="rect" draw:dots1="1" draw:dots1-length="0.31pt" draw:dots2="1" draw:dots2-length="0.31pt" draw:distance="0.31pt"/>
    <draw:stroke-dash draw:name="Dashed_20__28_var_29__20_206" draw:display-name="Dashed (var) 206" draw:style="rect" draw:dots1="1" draw:dots1-length="0.31pt" draw:dots2="1" draw:dots2-length="0.31pt" draw:distance="0.31pt"/>
    <draw:stroke-dash draw:name="Dashed_20__28_var_29__20_207" draw:display-name="Dashed (var) 207" draw:style="rect" draw:dots1="1" draw:dots1-length="0.31pt" draw:dots2="1" draw:dots2-length="0.31pt" draw:distance="0.31pt"/>
    <draw:stroke-dash draw:name="Dashed_20__28_var_29__20_208" draw:display-name="Dashed (var) 208" draw:style="rect" draw:dots1="1" draw:dots1-length="0.31pt" draw:dots2="1" draw:dots2-length="0.31pt" draw:distance="0.31pt"/>
    <draw:stroke-dash draw:name="Dashed_20__28_var_29__20_209" draw:display-name="Dashed (var) 209" draw:style="rect" draw:dots1="1" draw:dots1-length="0.31pt" draw:dots2="1" draw:dots2-length="0.31pt" draw:distance="0.31pt"/>
    <draw:stroke-dash draw:name="Dashed_20__28_var_29__20_21" draw:display-name="Dashed (var) 21" draw:style="rect" draw:dots1="1" draw:dots1-length="0.31pt" draw:dots2="1" draw:dots2-length="0.31pt" draw:distance="0.31pt"/>
    <draw:stroke-dash draw:name="Dashed_20__28_var_29__20_210" draw:display-name="Dashed (var) 210" draw:style="rect" draw:dots1="1" draw:dots1-length="0.31pt" draw:dots2="1" draw:dots2-length="0.31pt" draw:distance="0.31pt"/>
    <draw:stroke-dash draw:name="Dashed_20__28_var_29__20_211" draw:display-name="Dashed (var) 211" draw:style="rect" draw:dots1="1" draw:dots1-length="0.31pt" draw:dots2="1" draw:dots2-length="0.31pt" draw:distance="0.31pt"/>
    <draw:stroke-dash draw:name="Dashed_20__28_var_29__20_212" draw:display-name="Dashed (var) 212" draw:style="rect" draw:dots1="1" draw:dots1-length="0.31pt" draw:dots2="1" draw:dots2-length="0.31pt" draw:distance="0.31pt"/>
    <draw:stroke-dash draw:name="Dashed_20__28_var_29__20_213" draw:display-name="Dashed (var) 213" draw:style="rect" draw:dots1="1" draw:dots1-length="0.31pt" draw:dots2="1" draw:dots2-length="0.31pt" draw:distance="0.31pt"/>
    <draw:stroke-dash draw:name="Dashed_20__28_var_29__20_214" draw:display-name="Dashed (var) 214" draw:style="rect" draw:dots1="1" draw:dots1-length="0.31pt" draw:dots2="1" draw:dots2-length="0.31pt" draw:distance="0.31pt"/>
    <draw:stroke-dash draw:name="Dashed_20__28_var_29__20_215" draw:display-name="Dashed (var) 215" draw:style="rect" draw:dots1="1" draw:dots1-length="0.31pt" draw:dots2="1" draw:dots2-length="0.31pt" draw:distance="0.31pt"/>
    <draw:stroke-dash draw:name="Dashed_20__28_var_29__20_216" draw:display-name="Dashed (var) 216" draw:style="rect" draw:dots1="1" draw:dots1-length="0.31pt" draw:dots2="1" draw:dots2-length="0.31pt" draw:distance="0.31pt"/>
    <draw:stroke-dash draw:name="Dashed_20__28_var_29__20_217" draw:display-name="Dashed (var) 217" draw:style="rect" draw:dots1="1" draw:dots1-length="0.31pt" draw:dots2="1" draw:dots2-length="0.31pt" draw:distance="0.31pt"/>
    <draw:stroke-dash draw:name="Dashed_20__28_var_29__20_218" draw:display-name="Dashed (var) 218" draw:style="rect" draw:dots1="1" draw:dots1-length="0.31pt" draw:dots2="1" draw:dots2-length="0.31pt" draw:distance="0.31pt"/>
    <draw:stroke-dash draw:name="Dashed_20__28_var_29__20_219" draw:display-name="Dashed (var) 219" draw:style="rect" draw:dots1="1" draw:dots1-length="0.31pt" draw:dots2="1" draw:dots2-length="0.31pt" draw:distance="0.31pt"/>
    <draw:stroke-dash draw:name="Dashed_20__28_var_29__20_22" draw:display-name="Dashed (var) 22" draw:style="rect" draw:dots1="1" draw:dots1-length="0.31pt" draw:dots2="1" draw:dots2-length="0.31pt" draw:distance="0.31pt"/>
    <draw:stroke-dash draw:name="Dashed_20__28_var_29__20_220" draw:display-name="Dashed (var) 220" draw:style="rect" draw:dots1="1" draw:dots1-length="0.31pt" draw:dots2="1" draw:dots2-length="0.31pt" draw:distance="0.31pt"/>
    <draw:stroke-dash draw:name="Dashed_20__28_var_29__20_221" draw:display-name="Dashed (var) 221" draw:style="rect" draw:dots1="1" draw:dots1-length="0.31pt" draw:dots2="1" draw:dots2-length="0.31pt" draw:distance="0.31pt"/>
    <draw:stroke-dash draw:name="Dashed_20__28_var_29__20_222" draw:display-name="Dashed (var) 222" draw:style="rect" draw:dots1="1" draw:dots1-length="0.31pt" draw:dots2="1" draw:dots2-length="0.31pt" draw:distance="0.31pt"/>
    <draw:stroke-dash draw:name="Dashed_20__28_var_29__20_223" draw:display-name="Dashed (var) 223" draw:style="rect" draw:dots1="1" draw:dots1-length="0.31pt" draw:dots2="1" draw:dots2-length="0.31pt" draw:distance="0.31pt"/>
    <draw:stroke-dash draw:name="Dashed_20__28_var_29__20_224" draw:display-name="Dashed (var) 224" draw:style="rect" draw:dots1="1" draw:dots1-length="0.31pt" draw:dots2="1" draw:dots2-length="0.31pt" draw:distance="0.31pt"/>
    <draw:stroke-dash draw:name="Dashed_20__28_var_29__20_225" draw:display-name="Dashed (var) 225" draw:style="rect" draw:dots1="1" draw:dots1-length="0.31pt" draw:dots2="1" draw:dots2-length="0.31pt" draw:distance="0.31pt"/>
    <draw:stroke-dash draw:name="Dashed_20__28_var_29__20_226" draw:display-name="Dashed (var) 226" draw:style="rect" draw:dots1="1" draw:dots1-length="0.31pt" draw:dots2="1" draw:dots2-length="0.31pt" draw:distance="0.31pt"/>
    <draw:stroke-dash draw:name="Dashed_20__28_var_29__20_227" draw:display-name="Dashed (var) 227" draw:style="rect" draw:dots1="1" draw:dots1-length="0.31pt" draw:dots2="1" draw:dots2-length="0.31pt" draw:distance="0.31pt"/>
    <draw:stroke-dash draw:name="Dashed_20__28_var_29__20_228" draw:display-name="Dashed (var) 228" draw:style="rect" draw:dots1="1" draw:dots1-length="0.31pt" draw:dots2="1" draw:dots2-length="0.31pt" draw:distance="0.31pt"/>
    <draw:stroke-dash draw:name="Dashed_20__28_var_29__20_229" draw:display-name="Dashed (var) 229" draw:style="rect" draw:dots1="1" draw:dots1-length="0.31pt" draw:dots2="1" draw:dots2-length="0.31pt" draw:distance="0.31pt"/>
    <draw:stroke-dash draw:name="Dashed_20__28_var_29__20_23" draw:display-name="Dashed (var) 23" draw:style="rect" draw:dots1="1" draw:dots1-length="0.31pt" draw:dots2="1" draw:dots2-length="0.31pt" draw:distance="0.31pt"/>
    <draw:stroke-dash draw:name="Dashed_20__28_var_29__20_230" draw:display-name="Dashed (var) 230" draw:style="rect" draw:dots1="1" draw:dots1-length="0.31pt" draw:dots2="1" draw:dots2-length="0.31pt" draw:distance="0.31pt"/>
    <draw:stroke-dash draw:name="Dashed_20__28_var_29__20_231" draw:display-name="Dashed (var) 231" draw:style="rect" draw:dots1="1" draw:dots1-length="0.31pt" draw:dots2="1" draw:dots2-length="0.31pt" draw:distance="0.31pt"/>
    <draw:stroke-dash draw:name="Dashed_20__28_var_29__20_232" draw:display-name="Dashed (var) 232" draw:style="rect" draw:dots1="1" draw:dots1-length="0.31pt" draw:dots2="1" draw:dots2-length="0.31pt" draw:distance="0.31pt"/>
    <draw:stroke-dash draw:name="Dashed_20__28_var_29__20_233" draw:display-name="Dashed (var) 233" draw:style="rect" draw:dots1="1" draw:dots1-length="0.31pt" draw:dots2="1" draw:dots2-length="0.31pt" draw:distance="0.31pt"/>
    <draw:stroke-dash draw:name="Dashed_20__28_var_29__20_234" draw:display-name="Dashed (var) 234" draw:style="rect" draw:dots1="1" draw:dots1-length="0.31pt" draw:dots2="1" draw:dots2-length="0.31pt" draw:distance="0.31pt"/>
    <draw:stroke-dash draw:name="Dashed_20__28_var_29__20_235" draw:display-name="Dashed (var) 235" draw:style="rect" draw:dots1="1" draw:dots1-length="0.31pt" draw:dots2="1" draw:dots2-length="0.31pt" draw:distance="0.31pt"/>
    <draw:stroke-dash draw:name="Dashed_20__28_var_29__20_236" draw:display-name="Dashed (var) 236" draw:style="rect" draw:dots1="1" draw:dots1-length="0.31pt" draw:dots2="1" draw:dots2-length="0.31pt" draw:distance="0.31pt"/>
    <draw:stroke-dash draw:name="Dashed_20__28_var_29__20_237" draw:display-name="Dashed (var) 237" draw:style="rect" draw:dots1="1" draw:dots1-length="0.31pt" draw:dots2="1" draw:dots2-length="0.31pt" draw:distance="0.31pt"/>
    <draw:stroke-dash draw:name="Dashed_20__28_var_29__20_238" draw:display-name="Dashed (var) 238" draw:style="rect" draw:dots1="1" draw:dots1-length="0.31pt" draw:dots2="1" draw:dots2-length="0.31pt" draw:distance="0.31pt"/>
    <draw:stroke-dash draw:name="Dashed_20__28_var_29__20_239" draw:display-name="Dashed (var) 239" draw:style="rect" draw:dots1="1" draw:dots1-length="0.31pt" draw:dots2="1" draw:dots2-length="0.31pt" draw:distance="0.31pt"/>
    <draw:stroke-dash draw:name="Dashed_20__28_var_29__20_24" draw:display-name="Dashed (var) 24" draw:style="rect" draw:dots1="1" draw:dots1-length="0.31pt" draw:dots2="1" draw:dots2-length="0.31pt" draw:distance="0.31pt"/>
    <draw:stroke-dash draw:name="Dashed_20__28_var_29__20_240" draw:display-name="Dashed (var) 240" draw:style="rect" draw:dots1="1" draw:dots1-length="0.31pt" draw:dots2="1" draw:dots2-length="0.31pt" draw:distance="0.31pt"/>
    <draw:stroke-dash draw:name="Dashed_20__28_var_29__20_241" draw:display-name="Dashed (var) 241" draw:style="rect" draw:dots1="1" draw:dots1-length="0.31pt" draw:dots2="1" draw:dots2-length="0.31pt" draw:distance="0.31pt"/>
    <draw:stroke-dash draw:name="Dashed_20__28_var_29__20_242" draw:display-name="Dashed (var) 242" draw:style="rect" draw:dots1="1" draw:dots1-length="0.31pt" draw:dots2="1" draw:dots2-length="0.31pt" draw:distance="0.31pt"/>
    <draw:stroke-dash draw:name="Dashed_20__28_var_29__20_243" draw:display-name="Dashed (var) 243" draw:style="rect" draw:dots1="1" draw:dots1-length="0.31pt" draw:dots2="1" draw:dots2-length="0.31pt" draw:distance="0.31pt"/>
    <draw:stroke-dash draw:name="Dashed_20__28_var_29__20_244" draw:display-name="Dashed (var) 244" draw:style="rect" draw:dots1="1" draw:dots1-length="0.31pt" draw:dots2="1" draw:dots2-length="0.31pt" draw:distance="0.31pt"/>
    <draw:stroke-dash draw:name="Dashed_20__28_var_29__20_245" draw:display-name="Dashed (var) 245" draw:style="rect" draw:dots1="1" draw:dots1-length="0.31pt" draw:dots2="1" draw:dots2-length="0.31pt" draw:distance="0.31pt"/>
    <draw:stroke-dash draw:name="Dashed_20__28_var_29__20_246" draw:display-name="Dashed (var) 246" draw:style="rect" draw:dots1="1" draw:dots1-length="0.31pt" draw:dots2="1" draw:dots2-length="0.31pt" draw:distance="0.31pt"/>
    <draw:stroke-dash draw:name="Dashed_20__28_var_29__20_247" draw:display-name="Dashed (var) 247" draw:style="rect" draw:dots1="1" draw:dots1-length="0.31pt" draw:dots2="1" draw:dots2-length="0.31pt" draw:distance="0.31pt"/>
    <draw:stroke-dash draw:name="Dashed_20__28_var_29__20_248" draw:display-name="Dashed (var) 248" draw:style="rect" draw:dots1="1" draw:dots1-length="0.31pt" draw:dots2="1" draw:dots2-length="0.31pt" draw:distance="0.31pt"/>
    <draw:stroke-dash draw:name="Dashed_20__28_var_29__20_249" draw:display-name="Dashed (var) 249" draw:style="rect" draw:dots1="1" draw:dots1-length="0.31pt" draw:dots2="1" draw:dots2-length="0.31pt" draw:distance="0.31pt"/>
    <draw:stroke-dash draw:name="Dashed_20__28_var_29__20_25" draw:display-name="Dashed (var) 25" draw:style="rect" draw:dots1="1" draw:dots1-length="0.31pt" draw:dots2="1" draw:dots2-length="0.31pt" draw:distance="0.31pt"/>
    <draw:stroke-dash draw:name="Dashed_20__28_var_29__20_250" draw:display-name="Dashed (var) 250" draw:style="rect" draw:dots1="1" draw:dots1-length="0.31pt" draw:dots2="1" draw:dots2-length="0.31pt" draw:distance="0.31pt"/>
    <draw:stroke-dash draw:name="Dashed_20__28_var_29__20_251" draw:display-name="Dashed (var) 251" draw:style="rect" draw:dots1="1" draw:dots1-length="0.31pt" draw:dots2="1" draw:dots2-length="0.31pt" draw:distance="0.31pt"/>
    <draw:stroke-dash draw:name="Dashed_20__28_var_29__20_252" draw:display-name="Dashed (var) 252" draw:style="rect" draw:dots1="1" draw:dots1-length="0.31pt" draw:dots2="1" draw:dots2-length="0.31pt" draw:distance="0.31pt"/>
    <draw:stroke-dash draw:name="Dashed_20__28_var_29__20_253" draw:display-name="Dashed (var) 253" draw:style="rect" draw:dots1="1" draw:dots1-length="0.31pt" draw:dots2="1" draw:dots2-length="0.31pt" draw:distance="0.31pt"/>
    <draw:stroke-dash draw:name="Dashed_20__28_var_29__20_254" draw:display-name="Dashed (var) 254" draw:style="rect" draw:dots1="1" draw:dots1-length="0.31pt" draw:dots2="1" draw:dots2-length="0.31pt" draw:distance="0.31pt"/>
    <draw:stroke-dash draw:name="Dashed_20__28_var_29__20_255" draw:display-name="Dashed (var) 255" draw:style="rect" draw:dots1="1" draw:dots1-length="0.31pt" draw:dots2="1" draw:dots2-length="0.31pt" draw:distance="0.31pt"/>
    <draw:stroke-dash draw:name="Dashed_20__28_var_29__20_256" draw:display-name="Dashed (var) 256" draw:style="rect" draw:dots1="1" draw:dots1-length="0.31pt" draw:dots2="1" draw:dots2-length="0.31pt" draw:distance="0.31pt"/>
    <draw:stroke-dash draw:name="Dashed_20__28_var_29__20_257" draw:display-name="Dashed (var) 257" draw:style="rect" draw:dots1="1" draw:dots1-length="0.31pt" draw:dots2="1" draw:dots2-length="0.31pt" draw:distance="0.31pt"/>
    <draw:stroke-dash draw:name="Dashed_20__28_var_29__20_258" draw:display-name="Dashed (var) 258" draw:style="rect" draw:dots1="1" draw:dots1-length="0.31pt" draw:dots2="1" draw:dots2-length="0.31pt" draw:distance="0.31pt"/>
    <draw:stroke-dash draw:name="Dashed_20__28_var_29__20_259" draw:display-name="Dashed (var) 259" draw:style="rect" draw:dots1="1" draw:dots1-length="0.31pt" draw:dots2="1" draw:dots2-length="0.31pt" draw:distance="0.31pt"/>
    <draw:stroke-dash draw:name="Dashed_20__28_var_29__20_26" draw:display-name="Dashed (var) 26" draw:style="rect" draw:dots1="1" draw:dots1-length="0.31pt" draw:dots2="1" draw:dots2-length="0.31pt" draw:distance="0.31pt"/>
    <draw:stroke-dash draw:name="Dashed_20__28_var_29__20_260" draw:display-name="Dashed (var) 260" draw:style="rect" draw:dots1="1" draw:dots1-length="0.31pt" draw:dots2="1" draw:dots2-length="0.31pt" draw:distance="0.31pt"/>
    <draw:stroke-dash draw:name="Dashed_20__28_var_29__20_261" draw:display-name="Dashed (var) 261" draw:style="rect" draw:dots1="1" draw:dots1-length="0.31pt" draw:dots2="1" draw:dots2-length="0.31pt" draw:distance="0.31pt"/>
    <draw:stroke-dash draw:name="Dashed_20__28_var_29__20_262" draw:display-name="Dashed (var) 262" draw:style="rect" draw:dots1="1" draw:dots1-length="0.31pt" draw:dots2="1" draw:dots2-length="0.31pt" draw:distance="0.31pt"/>
    <draw:stroke-dash draw:name="Dashed_20__28_var_29__20_263" draw:display-name="Dashed (var) 263" draw:style="rect" draw:dots1="1" draw:dots1-length="0.31pt" draw:dots2="1" draw:dots2-length="0.31pt" draw:distance="0.31pt"/>
    <draw:stroke-dash draw:name="Dashed_20__28_var_29__20_264" draw:display-name="Dashed (var) 264" draw:style="rect" draw:dots1="1" draw:dots1-length="0.31pt" draw:dots2="1" draw:dots2-length="0.31pt" draw:distance="0.31pt"/>
    <draw:stroke-dash draw:name="Dashed_20__28_var_29__20_265" draw:display-name="Dashed (var) 265" draw:style="rect" draw:dots1="1" draw:dots1-length="0.31pt" draw:dots2="1" draw:dots2-length="0.31pt" draw:distance="0.31pt"/>
    <draw:stroke-dash draw:name="Dashed_20__28_var_29__20_266" draw:display-name="Dashed (var) 266" draw:style="rect" draw:dots1="1" draw:dots1-length="0.31pt" draw:dots2="1" draw:dots2-length="0.31pt" draw:distance="0.31pt"/>
    <draw:stroke-dash draw:name="Dashed_20__28_var_29__20_267" draw:display-name="Dashed (var) 267" draw:style="rect" draw:dots1="1" draw:dots1-length="0.31pt" draw:dots2="1" draw:dots2-length="0.31pt" draw:distance="0.31pt"/>
    <draw:stroke-dash draw:name="Dashed_20__28_var_29__20_268" draw:display-name="Dashed (var) 268" draw:style="rect" draw:dots1="1" draw:dots1-length="0.31pt" draw:dots2="1" draw:dots2-length="0.31pt" draw:distance="0.31pt"/>
    <draw:stroke-dash draw:name="Dashed_20__28_var_29__20_269" draw:display-name="Dashed (var) 269" draw:style="rect" draw:dots1="1" draw:dots1-length="0.31pt" draw:dots2="1" draw:dots2-length="0.31pt" draw:distance="0.31pt"/>
    <draw:stroke-dash draw:name="Dashed_20__28_var_29__20_27" draw:display-name="Dashed (var) 27" draw:style="rect" draw:dots1="1" draw:dots1-length="0.31pt" draw:dots2="1" draw:dots2-length="0.31pt" draw:distance="0.31pt"/>
    <draw:stroke-dash draw:name="Dashed_20__28_var_29__20_270" draw:display-name="Dashed (var) 270" draw:style="rect" draw:dots1="1" draw:dots1-length="0.31pt" draw:dots2="1" draw:dots2-length="0.31pt" draw:distance="0.31pt"/>
    <draw:stroke-dash draw:name="Dashed_20__28_var_29__20_271" draw:display-name="Dashed (var) 271" draw:style="rect" draw:dots1="1" draw:dots1-length="0.31pt" draw:dots2="1" draw:dots2-length="0.31pt" draw:distance="0.31pt"/>
    <draw:stroke-dash draw:name="Dashed_20__28_var_29__20_272" draw:display-name="Dashed (var) 272" draw:style="rect" draw:dots1="1" draw:dots1-length="0.31pt" draw:dots2="1" draw:dots2-length="0.31pt" draw:distance="0.31pt"/>
    <draw:stroke-dash draw:name="Dashed_20__28_var_29__20_273" draw:display-name="Dashed (var) 273" draw:style="rect" draw:dots1="1" draw:dots1-length="0.31pt" draw:dots2="1" draw:dots2-length="0.31pt" draw:distance="0.31pt"/>
    <draw:stroke-dash draw:name="Dashed_20__28_var_29__20_274" draw:display-name="Dashed (var) 274" draw:style="rect" draw:dots1="1" draw:dots1-length="0.31pt" draw:dots2="1" draw:dots2-length="0.31pt" draw:distance="0.31pt"/>
    <draw:stroke-dash draw:name="Dashed_20__28_var_29__20_275" draw:display-name="Dashed (var) 275" draw:style="rect" draw:dots1="1" draw:dots1-length="0.31pt" draw:dots2="1" draw:dots2-length="0.31pt" draw:distance="0.31pt"/>
    <draw:stroke-dash draw:name="Dashed_20__28_var_29__20_276" draw:display-name="Dashed (var) 276" draw:style="rect" draw:dots1="1" draw:dots1-length="0.31pt" draw:dots2="1" draw:dots2-length="0.31pt" draw:distance="0.31pt"/>
    <draw:stroke-dash draw:name="Dashed_20__28_var_29__20_277" draw:display-name="Dashed (var) 277" draw:style="rect" draw:dots1="1" draw:dots1-length="0.31pt" draw:dots2="1" draw:dots2-length="0.31pt" draw:distance="0.31pt"/>
    <draw:stroke-dash draw:name="Dashed_20__28_var_29__20_278" draw:display-name="Dashed (var) 278" draw:style="rect" draw:dots1="1" draw:dots1-length="0.31pt" draw:dots2="1" draw:dots2-length="0.31pt" draw:distance="0.31pt"/>
    <draw:stroke-dash draw:name="Dashed_20__28_var_29__20_279" draw:display-name="Dashed (var) 279" draw:style="rect" draw:dots1="1" draw:dots1-length="0.31pt" draw:dots2="1" draw:dots2-length="0.31pt" draw:distance="0.31pt"/>
    <draw:stroke-dash draw:name="Dashed_20__28_var_29__20_28" draw:display-name="Dashed (var) 28" draw:style="rect" draw:dots1="1" draw:dots1-length="0.31pt" draw:dots2="1" draw:dots2-length="0.31pt" draw:distance="0.31pt"/>
    <draw:stroke-dash draw:name="Dashed_20__28_var_29__20_280" draw:display-name="Dashed (var) 280" draw:style="rect" draw:dots1="1" draw:dots1-length="0.31pt" draw:dots2="1" draw:dots2-length="0.31pt" draw:distance="0.31pt"/>
    <draw:stroke-dash draw:name="Dashed_20__28_var_29__20_281" draw:display-name="Dashed (var) 281" draw:style="rect" draw:dots1="1" draw:dots1-length="0.31pt" draw:dots2="1" draw:dots2-length="0.31pt" draw:distance="0.31pt"/>
    <draw:stroke-dash draw:name="Dashed_20__28_var_29__20_282" draw:display-name="Dashed (var) 282" draw:style="rect" draw:dots1="1" draw:dots1-length="0.31pt" draw:dots2="1" draw:dots2-length="0.31pt" draw:distance="0.31pt"/>
    <draw:stroke-dash draw:name="Dashed_20__28_var_29__20_283" draw:display-name="Dashed (var) 283" draw:style="rect" draw:dots1="1" draw:dots1-length="0.31pt" draw:dots2="1" draw:dots2-length="0.31pt" draw:distance="0.31pt"/>
    <draw:stroke-dash draw:name="Dashed_20__28_var_29__20_284" draw:display-name="Dashed (var) 284" draw:style="rect" draw:dots1="1" draw:dots1-length="0.31pt" draw:dots2="1" draw:dots2-length="0.31pt" draw:distance="0.31pt"/>
    <draw:stroke-dash draw:name="Dashed_20__28_var_29__20_285" draw:display-name="Dashed (var) 285" draw:style="rect" draw:dots1="1" draw:dots1-length="0.31pt" draw:dots2="1" draw:dots2-length="0.31pt" draw:distance="0.31pt"/>
    <draw:stroke-dash draw:name="Dashed_20__28_var_29__20_286" draw:display-name="Dashed (var) 286" draw:style="rect" draw:dots1="1" draw:dots1-length="0.31pt" draw:dots2="1" draw:dots2-length="0.31pt" draw:distance="0.31pt"/>
    <draw:stroke-dash draw:name="Dashed_20__28_var_29__20_287" draw:display-name="Dashed (var) 287" draw:style="rect" draw:dots1="1" draw:dots1-length="0.31pt" draw:dots2="1" draw:dots2-length="0.31pt" draw:distance="0.31pt"/>
    <draw:stroke-dash draw:name="Dashed_20__28_var_29__20_288" draw:display-name="Dashed (var) 288" draw:style="rect" draw:dots1="1" draw:dots1-length="0.31pt" draw:dots2="1" draw:dots2-length="0.31pt" draw:distance="0.31pt"/>
    <draw:stroke-dash draw:name="Dashed_20__28_var_29__20_289" draw:display-name="Dashed (var) 289" draw:style="rect" draw:dots1="1" draw:dots1-length="0.31pt" draw:dots2="1" draw:dots2-length="0.31pt" draw:distance="0.31pt"/>
    <draw:stroke-dash draw:name="Dashed_20__28_var_29__20_29" draw:display-name="Dashed (var) 29" draw:style="rect" draw:dots1="1" draw:dots1-length="0.31pt" draw:dots2="1" draw:dots2-length="0.31pt" draw:distance="0.31pt"/>
    <draw:stroke-dash draw:name="Dashed_20__28_var_29__20_3" draw:display-name="Dashed (var) 3" draw:style="rect" draw:dots1="1" draw:dots1-length="0.31pt" draw:dots2="1" draw:dots2-length="0.31pt" draw:distance="0.31pt"/>
    <draw:stroke-dash draw:name="Dashed_20__28_var_29__20_30" draw:display-name="Dashed (var) 30" draw:style="rect" draw:dots1="1" draw:dots1-length="0.31pt" draw:dots2="1" draw:dots2-length="0.31pt" draw:distance="0.31pt"/>
    <draw:stroke-dash draw:name="Dashed_20__28_var_29__20_31" draw:display-name="Dashed (var) 31" draw:style="rect" draw:dots1="1" draw:dots1-length="0.31pt" draw:dots2="1" draw:dots2-length="0.31pt" draw:distance="0.31pt"/>
    <draw:stroke-dash draw:name="Dashed_20__28_var_29__20_32" draw:display-name="Dashed (var) 32" draw:style="rect" draw:dots1="1" draw:dots1-length="0.31pt" draw:dots2="1" draw:dots2-length="0.31pt" draw:distance="0.31pt"/>
    <draw:stroke-dash draw:name="Dashed_20__28_var_29__20_33" draw:display-name="Dashed (var) 33" draw:style="rect" draw:dots1="1" draw:dots1-length="0.31pt" draw:dots2="1" draw:dots2-length="0.31pt" draw:distance="0.31pt"/>
    <draw:stroke-dash draw:name="Dashed_20__28_var_29__20_34" draw:display-name="Dashed (var) 34" draw:style="rect" draw:dots1="1" draw:dots1-length="0.31pt" draw:dots2="1" draw:dots2-length="0.31pt" draw:distance="0.31pt"/>
    <draw:stroke-dash draw:name="Dashed_20__28_var_29__20_35" draw:display-name="Dashed (var) 35" draw:style="rect" draw:dots1="1" draw:dots1-length="0.31pt" draw:dots2="1" draw:dots2-length="0.31pt" draw:distance="0.31pt"/>
    <draw:stroke-dash draw:name="Dashed_20__28_var_29__20_36" draw:display-name="Dashed (var) 36" draw:style="rect" draw:dots1="1" draw:dots1-length="0.31pt" draw:dots2="1" draw:dots2-length="0.31pt" draw:distance="0.31pt"/>
    <draw:stroke-dash draw:name="Dashed_20__28_var_29__20_37" draw:display-name="Dashed (var) 37" draw:style="rect" draw:dots1="1" draw:dots1-length="0.31pt" draw:dots2="1" draw:dots2-length="0.31pt" draw:distance="0.31pt"/>
    <draw:stroke-dash draw:name="Dashed_20__28_var_29__20_38" draw:display-name="Dashed (var) 38" draw:style="rect" draw:dots1="1" draw:dots1-length="0.31pt" draw:dots2="1" draw:dots2-length="0.31pt" draw:distance="0.31pt"/>
    <draw:stroke-dash draw:name="Dashed_20__28_var_29__20_39" draw:display-name="Dashed (var) 39" draw:style="rect" draw:dots1="1" draw:dots1-length="0.31pt" draw:dots2="1" draw:dots2-length="0.31pt" draw:distance="0.31pt"/>
    <draw:stroke-dash draw:name="Dashed_20__28_var_29__20_4" draw:display-name="Dashed (var) 4" draw:style="rect" draw:dots1="1" draw:dots1-length="0.31pt" draw:dots2="1" draw:dots2-length="0.31pt" draw:distance="0.31pt"/>
    <draw:stroke-dash draw:name="Dashed_20__28_var_29__20_40" draw:display-name="Dashed (var) 40" draw:style="rect" draw:dots1="1" draw:dots1-length="0.31pt" draw:dots2="1" draw:dots2-length="0.31pt" draw:distance="0.31pt"/>
    <draw:stroke-dash draw:name="Dashed_20__28_var_29__20_41" draw:display-name="Dashed (var) 41" draw:style="rect" draw:dots1="1" draw:dots1-length="0.31pt" draw:dots2="1" draw:dots2-length="0.31pt" draw:distance="0.31pt"/>
    <draw:stroke-dash draw:name="Dashed_20__28_var_29__20_42" draw:display-name="Dashed (var) 42" draw:style="rect" draw:dots1="1" draw:dots1-length="0.31pt" draw:dots2="1" draw:dots2-length="0.31pt" draw:distance="0.31pt"/>
    <draw:stroke-dash draw:name="Dashed_20__28_var_29__20_43" draw:display-name="Dashed (var) 43" draw:style="rect" draw:dots1="1" draw:dots1-length="0.31pt" draw:dots2="1" draw:dots2-length="0.31pt" draw:distance="0.31pt"/>
    <draw:stroke-dash draw:name="Dashed_20__28_var_29__20_44" draw:display-name="Dashed (var) 44" draw:style="rect" draw:dots1="1" draw:dots1-length="0.31pt" draw:dots2="1" draw:dots2-length="0.31pt" draw:distance="0.31pt"/>
    <draw:stroke-dash draw:name="Dashed_20__28_var_29__20_45" draw:display-name="Dashed (var) 45" draw:style="rect" draw:dots1="1" draw:dots1-length="0.31pt" draw:dots2="1" draw:dots2-length="0.31pt" draw:distance="0.31pt"/>
    <draw:stroke-dash draw:name="Dashed_20__28_var_29__20_46" draw:display-name="Dashed (var) 46" draw:style="rect" draw:dots1="1" draw:dots1-length="0.31pt" draw:dots2="1" draw:dots2-length="0.31pt" draw:distance="0.31pt"/>
    <draw:stroke-dash draw:name="Dashed_20__28_var_29__20_47" draw:display-name="Dashed (var) 47" draw:style="rect" draw:dots1="1" draw:dots1-length="0.31pt" draw:dots2="1" draw:dots2-length="0.31pt" draw:distance="0.31pt"/>
    <draw:stroke-dash draw:name="Dashed_20__28_var_29__20_48" draw:display-name="Dashed (var) 48" draw:style="rect" draw:dots1="1" draw:dots1-length="0.31pt" draw:dots2="1" draw:dots2-length="0.31pt" draw:distance="0.31pt"/>
    <draw:stroke-dash draw:name="Dashed_20__28_var_29__20_49" draw:display-name="Dashed (var) 49" draw:style="rect" draw:dots1="1" draw:dots1-length="0.31pt" draw:dots2="1" draw:dots2-length="0.31pt" draw:distance="0.31pt"/>
    <draw:stroke-dash draw:name="Dashed_20__28_var_29__20_5" draw:display-name="Dashed (var) 5" draw:style="rect" draw:dots1="1" draw:dots1-length="0.31pt" draw:dots2="1" draw:dots2-length="0.31pt" draw:distance="0.31pt"/>
    <draw:stroke-dash draw:name="Dashed_20__28_var_29__20_50" draw:display-name="Dashed (var) 50" draw:style="rect" draw:dots1="1" draw:dots1-length="0.31pt" draw:dots2="1" draw:dots2-length="0.31pt" draw:distance="0.31pt"/>
    <draw:stroke-dash draw:name="Dashed_20__28_var_29__20_51" draw:display-name="Dashed (var) 51" draw:style="rect" draw:dots1="1" draw:dots1-length="0.31pt" draw:dots2="1" draw:dots2-length="0.31pt" draw:distance="0.31pt"/>
    <draw:stroke-dash draw:name="Dashed_20__28_var_29__20_52" draw:display-name="Dashed (var) 52" draw:style="rect" draw:dots1="1" draw:dots1-length="0.31pt" draw:dots2="1" draw:dots2-length="0.31pt" draw:distance="0.31pt"/>
    <draw:stroke-dash draw:name="Dashed_20__28_var_29__20_53" draw:display-name="Dashed (var) 53" draw:style="rect" draw:dots1="1" draw:dots1-length="0.31pt" draw:dots2="1" draw:dots2-length="0.31pt" draw:distance="0.31pt"/>
    <draw:stroke-dash draw:name="Dashed_20__28_var_29__20_54" draw:display-name="Dashed (var) 54" draw:style="rect" draw:dots1="1" draw:dots1-length="0.31pt" draw:dots2="1" draw:dots2-length="0.31pt" draw:distance="0.31pt"/>
    <draw:stroke-dash draw:name="Dashed_20__28_var_29__20_55" draw:display-name="Dashed (var) 55" draw:style="rect" draw:dots1="1" draw:dots1-length="0.31pt" draw:dots2="1" draw:dots2-length="0.31pt" draw:distance="0.31pt"/>
    <draw:stroke-dash draw:name="Dashed_20__28_var_29__20_56" draw:display-name="Dashed (var) 56" draw:style="rect" draw:dots1="1" draw:dots1-length="0.31pt" draw:dots2="1" draw:dots2-length="0.31pt" draw:distance="0.31pt"/>
    <draw:stroke-dash draw:name="Dashed_20__28_var_29__20_57" draw:display-name="Dashed (var) 57" draw:style="rect" draw:dots1="1" draw:dots1-length="0.31pt" draw:dots2="1" draw:dots2-length="0.31pt" draw:distance="0.31pt"/>
    <draw:stroke-dash draw:name="Dashed_20__28_var_29__20_58" draw:display-name="Dashed (var) 58" draw:style="rect" draw:dots1="1" draw:dots1-length="0.31pt" draw:dots2="1" draw:dots2-length="0.31pt" draw:distance="0.31pt"/>
    <draw:stroke-dash draw:name="Dashed_20__28_var_29__20_59" draw:display-name="Dashed (var) 59" draw:style="rect" draw:dots1="1" draw:dots1-length="0.31pt" draw:dots2="1" draw:dots2-length="0.31pt" draw:distance="0.31pt"/>
    <draw:stroke-dash draw:name="Dashed_20__28_var_29__20_6" draw:display-name="Dashed (var) 6" draw:style="rect" draw:dots1="1" draw:dots1-length="0.31pt" draw:dots2="1" draw:dots2-length="0.31pt" draw:distance="0.31pt"/>
    <draw:stroke-dash draw:name="Dashed_20__28_var_29__20_60" draw:display-name="Dashed (var) 60" draw:style="rect" draw:dots1="1" draw:dots1-length="0.31pt" draw:dots2="1" draw:dots2-length="0.31pt" draw:distance="0.31pt"/>
    <draw:stroke-dash draw:name="Dashed_20__28_var_29__20_61" draw:display-name="Dashed (var) 61" draw:style="rect" draw:dots1="1" draw:dots1-length="0.31pt" draw:dots2="1" draw:dots2-length="0.31pt" draw:distance="0.31pt"/>
    <draw:stroke-dash draw:name="Dashed_20__28_var_29__20_62" draw:display-name="Dashed (var) 62" draw:style="rect" draw:dots1="1" draw:dots1-length="0.31pt" draw:dots2="1" draw:dots2-length="0.31pt" draw:distance="0.31pt"/>
    <draw:stroke-dash draw:name="Dashed_20__28_var_29__20_63" draw:display-name="Dashed (var) 63" draw:style="rect" draw:dots1="1" draw:dots1-length="0.31pt" draw:dots2="1" draw:dots2-length="0.31pt" draw:distance="0.31pt"/>
    <draw:stroke-dash draw:name="Dashed_20__28_var_29__20_64" draw:display-name="Dashed (var) 64" draw:style="rect" draw:dots1="1" draw:dots1-length="0.31pt" draw:dots2="1" draw:dots2-length="0.31pt" draw:distance="0.31pt"/>
    <draw:stroke-dash draw:name="Dashed_20__28_var_29__20_65" draw:display-name="Dashed (var) 65" draw:style="rect" draw:dots1="1" draw:dots1-length="0.31pt" draw:dots2="1" draw:dots2-length="0.31pt" draw:distance="0.31pt"/>
    <draw:stroke-dash draw:name="Dashed_20__28_var_29__20_66" draw:display-name="Dashed (var) 66" draw:style="rect" draw:dots1="1" draw:dots1-length="0.31pt" draw:dots2="1" draw:dots2-length="0.31pt" draw:distance="0.31pt"/>
    <draw:stroke-dash draw:name="Dashed_20__28_var_29__20_67" draw:display-name="Dashed (var) 67" draw:style="rect" draw:dots1="1" draw:dots1-length="0.31pt" draw:dots2="1" draw:dots2-length="0.31pt" draw:distance="0.31pt"/>
    <draw:stroke-dash draw:name="Dashed_20__28_var_29__20_68" draw:display-name="Dashed (var) 68" draw:style="rect" draw:dots1="1" draw:dots1-length="0.31pt" draw:dots2="1" draw:dots2-length="0.31pt" draw:distance="0.31pt"/>
    <draw:stroke-dash draw:name="Dashed_20__28_var_29__20_69" draw:display-name="Dashed (var) 69" draw:style="rect" draw:dots1="1" draw:dots1-length="0.31pt" draw:dots2="1" draw:dots2-length="0.31pt" draw:distance="0.31pt"/>
    <draw:stroke-dash draw:name="Dashed_20__28_var_29__20_7" draw:display-name="Dashed (var) 7" draw:style="rect" draw:dots1="1" draw:dots1-length="0.31pt" draw:dots2="1" draw:dots2-length="0.31pt" draw:distance="0.31pt"/>
    <draw:stroke-dash draw:name="Dashed_20__28_var_29__20_70" draw:display-name="Dashed (var) 70" draw:style="rect" draw:dots1="1" draw:dots1-length="0.31pt" draw:dots2="1" draw:dots2-length="0.31pt" draw:distance="0.31pt"/>
    <draw:stroke-dash draw:name="Dashed_20__28_var_29__20_71" draw:display-name="Dashed (var) 71" draw:style="rect" draw:dots1="1" draw:dots1-length="0.31pt" draw:dots2="1" draw:dots2-length="0.31pt" draw:distance="0.31pt"/>
    <draw:stroke-dash draw:name="Dashed_20__28_var_29__20_72" draw:display-name="Dashed (var) 72" draw:style="rect" draw:dots1="1" draw:dots1-length="0.31pt" draw:dots2="1" draw:dots2-length="0.31pt" draw:distance="0.31pt"/>
    <draw:stroke-dash draw:name="Dashed_20__28_var_29__20_73" draw:display-name="Dashed (var) 73" draw:style="rect" draw:dots1="1" draw:dots1-length="0.31pt" draw:dots2="1" draw:dots2-length="0.31pt" draw:distance="0.31pt"/>
    <draw:stroke-dash draw:name="Dashed_20__28_var_29__20_74" draw:display-name="Dashed (var) 74" draw:style="rect" draw:dots1="1" draw:dots1-length="0.31pt" draw:dots2="1" draw:dots2-length="0.31pt" draw:distance="0.31pt"/>
    <draw:stroke-dash draw:name="Dashed_20__28_var_29__20_75" draw:display-name="Dashed (var) 75" draw:style="rect" draw:dots1="1" draw:dots1-length="0.31pt" draw:dots2="1" draw:dots2-length="0.31pt" draw:distance="0.31pt"/>
    <draw:stroke-dash draw:name="Dashed_20__28_var_29__20_76" draw:display-name="Dashed (var) 76" draw:style="rect" draw:dots1="1" draw:dots1-length="0.31pt" draw:dots2="1" draw:dots2-length="0.31pt" draw:distance="0.31pt"/>
    <draw:stroke-dash draw:name="Dashed_20__28_var_29__20_77" draw:display-name="Dashed (var) 77" draw:style="rect" draw:dots1="1" draw:dots1-length="0.31pt" draw:dots2="1" draw:dots2-length="0.31pt" draw:distance="0.31pt"/>
    <draw:stroke-dash draw:name="Dashed_20__28_var_29__20_78" draw:display-name="Dashed (var) 78" draw:style="rect" draw:dots1="1" draw:dots1-length="0.31pt" draw:dots2="1" draw:dots2-length="0.31pt" draw:distance="0.31pt"/>
    <draw:stroke-dash draw:name="Dashed_20__28_var_29__20_79" draw:display-name="Dashed (var) 79" draw:style="rect" draw:dots1="1" draw:dots1-length="0.31pt" draw:dots2="1" draw:dots2-length="0.31pt" draw:distance="0.31pt"/>
    <draw:stroke-dash draw:name="Dashed_20__28_var_29__20_8" draw:display-name="Dashed (var) 8" draw:style="rect" draw:dots1="1" draw:dots1-length="0.31pt" draw:dots2="1" draw:dots2-length="0.31pt" draw:distance="0.31pt"/>
    <draw:stroke-dash draw:name="Dashed_20__28_var_29__20_80" draw:display-name="Dashed (var) 80" draw:style="rect" draw:dots1="1" draw:dots1-length="0.31pt" draw:dots2="1" draw:dots2-length="0.31pt" draw:distance="0.31pt"/>
    <draw:stroke-dash draw:name="Dashed_20__28_var_29__20_81" draw:display-name="Dashed (var) 81" draw:style="rect" draw:dots1="1" draw:dots1-length="0.31pt" draw:dots2="1" draw:dots2-length="0.31pt" draw:distance="0.31pt"/>
    <draw:stroke-dash draw:name="Dashed_20__28_var_29__20_82" draw:display-name="Dashed (var) 82" draw:style="rect" draw:dots1="1" draw:dots1-length="0.31pt" draw:dots2="1" draw:dots2-length="0.31pt" draw:distance="0.31pt"/>
    <draw:stroke-dash draw:name="Dashed_20__28_var_29__20_83" draw:display-name="Dashed (var) 83" draw:style="rect" draw:dots1="1" draw:dots1-length="0.31pt" draw:dots2="1" draw:dots2-length="0.31pt" draw:distance="0.31pt"/>
    <draw:stroke-dash draw:name="Dashed_20__28_var_29__20_84" draw:display-name="Dashed (var) 84" draw:style="rect" draw:dots1="1" draw:dots1-length="0.31pt" draw:dots2="1" draw:dots2-length="0.31pt" draw:distance="0.31pt"/>
    <draw:stroke-dash draw:name="Dashed_20__28_var_29__20_85" draw:display-name="Dashed (var) 85" draw:style="rect" draw:dots1="1" draw:dots1-length="0.31pt" draw:dots2="1" draw:dots2-length="0.31pt" draw:distance="0.31pt"/>
    <draw:stroke-dash draw:name="Dashed_20__28_var_29__20_86" draw:display-name="Dashed (var) 86" draw:style="rect" draw:dots1="1" draw:dots1-length="0.31pt" draw:dots2="1" draw:dots2-length="0.31pt" draw:distance="0.31pt"/>
    <draw:stroke-dash draw:name="Dashed_20__28_var_29__20_87" draw:display-name="Dashed (var) 87" draw:style="rect" draw:dots1="1" draw:dots1-length="0.31pt" draw:dots2="1" draw:dots2-length="0.31pt" draw:distance="0.31pt"/>
    <draw:stroke-dash draw:name="Dashed_20__28_var_29__20_88" draw:display-name="Dashed (var) 88" draw:style="rect" draw:dots1="1" draw:dots1-length="0.31pt" draw:dots2="1" draw:dots2-length="0.31pt" draw:distance="0.31pt"/>
    <draw:stroke-dash draw:name="Dashed_20__28_var_29__20_89" draw:display-name="Dashed (var) 89" draw:style="rect" draw:dots1="1" draw:dots1-length="0.31pt" draw:dots2="1" draw:dots2-length="0.31pt" draw:distance="0.31pt"/>
    <draw:stroke-dash draw:name="Dashed_20__28_var_29__20_9" draw:display-name="Dashed (var) 9" draw:style="rect" draw:dots1="1" draw:dots1-length="0.31pt" draw:dots2="1" draw:dots2-length="0.31pt" draw:distance="0.31pt"/>
    <draw:stroke-dash draw:name="Dashed_20__28_var_29__20_90" draw:display-name="Dashed (var) 90" draw:style="rect" draw:dots1="1" draw:dots1-length="0.31pt" draw:dots2="1" draw:dots2-length="0.31pt" draw:distance="0.31pt"/>
    <draw:stroke-dash draw:name="Dashed_20__28_var_29__20_91" draw:display-name="Dashed (var) 91" draw:style="rect" draw:dots1="1" draw:dots1-length="0.31pt" draw:dots2="1" draw:dots2-length="0.31pt" draw:distance="0.31pt"/>
    <draw:stroke-dash draw:name="Dashed_20__28_var_29__20_92" draw:display-name="Dashed (var) 92" draw:style="rect" draw:dots1="1" draw:dots1-length="0.31pt" draw:dots2="1" draw:dots2-length="0.31pt" draw:distance="0.31pt"/>
    <draw:stroke-dash draw:name="Dashed_20__28_var_29__20_93" draw:display-name="Dashed (var) 93" draw:style="rect" draw:dots1="1" draw:dots1-length="0.31pt" draw:dots2="1" draw:dots2-length="0.31pt" draw:distance="0.31pt"/>
    <draw:stroke-dash draw:name="Dashed_20__28_var_29__20_94" draw:display-name="Dashed (var) 94" draw:style="rect" draw:dots1="1" draw:dots1-length="0.31pt" draw:dots2="1" draw:dots2-length="0.31pt" draw:distance="0.31pt"/>
    <draw:stroke-dash draw:name="Dashed_20__28_var_29__20_95" draw:display-name="Dashed (var) 95" draw:style="rect" draw:dots1="1" draw:dots1-length="0.31pt" draw:dots2="1" draw:dots2-length="0.31pt" draw:distance="0.31pt"/>
    <draw:stroke-dash draw:name="Dashed_20__28_var_29__20_96" draw:display-name="Dashed (var) 96" draw:style="rect" draw:dots1="1" draw:dots1-length="0.31pt" draw:dots2="1" draw:dots2-length="0.31pt" draw:distance="0.31pt"/>
    <draw:stroke-dash draw:name="Dashed_20__28_var_29__20_97" draw:display-name="Dashed (var) 97" draw:style="rect" draw:dots1="1" draw:dots1-length="0.31pt" draw:dots2="1" draw:dots2-length="0.31pt" draw:distance="0.31pt"/>
    <draw:stroke-dash draw:name="Dashed_20__28_var_29__20_98" draw:display-name="Dashed (var) 98" draw:style="rect" draw:dots1="1" draw:dots1-length="0.31pt" draw:dots2="1" draw:dots2-length="0.31pt" draw:distance="0.31pt"/>
    <draw:stroke-dash draw:name="Dashed_20__28_var_29__20_99" draw:display-name="Dashed (var) 99" draw:style="rect" draw:dots1="1" draw:dots1-length="0.31pt" draw:dots2="1" draw:dots2-length="0.31pt" draw:distance="0.31pt"/>
    <draw:stroke-dash draw:name="長い破線" draw:style="rect" draw:dots1="1" draw:dots1-length="261%" draw:distance="142%"/>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Ｐ明朝" style:font-size-asian="10.5pt" style:language-asian="ja" style:country-asian="JP"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6pt" style:writing-mode="lr-tb"/>
      <style:text-properties style:use-window-font-color="true" style:font-name="Times New Roman" fo:font-size="12pt" fo:language="en" fo:country="US" style:letter-kerning="true" style:font-name-asian="ＭＳ Ｐ明朝" style:font-size-asian="10.5pt" style:language-asian="ja" style:country-asian="JP"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Arial" fo:font-family="Arial" style:font-family-generic="swiss" fo:font-size="14pt" style:font-name-asian="ＭＳ Ｐゴシック5" style:font-family-asian="'ＭＳ Ｐ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Arial Unicode MS4" style:font-family-complex="'Arial Unicode M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style:font-name="Times New Roman" fo:font-family="'Times New Roman'" style:font-family-generic="roman" fo:font-size="12pt" fo:font-style="italic" style:font-size-asian="12pt" style:font-style-asian="italic" style:font-name-complex="Arial Unicode MS4"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Unicode MS4" style:font-family-complex="'Arial Unicode MS'" style:font-family-generic-complex="swiss"/>
    </style:style>
    <style:style style:name="_3f__3f_" style:display-name="??" style:family="paragraph" style:default-outline-level="">
      <style:paragraph-properties fo:margin-left="0pt" fo:margin-right="0pt" fo:margin-top="0pt" fo:margin-bottom="0pt" loext:contextual-spacing="false" style:line-height-at-least="10.01pt" fo:text-align="start" style:justify-single-word="false" fo:orphans="2" fo:widows="2" fo:text-indent="0pt" style:auto-text-indent="false" style:writing-mode="lr-tb"/>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3f__3f__3f__3f__3f__3f__3f__3f__3f__3f_" style:display-name="????????????" style:family="paragraph" style:parent-style-name="_3f__3f_" style:default-outline-level="">
      <style:paragraph-properties fo:margin-left="0pt" fo:margin-right="0pt" fo:margin-top="0pt" fo:margin-bottom="0pt" loext:contextual-spacing="false" style:line-height-at-least="10.01pt" fo:text-indent="0pt"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 style:display-name="?????????" style:family="paragraph" style:parent-style-name="_3f__3f_" style:default-outline-level="">
      <style:paragraph-properties fo:margin-left="0pt" fo:margin-right="0pt" fo:margin-top="0pt" fo:margin-bottom="0pt" loext:contextual-spacing="false" style:line-height-at-least="10.01pt" fo:text-indent="0pt"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3f__3f__3f__3f_" style:display-name="?????????????" style:family="paragraph" style:parent-style-name="_3f__3f_" style:default-outline-level="">
      <style:paragraph-properties fo:margin-left="0pt" fo:margin-right="0pt" fo:margin-top="0pt" fo:margin-bottom="0pt" loext:contextual-spacing="false" style:line-height-at-least="10.01pt" fo:text-indent="0pt"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3f__3f__3f__3f__3f__3f__3f_" style:display-name="????????????????" style:family="paragraph" style:parent-style-name="_3f__3f_" style:default-outline-level="">
      <style:paragraph-properties fo:margin-left="0pt" fo:margin-right="0pt" fo:margin-top="0pt" fo:margin-bottom="0pt" loext:contextual-spacing="false" style:line-height-at-least="10.01pt" fo:text-indent="0pt"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 style:display-name="????" style:family="paragraph" style:parent-style-name="_3f__3f_" style:default-outline-level="">
      <style:paragraph-properties fo:margin-left="0pt" fo:margin-right="0pt" fo:margin-top="0pt" fo:margin-bottom="0pt" loext:contextual-spacing="false" style:line-height-at-least="10.01pt" fo:text-indent="0pt"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 style:display-name="??????" style:family="paragraph" style:parent-style-name="_3f__3f_" style:default-outline-level="">
      <style:paragraph-properties fo:margin-left="0pt" fo:margin-right="0pt" fo:margin-top="0pt" fo:margin-bottom="0pt" loext:contextual-spacing="false" style:line-height-at-least="10.01pt" fo:text-align="start" style:justify-single-word="false" fo:text-indent="0pt"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 style:display-name="???????" style:family="paragraph" style:parent-style-name="_3f__3f_" style:default-outline-level="">
      <style:paragraph-properties fo:margin-left="0pt" fo:margin-right="0pt" fo:margin-top="0pt" fo:margin-bottom="0pt" loext:contextual-spacing="false" style:line-height-at-least="10.01pt" fo:text-indent="17.01pt"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20_1" style:display-name="???? 1" style:family="paragraph" style:parent-style-name="_3f__3f_" style:default-outline-level="">
      <style:paragraph-properties fo:margin-left="0pt" fo:margin-right="0pt" fo:margin-top="0pt" fo:margin-bottom="0pt" loext:contextual-spacing="false" style:line-height-at-least="10.01pt" fo:text-align="center" style:justify-single-word="false" fo:text-indent="0pt"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20_2" style:display-name="???? 2" style:family="paragraph" style:parent-style-name="_3f__3f_" style:default-outline-level="">
      <style:paragraph-properties fo:margin-left="0pt" fo:margin-right="5.64pt" fo:margin-top="2.86pt" fo:margin-bottom="2.86pt" loext:contextual-spacing="false" style:line-height-at-least="10.01pt" fo:text-align="center" style:justify-single-word="false" fo:text-indent="0pt"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 style:display-name="???" style:family="paragraph" style:parent-style-name="_3f__3f_" style:default-outline-level="">
      <style:paragraph-properties fo:margin-left="0pt" fo:margin-right="0pt" fo:margin-top="11.91pt" fo:margin-bottom="5.95pt" loext:contextual-spacing="false" style:line-height-at-least="10.01pt" fo:text-indent="0pt"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20_1" style:display-name="??? 1" style:family="paragraph" style:parent-style-name="_3f__3f_" style:default-outline-level="">
      <style:paragraph-properties fo:margin-left="0pt" fo:margin-right="0pt" fo:margin-top="11.91pt" fo:margin-bottom="5.95pt" loext:contextual-spacing="false" style:line-height-at-least="10.01pt" fo:text-indent="0pt"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20_2" style:display-name="??? 2" style:family="paragraph" style:parent-style-name="_3f__3f_" style:default-outline-level="">
      <style:paragraph-properties fo:margin-left="0pt" fo:margin-right="0pt" fo:margin-top="11.91pt" fo:margin-bottom="5.95pt" loext:contextual-spacing="false" style:line-height-at-least="10.01pt" fo:text-indent="0pt"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7e_LT_7e_Gliederung_20_1" style:display-name="??~LT~Gliederung 1" style:family="paragraph" style:default-outline-level="">
      <style:paragraph-properties fo:margin-top="0pt" fo:margin-bottom="14.14pt" loext:contextual-spacing="false" fo:text-align="start" style:justify-single-word="false" fo:orphans="2" fo:widows="2" style:writing-mode="lr-tb"/>
      <style:text-properties fo:color="#000000" style:text-outline="false" style:text-line-through-style="none" style:text-line-through-type="none" style:font-name="Arial Unicode MS" fo:font-family="'Arial Unicode MS'" style:font-family-generic="roman"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7e_LT_7e_Gliederung_20_2" style:display-name="??~LT~Gliederung 2" style:family="paragraph" style:parent-style-name="_3f__3f__7e_LT_7e_Gliederung_20_1" style:default-outline-level="">
      <style:paragraph-properties fo:margin-top="0pt" fo:margin-bottom="11.34pt" loext:contextual-spacing="false"/>
      <style:text-properties fo:color="#000000" style:text-outline="false" style:text-line-through-style="none" style:text-line-through-type="none" style:font-name="Arial Unicode MS" fo:font-family="'Arial Unicode M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_3f__3f__7e_LT_7e_Gliederung_20_3" style:display-name="??~LT~Gliederung 3" style:family="paragraph" style:parent-style-name="_3f__3f__7e_LT_7e_Gliederung_20_2" style:default-outline-level="">
      <style:paragraph-properties fo:margin-top="0pt" fo:margin-bottom="8.5pt" loext:contextual-spacing="false"/>
      <style:text-properties fo:color="#000000" style:text-outline="false" style:text-line-through-style="none" style:text-line-through-type="none" style:font-name="Arial Unicode MS" fo:font-family="'Arial Unicode M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_3f__3f__7e_LT_7e_Gliederung_20_4" style:display-name="??~LT~Gliederung 4" style:family="paragraph" style:parent-style-name="_3f__3f__7e_LT_7e_Gliederung_20_3" style:default-outline-level="">
      <style:paragraph-properties fo:margin-top="0pt" fo:margin-bottom="5.64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Gliederung_20_5" style:display-name="??~LT~Gliederung 5" style:family="paragraph" style:parent-style-name="_3f__3f__7e_LT_7e_Gliederung_20_4" style:default-outline-level="">
      <style:paragraph-properties fo:margin-top="0pt" fo:margin-bottom="2.86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Gliederung_20_6" style:display-name="??~LT~Gliederung 6" style:family="paragraph" style:parent-style-name="_3f__3f__7e_LT_7e_Gliederung_20_5" style:default-outline-level="">
      <style:paragraph-properties fo:margin-top="0pt" fo:margin-bottom="2.86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Gliederung_20_7" style:display-name="??~LT~Gliederung 7" style:family="paragraph" style:parent-style-name="_3f__3f__7e_LT_7e_Gliederung_20_6" style:default-outline-level="">
      <style:paragraph-properties fo:margin-top="0pt" fo:margin-bottom="2.86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Gliederung_20_8" style:display-name="??~LT~Gliederung 8" style:family="paragraph" style:parent-style-name="_3f__3f__7e_LT_7e_Gliederung_20_7" style:default-outline-level="">
      <style:paragraph-properties fo:margin-top="0pt" fo:margin-bottom="2.86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Gliederung_20_9" style:display-name="??~LT~Gliederung 9" style:family="paragraph" style:parent-style-name="_3f__3f__7e_LT_7e_Gliederung_20_8" style:default-outline-level="">
      <style:paragraph-properties fo:margin-top="0pt" fo:margin-bottom="2.86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Titel" style:display-nam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 Unicode MS" fo:font-family="'Arial Unicode MS'" style:font-family-generic="roman"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7e_LT_7e_Untertitel" style:display-name="??~LT~Untertitel" style:family="paragraph" style:default-outline-level="">
      <style:paragraph-properties fo:margin-left="0pt" fo:margin-right="0pt" fo:text-align="center" style:justify-single-word="false" fo:orphans="2" fo:widows="2" fo:text-indent="0pt" style:auto-text-indent="false" style:writing-mode="lr-tb"/>
      <style:text-properties fo:color="#000000" style:text-outline="false" style:text-line-through-style="none" style:text-line-through-type="none" style:font-name="Arial Unicode MS" fo:font-family="'Arial Unicode MS'"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7e_LT_7e_Notizen" style:display-name="??~LT~Notizen" style:family="paragraph" style:default-outline-level="">
      <style:paragraph-properties fo:margin-left="17.01pt" fo:margin-right="0pt" fo:text-align="start" style:justify-single-word="false" fo:orphans="2" fo:widows="2" fo:text-indent="-17.01pt" style:auto-text-indent="false" style:writing-mode="lr-tb"/>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7e_LT_7e_Hintergrundobjekte" style:display-nam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_3f__3f__7e_LT_7e_Hintergrund" style:display-nam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pt" fo:margin-right="0pt" fo:margin-top="0pt" fo:margin-bottom="0pt" loext:contextual-spacing="false" style:line-height-at-least="10.01pt" fo:text-align="start" style:justify-single-word="false" fo:orphans="2" fo:widows="2" fo:text-indent="0pt" style:auto-text-indent="false" style:writing-mode="lr-tb"/>
      <style:text-properties fo:color="#000000" style:font-name="Arial Unicode MS" fo:font-family="'Arial Unicode MS'" style:font-family-generic="roman" fo:font-size="18pt" style:letter-kerning="true"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gray2"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gray3"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bw1"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bw2"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bw3"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orange1"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orange2"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orange3"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turquoise1"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turquoise2"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turquoise3"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blue1"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blue2"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blue3"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sun1"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sun2"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sun3"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earth1"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earth2"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earth3"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green1"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green2"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green3"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seetang1"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seetang2"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seetang3"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lightblue1"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lightblue2"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lightblue3"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yellow1"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yellow2"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yellow3"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_3f__3f__3f__3f__3f__3f__20_1" style:display-name="?????? 1" style:family="paragraph" style:default-outline-level="">
      <style:paragraph-properties fo:margin-top="0pt" fo:margin-bottom="14.14pt" loext:contextual-spacing="false" fo:text-align="start" style:justify-single-word="false" fo:orphans="2" fo:widows="2" style:writing-mode="lr-tb"/>
      <style:text-properties fo:color="#000000" style:text-outline="false" style:text-line-through-style="none" style:text-line-through-type="none" style:font-name="Arial Unicode MS" fo:font-family="'Arial Unicode MS'" style:font-family-generic="roman"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3f__3f__3f__3f__20_2" style:display-name="?????? 2" style:family="paragraph" style:parent-style-name="_3f__3f__3f__3f__3f__3f__20_1" style:default-outline-level="">
      <style:paragraph-properties fo:margin-top="0pt" fo:margin-bottom="11.34pt" loext:contextual-spacing="false"/>
      <style:text-properties fo:color="#000000" style:text-outline="false" style:text-line-through-style="none" style:text-line-through-type="none" style:font-name="Arial Unicode MS" fo:font-family="'Arial Unicode M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_3f__3f__3f__3f__3f__3f__20_3" style:display-name="?????? 3" style:family="paragraph" style:parent-style-name="_3f__3f__3f__3f__3f__3f__20_2" style:default-outline-level="">
      <style:paragraph-properties fo:margin-top="0pt" fo:margin-bottom="8.5pt" loext:contextual-spacing="false"/>
      <style:text-properties fo:color="#000000" style:text-outline="false" style:text-line-through-style="none" style:text-line-through-type="none" style:font-name="Arial Unicode MS" fo:font-family="'Arial Unicode M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_3f__3f__3f__3f__3f__3f__20_4" style:display-name="?????? 4" style:family="paragraph" style:parent-style-name="_3f__3f__3f__3f__3f__3f__20_3" style:default-outline-level="">
      <style:paragraph-properties fo:margin-top="0pt" fo:margin-bottom="5.64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5" style:display-name="?????? 5" style:family="paragraph" style:parent-style-name="_3f__3f__3f__3f__3f__3f__20_4" style:default-outline-level="">
      <style:paragraph-properties fo:margin-top="0pt" fo:margin-bottom="2.86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6" style:display-name="?????? 6" style:family="paragraph" style:parent-style-name="_3f__3f__3f__3f__3f__3f__20_5" style:default-outline-level="">
      <style:paragraph-properties fo:margin-top="0pt" fo:margin-bottom="2.86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7" style:display-name="?????? 7" style:family="paragraph" style:parent-style-name="_3f__3f__3f__3f__3f__3f__20_6" style:default-outline-level="">
      <style:paragraph-properties fo:margin-top="0pt" fo:margin-bottom="2.86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8" style:display-name="?????? 8" style:family="paragraph" style:parent-style-name="_3f__3f__3f__3f__3f__3f__20_7" style:default-outline-level="">
      <style:paragraph-properties fo:margin-top="0pt" fo:margin-bottom="2.86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9" style:display-name="?????? 9" style:family="paragraph" style:parent-style-name="_3f__3f__3f__3f__3f__3f__20_8" style:default-outline-level="">
      <style:paragraph-properties fo:margin-top="0pt" fo:margin-bottom="2.86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_3f__3f_" style:display-name="?????? ??" style:family="paragraph" style:parent-style-name="_3f__3f_" style:default-outline-level="">
      <style:paragraph-properties fo:margin-left="0pt" fo:margin-right="0pt" fo:margin-top="0pt" fo:margin-bottom="0pt" loext:contextual-spacing="false" style:line-height-at-least="10.01pt" fo:text-indent="0pt"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5f__7e_LT_7e_Gliederung_20_1" style:display-name="??_~LT~Gliederung 1" style:family="paragraph" style:default-outline-level="">
      <style:paragraph-properties fo:margin-top="0pt" fo:margin-bottom="14.14pt" loext:contextual-spacing="false" fo:text-align="start" style:justify-single-word="false" fo:orphans="2" fo:widows="2" style:writing-mode="lr-tb"/>
      <style:text-properties fo:color="#000000" style:text-outline="false" style:text-line-through-style="none" style:text-line-through-type="none" style:font-name="Arial Unicode MS" fo:font-family="'Arial Unicode MS'" style:font-family-generic="roman"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5f__7e_LT_7e_Gliederung_20_2" style:display-name="??_~LT~Gliederung 2" style:family="paragraph" style:parent-style-name="_3f__3f__5f__7e_LT_7e_Gliederung_20_1" style:default-outline-level="">
      <style:paragraph-properties fo:margin-top="0pt" fo:margin-bottom="11.34pt" loext:contextual-spacing="false"/>
      <style:text-properties fo:color="#000000" style:text-outline="false" style:text-line-through-style="none" style:text-line-through-type="none" style:font-name="Arial Unicode MS" fo:font-family="'Arial Unicode M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_3f__3f__5f__7e_LT_7e_Gliederung_20_3" style:display-name="??_~LT~Gliederung 3" style:family="paragraph" style:parent-style-name="_3f__3f__5f__7e_LT_7e_Gliederung_20_2" style:default-outline-level="">
      <style:paragraph-properties fo:margin-top="0pt" fo:margin-bottom="8.5pt" loext:contextual-spacing="false"/>
      <style:text-properties fo:color="#000000" style:text-outline="false" style:text-line-through-style="none" style:text-line-through-type="none" style:font-name="Arial Unicode MS" fo:font-family="'Arial Unicode M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_3f__3f__5f__7e_LT_7e_Gliederung_20_4" style:display-name="??_~LT~Gliederung 4" style:family="paragraph" style:parent-style-name="_3f__3f__5f__7e_LT_7e_Gliederung_20_3" style:default-outline-level="">
      <style:paragraph-properties fo:margin-top="0pt" fo:margin-bottom="5.64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Gliederung_20_5" style:display-name="??_~LT~Gliederung 5" style:family="paragraph" style:parent-style-name="_3f__3f__5f__7e_LT_7e_Gliederung_20_4" style:default-outline-level="">
      <style:paragraph-properties fo:margin-top="0pt" fo:margin-bottom="2.86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Gliederung_20_6" style:display-name="??_~LT~Gliederung 6" style:family="paragraph" style:parent-style-name="_3f__3f__5f__7e_LT_7e_Gliederung_20_5" style:default-outline-level="">
      <style:paragraph-properties fo:margin-top="0pt" fo:margin-bottom="2.86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Gliederung_20_7" style:display-name="??_~LT~Gliederung 7" style:family="paragraph" style:parent-style-name="_3f__3f__5f__7e_LT_7e_Gliederung_20_6" style:default-outline-level="">
      <style:paragraph-properties fo:margin-top="0pt" fo:margin-bottom="2.86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Gliederung_20_8" style:display-name="??_~LT~Gliederung 8" style:family="paragraph" style:parent-style-name="_3f__3f__5f__7e_LT_7e_Gliederung_20_7" style:default-outline-level="">
      <style:paragraph-properties fo:margin-top="0pt" fo:margin-bottom="2.86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Gliederung_20_9" style:display-name="??_~LT~Gliederung 9" style:family="paragraph" style:parent-style-name="_3f__3f__5f__7e_LT_7e_Gliederung_20_8" style:default-outline-level="">
      <style:paragraph-properties fo:margin-top="0pt" fo:margin-bottom="2.86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Titel" style:display-name="??_~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 Unicode MS" fo:font-family="'Arial Unicode MS'" style:font-family-generic="roman"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5f__7e_LT_7e_Untertitel" style:display-name="??_~LT~Untertitel" style:family="paragraph" style:default-outline-level="">
      <style:paragraph-properties fo:margin-left="0pt" fo:margin-right="0pt" fo:text-align="center" style:justify-single-word="false" fo:orphans="2" fo:widows="2" fo:text-indent="0pt" style:auto-text-indent="false" style:writing-mode="lr-tb"/>
      <style:text-properties fo:color="#000000" style:text-outline="false" style:text-line-through-style="none" style:text-line-through-type="none" style:font-name="Arial Unicode MS" fo:font-family="'Arial Unicode MS'"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5f__7e_LT_7e_Notizen" style:display-name="??_~LT~Notizen" style:family="paragraph" style:default-outline-level="">
      <style:paragraph-properties fo:margin-left="17.01pt" fo:margin-right="0pt" fo:text-align="start" style:justify-single-word="false" fo:orphans="2" fo:widows="2" fo:text-indent="-17.01pt" style:auto-text-indent="false" style:writing-mode="lr-tb"/>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5f__7e_LT_7e_Hintergrundobjekte" style:display-name="??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_3f__3f__5f__7e_LT_7e_Hintergrund" style:display-name="??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612pt" fo:page-height="792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style:page-layout style:name="Mpm2">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layout-properties fo:page-width="612pt" fo:page-height="792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8T13:58:24.164607000</meta:creation-date>
    <meta:generator>LibreOffice/4.3.2.2$MacOSX_X86_64 LibreOffice_project/edfb5295ba211bd31ad47d0bad0118690f76407d</meta:generator>
    <dc:date>2015-07-05T18:05:44.250893000</dc:date>
    <meta:editing-duration>PT17H22M54S</meta:editing-duration>
    <meta:editing-cycles>96</meta:editing-cycles>
    <meta:document-statistic meta:table-count="0" meta:image-count="0" meta:object-count="0" meta:page-count="17" meta:paragraph-count="19" meta:word-count="31" meta:character-count="31" meta:non-whitespace-character-count="31"/>
  </office:meta>
</office:document-meta>
</file>